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8.098in"/>
    </style:style>
    <style:style style:name="co3" style:family="table-column">
      <style:table-column-properties fo:break-before="auto" style:column-width="7.139in"/>
    </style:style>
    <style:style style:name="co4" style:family="table-column">
      <style:table-column-properties fo:break-before="auto" style:column-width="8.502in"/>
    </style:style>
    <style:style style:name="ro1" style:family="table-row">
      <style:table-row-properties style:row-height="0.3409in" fo:break-before="auto" style:use-optimal-row-height="true"/>
    </style:style>
    <style:style style:name="ro2" style:family="table-row">
      <style:table-row-properties style:row-height="1.1339in" fo:break-before="auto" style:use-optimal-row-height="true"/>
    </style:style>
    <style:style style:name="ro3" style:family="table-row">
      <style:table-row-properties style:row-height="0.6583in" fo:break-before="auto" style:use-optimal-row-height="true"/>
    </style:style>
    <style:style style:name="ro4" style:family="table-row">
      <style:table-row-properties style:row-height="0.9752in" fo:break-before="auto" style:use-optimal-row-height="true"/>
    </style:style>
    <style:style style:name="ro5" style:family="table-row">
      <style:table-row-properties style:row-height="0.8165in" fo:break-before="auto" style:use-optimal-row-height="true"/>
    </style:style>
    <style:style style:name="ro6" style:family="table-row">
      <style:table-row-properties style:row-height="2.0846in" fo:break-before="auto" style:use-optimal-row-height="true"/>
    </style:style>
    <style:style style:name="ro7" style:family="table-row">
      <style:table-row-properties style:row-height="4.1457in" fo:break-before="auto" style:use-optimal-row-height="true"/>
    </style:style>
    <style:style style:name="ro8" style:family="table-row">
      <style:table-row-properties style:row-height="1.4508in" fo:break-before="auto" style:use-optimal-row-height="true"/>
    </style:style>
    <style:style style:name="ro9" style:family="table-row">
      <style:table-row-properties style:row-height="0.9634in" fo:break-before="auto" style:use-optimal-row-height="true"/>
    </style:style>
    <style:style style:name="ro10" style:family="table-row">
      <style:table-row-properties style:row-height="1.2925in" fo:break-before="auto" style:use-optimal-row-height="true"/>
    </style:style>
    <style:style style:name="ro11" style:family="table-row">
      <style:table-row-properties style:row-height="2.402in" fo:break-before="auto" style:use-optimal-row-height="true"/>
    </style:style>
    <style:style style:name="ro1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number-columns-repeated="4" table:default-cell-style-name="ce1"/>
        <table:table-column table:style-name="co1" table:default-cell-style-name="ce3"/>
        <table:table-column table:style-name="co1" table:default-cell-style-name="ce1"/>
        <table:table-column table:style-name="co2" table:default-cell-style-name="ce1"/>
        <table:table-column table:style-name="co1" table:number-columns-repeated="8" table:default-cell-style-name="ce1"/>
        <table:table-column table:style-name="co1" table:default-cell-style-name="ce3"/>
        <table:table-column table:style-name="co1" table:default-cell-style-name="ce1"/>
        <table:table-column table:style-name="co3" table:default-cell-style-name="ce3"/>
        <table:table-column table:style-name="co1" table:number-columns-repeated="2" table:default-cell-style-name="Default"/>
        <table:table-column table:style-name="co1" table:number-columns-repeated="2" table:default-cell-style-name="ce3"/>
        <table:table-column table:style-name="co4" table:default-cell-style-name="ce3"/>
        <table:table-column table:style-name="co1" table:number-columns-repeated="8" table:default-cell-style-name="ce3"/>
        <table:table-row table:style-name="ro1">
          <table:table-cell office:value-type="string" calcext:value-type="string">
            <text:p>First Name</text:p>
          </table:table-cell>
          <table:table-cell office:value-type="string" calcext:value-type="string">
            <text:p>Last Name</text:p>
          </table:table-cell>
          <table:table-cell office:value-type="string" calcext:value-type="string">
            <text:p>Party</text:p>
          </table:table-cell>
          <table:table-cell office:value-type="string" calcext:value-type="string">
            <text:p>State</text:p>
          </table:table-cell>
          <table:table-cell/>
          <table:table-cell office:value-type="string" calcext:value-type="string">
            <text:p>Stance</text:p>
          </table:table-cell>
          <table:table-cell office:value-type="string" calcext:value-type="string">
            <text:p>Statement</text:p>
          </table:table-cell>
          <table:table-cell office:value-type="string" calcext:value-type="string">
            <text:p>Statement Link</text:p>
          </table:table-cell>
          <table:table-cell office:value-type="string" calcext:value-type="string">
            <text:p>Reelection Year</text:p>
          </table:table-cell>
          <table:table-cell office:value-type="string" calcext:value-type="string">
            <text:p>Address</text:p>
          </table:table-cell>
          <table:table-cell office:value-type="string" calcext:value-type="string">
            <text:p>Phone Number</text:p>
          </table:table-cell>
          <table:table-cell office:value-type="string" calcext:value-type="string">
            <text:p>Local Office Number</text:p>
          </table:table-cell>
          <table:table-cell office:value-type="string" calcext:value-type="string">
            <text:p>Email/Contact Form</text:p>
          </table:table-cell>
          <table:table-cell office:value-type="string" calcext:value-type="string">
            <text:p>Twitter Link</text:p>
          </table:table-cell>
          <table:table-cell office:value-type="string" calcext:value-type="string">
            <text:p>Handle</text:p>
          </table:table-cell>
          <table:table-cell table:style-name="ce1" office:value-type="string" calcext:value-type="string">
            <text:p>Press/Campaign Handle</text:p>
          </table:table-cell>
          <table:table-cell office:value-type="string" calcext:value-type="string">
            <text:p>Local Office Address</text:p>
          </table:table-cell>
          <table:table-cell table:style-name="ce1" office:value-type="string" calcext:value-type="string">
            <text:p>Previous Contradictory Statement</text:p>
          </table:table-cell>
          <table:table-cell table:number-columns-repeated="13"/>
        </table:table-row>
        <table:table-row table:style-name="ro2">
          <table:table-cell office:value-type="string" calcext:value-type="string">
            <text:p>Lisa</text:p>
          </table:table-cell>
          <table:table-cell office:value-type="string" calcext:value-type="string">
            <text:p>Murkowski</text:p>
          </table:table-cell>
          <table:table-cell office:value-type="string" calcext:value-type="string">
            <text:p>R</text:p>
          </table:table-cell>
          <table:table-cell office:value-type="string" calcext:value-type="string">
            <text:p>AK</text:p>
          </table:table-cell>
          <table:table-cell/>
          <table:table-cell office:value-type="string" calcext:value-type="string">
            <text:p>Neutral</text:p>
          </table:table-cell>
          <table:table-cell office:value-type="string" calcext:value-type="string">
            <text:p>All weekend long my staff and I have been monitoring implementation of President Trump's recent EO related to immigration - consulting wiht both the Dept. of Homeland Security and stakeholders in Alaska. Like others, we are trying to understand the remifications of this action, including the suspension of the refugee resettlement program and its impact on Alaskans and those coming to our community. We have spoken with Catholic Social Services of Alaska about the effect of the EO in our state. President Trump has made it clear that the security of Americans is his top priority. I agree. I also believe U.S. immigration policy must strike a balance between national security and our values as Americans and that how we implement policy matters. I will be pressing the Administration to address the needs of those impacted by the implementation of this order while we work on the broader policy.</text:p>
          </table:table-cell>
          <table:table-cell office:value-type="string" calcext:value-type="string">
            <text:p><text:a xlink:href="https://www.google.com/url?q=https://twitter.com/lisamurkowski/status/826132913683124225&amp;sa=D&amp;ust=1486060514335000&amp;usg=AFQjCNGhDX_FeKAaGglefb1_a5m60mFw9g" xlink:type="simple">https://twitter.com/lisamurkowski/status/826132913683124225</text:a></text:p>
          </table:table-cell>
          <table:table-cell office:value-type="float" office:value="2022" calcext:value-type="float">
            <text:p>2022</text:p>
          </table:table-cell>
          <table:table-cell office:value-type="string" calcext:value-type="string">
            <text:p>709 Hart Senate Office Building</text:p>
          </table:table-cell>
          <table:table-cell office:value-type="string" calcext:value-type="string">
            <text:p>202-224-6665</text:p>
          </table:table-cell>
          <table:table-cell office:value-type="string" calcext:value-type="string">
            <text:p>907-271-3735</text:p>
          </table:table-cell>
          <table:table-cell office:value-type="string" calcext:value-type="string">
            <text:p><text:a xlink:href="https://www.google.com/url?q=https://www.murkowski.senate.gov/public/index.cfm/contact&amp;sa=D&amp;ust=1486060514335000&amp;usg=AFQjCNH96OpLzlUkLuhSj2b9DbTtmA_tew" xlink:type="simple">https://www.murkowski.senate.gov/public/index.cfm/contact</text:a></text:p>
          </table:table-cell>
          <table:table-cell office:value-type="string" calcext:value-type="string">
            <text:p><text:a xlink:href="https://www.google.com/url?q=https://twitter.com/lisamurkowski&amp;sa=D&amp;ust=1486060514335000&amp;usg=AFQjCNHlDCibfPrp2MGu1_eXT5pZx-xHBw" xlink:type="simple">https://twitter.com/lisamurkowski</text:a></text:p>
          </table:table-cell>
          <table:table-cell office:value-type="string" calcext:value-type="string">
            <text:p><text:a xlink:href="https://www.google.com/url?q=https://twitter.com/lisamurkowski&amp;sa=D&amp;ust=1486060514335000&amp;usg=AFQjCNHlDCibfPrp2MGu1_eXT5pZx-xHBw" xlink:type="simple">@lisamurkowski</text:a></text:p>
          </table:table-cell>
          <table:table-cell/>
          <table:table-cell office:value-type="string" calcext:value-type="string">
            <text:p>510 L Street, Suite 600, Anchorage, AK 99501</text:p>
          </table:table-cell>
          <table:table-cell table:number-columns-repeated="14"/>
        </table:table-row>
        <table:table-row table:style-name="ro3">
          <table:table-cell office:value-type="string" calcext:value-type="string">
            <text:p>Dan</text:p>
          </table:table-cell>
          <table:table-cell office:value-type="string" calcext:value-type="string">
            <text:p>Sullivan</text:p>
          </table:table-cell>
          <table:table-cell office:value-type="string" calcext:value-type="string">
            <text:p>R</text:p>
          </table:table-cell>
          <table:table-cell office:value-type="string" calcext:value-type="string">
            <text:p>AK</text:p>
          </table:table-cell>
          <table:table-cell/>
          <table:table-cell office:value-type="string" calcext:value-type="string">
            <text:p>Support</text:p>
          </table:table-cell>
          <table:table-cell office:value-type="string" calcext:value-type="string">
            <text:p>Excerpt - The temporary restrictions, which I support, will be in place until our vetting and screening system is thoroughly reexamined to ensure terrorists aren’t entering our country. </text:p>
          </table:table-cell>
          <table:table-cell office:value-type="string" calcext:value-type="string">
            <text:p><text:a xlink:href="https://www.google.com/url?q=https://www.facebook.com/SenDanSullivan/&amp;sa=D&amp;ust=1486060514336000&amp;usg=AFQjCNHRP9AgTDT0NTYPdhrrwWH6zr9o6w" xlink:type="simple">https://www.facebook.com/SenDanSullivan/</text:a></text:p>
          </table:table-cell>
          <table:table-cell office:value-type="float" office:value="2020" calcext:value-type="float">
            <text:p>2020</text:p>
          </table:table-cell>
          <table:table-cell office:value-type="string" calcext:value-type="string">
            <text:p>111 Russell Senate Office Building</text:p>
          </table:table-cell>
          <table:table-cell office:value-type="string" calcext:value-type="string">
            <text:p>202-224-3004</text:p>
          </table:table-cell>
          <table:table-cell office:value-type="string" calcext:value-type="string">
            <text:p>907-271-5915</text:p>
          </table:table-cell>
          <table:table-cell office:value-type="string" calcext:value-type="string">
            <text:p><text:a xlink:href="https://www.google.com/url?q=https://www.sullivan.senate.gov/contact/email&amp;sa=D&amp;ust=1486060514336000&amp;usg=AFQjCNHJxvYDgbLiM1PxKqHH99jiRhUAEA" xlink:type="simple">https://www.sullivan.senate.gov/contact/email</text:a></text:p>
          </table:table-cell>
          <table:table-cell table:style-name="ce3" office:value-type="string" calcext:value-type="string">
            <text:p/>
          </table:table-cell>
          <table:table-cell office:value-type="string" calcext:value-type="string">
            <text:p><text:a xlink:href="https://www.google.com/url?q=https://twitter.com/DanSullivan2014&amp;sa=D&amp;ust=1486060514336000&amp;usg=AFQjCNGue8KuFFEeRYqrBXT4kazCxp1Msw" xlink:type="simple">@DanSullivan2014</text:a></text:p>
          </table:table-cell>
          <table:table-cell table:style-name="ce1" office:value-type="string" calcext:value-type="string">
            <text:p><text:a xlink:href="https://www.google.com/url?q=https://www.facebook.com/DanSullivanforAlaska&amp;sa=D&amp;ust=1486060514336000&amp;usg=AFQjCNFuCbxkZ0ZOgXYF6A9RnxNqwxjXCg" xlink:type="simple">DanSullivanforAlaska</text:a></text:p>
          </table:table-cell>
          <table:table-cell office:value-type="string" calcext:value-type="string">
            <text:p>510 L Street, Suite 750, Anchorage, AK 99501</text:p>
          </table:table-cell>
          <table:table-cell table:number-columns-repeated="14"/>
        </table:table-row>
        <table:table-row table:style-name="ro2">
          <table:table-cell office:value-type="string" calcext:value-type="string">
            <text:p>Jeff</text:p>
          </table:table-cell>
          <table:table-cell office:value-type="string" calcext:value-type="string">
            <text:p>Sessions</text:p>
          </table:table-cell>
          <table:table-cell office:value-type="string" calcext:value-type="string">
            <text:p>R</text:p>
          </table:table-cell>
          <table:table-cell office:value-type="string" calcext:value-type="string">
            <text:p>AL</text:p>
          </table:table-cell>
          <table:table-cell/>
          <table:table-cell office:value-type="string" calcext:value-type="string">
            <text:p>Silent as of 1/30 5 pm PT</text:p>
          </table:table-cell>
          <table:table-cell office:value-type="string" calcext:value-type="string">
            <text:p>People think he wrote the damn thing - http://www.huffingtonpost.com/karen-hobert-flynn/what-was-jeff-sessions-ro_b_14505580.html</text:p>
          </table:table-cell>
          <table:table-cell table:style-name="ce3"/>
          <table:table-cell office:value-type="float" office:value="2020" calcext:value-type="float">
            <text:p>2020</text:p>
          </table:table-cell>
          <table:table-cell office:value-type="string" calcext:value-type="string">
            <text:p>326 Russell Senate Office Building</text:p>
          </table:table-cell>
          <table:table-cell office:value-type="string" calcext:value-type="string">
            <text:p>202-224-4124</text:p>
          </table:table-cell>
          <table:table-cell office:value-type="string" calcext:value-type="string">
            <text:p>205-731-1500</text:p>
          </table:table-cell>
          <table:table-cell office:value-type="string" calcext:value-type="string">
            <text:p><text:a xlink:href="https://www.google.com/url?q=http://www.sessions.senate.gov/public/index.cfm/contact-jeff&amp;sa=D&amp;ust=1486060514336000&amp;usg=AFQjCNGEZXV6p5YaBVkbm1qkaBwvRtbs-w" xlink:type="simple">www.sessions.senate.gov/public/index.cfm/contact-jeff</text:a></text:p>
          </table:table-cell>
          <table:table-cell office:value-type="string" calcext:value-type="string">
            <text:p><text:a xlink:href="https://www.google.com/url?q=https://twitter.com/SenatorSessions&amp;sa=D&amp;ust=1486060514337000&amp;usg=AFQjCNFl4sQOHFg1JhixPoBdptkXcQtXTQ" xlink:type="simple">https://twitter.com/SenatorSessions</text:a></text:p>
          </table:table-cell>
          <table:table-cell office:value-type="string" calcext:value-type="string">
            <text:p><text:a xlink:href="https://www.google.com/url?q=https://twitter.com/SenatorSessions&amp;sa=D&amp;ust=1486060514337000&amp;usg=AFQjCNFl4sQOHFg1JhixPoBdptkXcQtXTQ" xlink:type="simple">@SenatorSessions</text:a></text:p>
          </table:table-cell>
          <table:table-cell table:style-name="ce1" office:value-type="string" calcext:value-type="string">
            <text:p><text:a xlink:href="https://www.google.com/url?q=https://twitter.com/jeffsessions&amp;sa=D&amp;ust=1486060514337000&amp;usg=AFQjCNGkzW4P2GVYr-gb-Ki6Hs5I3rfHFQ" xlink:type="simple">@jeffsessions</text:a></text:p>
          </table:table-cell>
          <table:table-cell office:value-type="string" calcext:value-type="string">
            <text:p>1800 5th Avenue North, 341 Vance Federal Building, Birmingham, AL 35203</text:p>
          </table:table-cell>
          <table:table-cell table:number-columns-repeated="14"/>
        </table:table-row>
        <table:table-row table:style-name="ro4">
          <table:table-cell office:value-type="string" calcext:value-type="string">
            <text:p>Richard</text:p>
          </table:table-cell>
          <table:table-cell office:value-type="string" calcext:value-type="string">
            <text:p>Shelby</text:p>
          </table:table-cell>
          <table:table-cell office:value-type="string" calcext:value-type="string">
            <text:p>R</text:p>
          </table:table-cell>
          <table:table-cell office:value-type="string" calcext:value-type="string">
            <text:p>AL</text:p>
          </table:table-cell>
          <table:table-cell/>
          <table:table-cell office:value-type="string" calcext:value-type="string">
            <text:p>Support</text:p>
          </table:table-cell>
          <table:table-cell office:value-type="string" calcext:value-type="string">
            <text:p>The safety and security of the American people is paramount, which is why I am a strong advocate of a rigorous review of our nation's vetting process for those who are seeking to enter our country," the senator said. "I look forward to working with the administration and my colleagues in Congress to create effective policies that secure our borders and keep the American people safe."</text:p>
          </table:table-cell>
          <table:table-cell office:value-type="string" calcext:value-type="string">
            <text:p><text:a xlink:href="https://www.google.com/url?q=http://www.al.com/news/index.ssf/2017/01/richard_shelby_supports_trumps.html&amp;sa=D&amp;ust=1486060514337000&amp;usg=AFQjCNFhjjPlZl5V_T-PMDRa_OjZTBN1HQ" xlink:type="simple">http://www.al.com/news/index.ssf/2017/01/richard_shelby_supports_trumps.html</text:a></text:p>
          </table:table-cell>
          <table:table-cell office:value-type="float" office:value="2022" calcext:value-type="float">
            <text:p>2022</text:p>
          </table:table-cell>
          <table:table-cell office:value-type="string" calcext:value-type="string">
            <text:p>304 Russell Senate Office Building</text:p>
          </table:table-cell>
          <table:table-cell office:value-type="string" calcext:value-type="string">
            <text:p>202-224-5744</text:p>
          </table:table-cell>
          <table:table-cell office:value-type="string" calcext:value-type="string">
            <text:p>256-772-0460</text:p>
          </table:table-cell>
          <table:table-cell office:value-type="string" calcext:value-type="string">
            <text:p><text:a xlink:href="https://www.google.com/url?q=https://www.shelby.senate.gov/public/index.cfm/emailsenatorshelby&amp;sa=D&amp;ust=1486060514337000&amp;usg=AFQjCNHOcgk74J8nNKqTPvroPsayNknSXw" xlink:type="simple">https://www.shelby.senate.gov/public/index.cfm/emailsenatorshelby</text:a></text:p>
          </table:table-cell>
          <table:table-cell office:value-type="string" calcext:value-type="string">
            <text:p><text:a xlink:href="https://www.google.com/url?q=https://twitter.com/SenShelby&amp;sa=D&amp;ust=1486060514337000&amp;usg=AFQjCNHBx2My1RYn5YzL7kMuqo0OjXfJmQ" xlink:type="simple">https://twitter.com/SenShelby</text:a></text:p>
          </table:table-cell>
          <table:table-cell office:value-type="string" calcext:value-type="string">
            <text:p><text:a xlink:href="https://www.google.com/url?q=https://twitter.com/SenShelby&amp;sa=D&amp;ust=1486060514337000&amp;usg=AFQjCNHBx2My1RYn5YzL7kMuqo0OjXfJmQ" xlink:type="simple">@SenShelby</text:a></text:p>
          </table:table-cell>
          <table:table-cell/>
          <table:table-cell office:value-type="string" calcext:value-type="string">
            <text:p>1000 Glenn Hearn Boulevard, #20127, Huntsville, AL 35824</text:p>
          </table:table-cell>
          <table:table-cell table:style-name="ce1" office:value-type="string" calcext:value-type="string">
            <text:p>Dec. 8, 2015 Richard Shelby, Alabama's Republican senior senator, is among the growing list of GOP figures who are at odds with Donald Trump's call for a "complete and total shutdown" of Muslim immigration to the United States.</text:p>
          </table:table-cell>
          <table:table-cell table:number-columns-repeated="13"/>
        </table:table-row>
        <table:table-row table:style-name="ro5">
          <table:table-cell office:value-type="string" calcext:value-type="string">
            <text:p>John</text:p>
          </table:table-cell>
          <table:table-cell office:value-type="string" calcext:value-type="string">
            <text:p>Boozman</text:p>
          </table:table-cell>
          <table:table-cell office:value-type="string" calcext:value-type="string">
            <text:p>R</text:p>
          </table:table-cell>
          <table:table-cell office:value-type="string" calcext:value-type="string">
            <text:p>AR</text:p>
          </table:table-cell>
          <table:table-cell/>
          <table:table-cell office:value-type="string" calcext:value-type="string">
            <text:p>Support</text:p>
          </table:table-cell>
          <table:table-cell office:value-type="string" calcext:value-type="string">
            <text:p>{rptecting our national security must be a top priority. Our intelligence community and citizens in communities across Arkansas and in the U.S. lack confidence in the programs we use to vet refugees fleeing from persecution and war-torn countries like Syria. We need reasonable measures that allow us to evaluate safety checks for people coming into our country. I have great confidence in Secretary Kelly and look forward to working with him to secure our borders. This is best achieved by working with Congress and the appropriate agencies to alleviate unintended consequences.</text:p>
          </table:table-cell>
          <table:table-cell office:value-type="string" calcext:value-type="string">
            <text:p><text:a xlink:href="https://www.google.com/url?q=https://twitter.com/JohnBoozman/status/826169233621057538&amp;sa=D&amp;ust=1486060514337000&amp;usg=AFQjCNFOY0SCIW0ioR4hjt5a8QItRaztvA" xlink:type="simple">https://twitter.com/JohnBoozman/status/826169233621057538</text:a></text:p>
          </table:table-cell>
          <table:table-cell office:value-type="float" office:value="2022" calcext:value-type="float">
            <text:p>2022</text:p>
          </table:table-cell>
          <table:table-cell office:value-type="string" calcext:value-type="string">
            <text:p>320 Hart Senate Office Building</text:p>
          </table:table-cell>
          <table:table-cell office:value-type="string" calcext:value-type="string">
            <text:p>202-224-4843</text:p>
          </table:table-cell>
          <table:table-cell office:value-type="string" calcext:value-type="string">
            <text:p>501-372-7153</text:p>
          </table:table-cell>
          <table:table-cell office:value-type="string" calcext:value-type="string">
            <text:p><text:a xlink:href="https://www.google.com/url?q=https://www.boozman.senate.gov/public/index.cfm/contact&amp;sa=D&amp;ust=1486060514338000&amp;usg=AFQjCNF23rA8rkmkXhZigbQ2JVTFgWhwJQ" xlink:type="simple">https://www.boozman.senate.gov/public/index.cfm/contact</text:a></text:p>
          </table:table-cell>
          <table:table-cell office:value-type="string" calcext:value-type="string">
            <text:p><text:a xlink:href="https://www.google.com/url?q=https://twitter.com/JohnBoozman&amp;sa=D&amp;ust=1486060514338000&amp;usg=AFQjCNEH4A20x1q4AmNeEUDsnutYIbZydg" xlink:type="simple">https://twitter.com/JohnBoozman</text:a></text:p>
          </table:table-cell>
          <table:table-cell office:value-type="string" calcext:value-type="string">
            <text:p><text:a xlink:href="https://www.google.com/url?q=https://twitter.com/JohnBoozman&amp;sa=D&amp;ust=1486060514338000&amp;usg=AFQjCNEH4A20x1q4AmNeEUDsnutYIbZydg" xlink:type="simple">@JohnBoozman</text:a></text:p>
          </table:table-cell>
          <table:table-cell table:style-name="ce1" office:value-type="string" calcext:value-type="string">
            <text:p><text:a xlink:href="https://www.google.com/url?q=https://twitter.com/Boozman4AR&amp;sa=D&amp;ust=1486060514338000&amp;usg=AFQjCNHmZ1EhesNzoN5HEor5EGj7vFtDCw" xlink:type="simple">@Boozman4AR</text:a></text:p>
          </table:table-cell>
          <table:table-cell office:value-type="string" calcext:value-type="string">
            <text:p>1401 W. Capitol Ave., Suite 155, Little Rock, AR 72201</text:p>
          </table:table-cell>
          <table:table-cell table:style-name="ce1" office:value-type="string" calcext:value-type="string">
            <text:p>arktimes.com, 8/2/16: We’ve been at war now for many, many years, and we simply would not have had the gains that we’ve had without the contribution, sacrifice and cooperation of Muslims working hand in hand with the American troops.</text:p>
          </table:table-cell>
          <table:table-cell table:number-columns-repeated="13"/>
        </table:table-row>
        <table:table-row table:style-name="ro5">
          <table:table-cell office:value-type="string" calcext:value-type="string">
            <text:p>Tom</text:p>
          </table:table-cell>
          <table:table-cell office:value-type="string" calcext:value-type="string">
            <text:p>Cotton</text:p>
          </table:table-cell>
          <table:table-cell office:value-type="string" calcext:value-type="string">
            <text:p>R</text:p>
          </table:table-cell>
          <table:table-cell office:value-type="string" calcext:value-type="string">
            <text:p>AR</text:p>
          </table:table-cell>
          <table:table-cell/>
          <table:table-cell office:value-type="string" calcext:value-type="string">
            <text:p>Support</text:p>
          </table:table-cell>
          <table:table-cell office:value-type="string" calcext:value-type="string">
            <text:p>It's simply wrong to call the president’s executive order concerning immigration and refugees ‘a religious test’ of any kind. I doubt many Arkansans or Americans more broadly object to taking a harder look at foreigners coming into our country from war-torn nations with known terror networks; I think they’re wondering why we don’t do that already.</text:p>
          </table:table-cell>
          <table:table-cell office:value-type="string" calcext:value-type="string">
            <text:p><text:a xlink:href="https://www.google.com/url?q=https://www.washingtonpost.com/news/the-fix/wp/2017/01/29/heres-where-republicans-stand-on-president-trumps-controversial-travel-ban/&amp;sa=D&amp;ust=1486060514338000&amp;usg=AFQjCNEqfQk1o0A8F0JkdNIhnvnbs2WGnw" xlink:type="simple">https://www.washingtonpost.com/news/the-fix/wp/2017/01/29/heres-where-republicans-stand-on-president-trumps-controversial-travel-ban/</text:a></text:p>
          </table:table-cell>
          <table:table-cell office:value-type="float" office:value="2020" calcext:value-type="float">
            <text:p>2020</text:p>
          </table:table-cell>
          <table:table-cell office:value-type="string" calcext:value-type="string">
            <text:p>255 Dirksen Senate Office Building</text:p>
          </table:table-cell>
          <table:table-cell office:value-type="string" calcext:value-type="string">
            <text:p>202-224-2353</text:p>
          </table:table-cell>
          <table:table-cell office:value-type="string" calcext:value-type="string">
            <text:p>479-751-0879</text:p>
          </table:table-cell>
          <table:table-cell office:value-type="string" calcext:value-type="string">
            <text:p><text:a xlink:href="https://www.google.com/url?q=http://www.cotton.senate.gov/?p%3Dcontact&amp;sa=D&amp;ust=1486060514338000&amp;usg=AFQjCNEXQWJ6Cw3eG-EmJfI9HonKNJFC2A" xlink:type="simple">http://www.cotton.senate.gov/?p=contact</text:a></text:p>
          </table:table-cell>
          <table:table-cell office:value-type="string" calcext:value-type="string">
            <text:p><text:a xlink:href="https://www.google.com/url?q=https://twitter.com/RepTomCotton&amp;sa=D&amp;ust=1486060514338000&amp;usg=AFQjCNE9Hqz4r3zWn8ckAqUnlJ1N2N3fRg" xlink:type="simple">https://twitter.com/RepTomCotton</text:a></text:p>
          </table:table-cell>
          <table:table-cell office:value-type="string" calcext:value-type="string">
            <text:p><text:a xlink:href="https://www.google.com/url?q=https://twitter.com/RepTomCotton&amp;sa=D&amp;ust=1486060514338000&amp;usg=AFQjCNE9Hqz4r3zWn8ckAqUnlJ1N2N3fRg" xlink:type="simple">@RepTomCotton</text:a></text:p>
          </table:table-cell>
          <table:table-cell/>
          <table:table-cell office:value-type="string" calcext:value-type="string">
            <text:p>1108 South Old Missouri Road, Suite B, Springdale, AR 72764</text:p>
          </table:table-cell>
          <table:table-cell table:number-columns-repeated="14"/>
        </table:table-row>
        <table:table-row table:style-name="ro5">
          <table:table-cell office:value-type="string" calcext:value-type="string">
            <text:p>Jeff</text:p>
          </table:table-cell>
          <table:table-cell office:value-type="string" calcext:value-type="string">
            <text:p>Flake</text:p>
          </table:table-cell>
          <table:table-cell office:value-type="string" calcext:value-type="string">
            <text:p>R</text:p>
          </table:table-cell>
          <table:table-cell office:value-type="string" calcext:value-type="string">
            <text:p>AZ</text:p>
          </table:table-cell>
          <table:table-cell/>
          <table:table-cell office:value-type="string" calcext:value-type="string">
            <text:p>Opposed</text:p>
          </table:table-cell>
          <table:table-cell office:value-type="string" calcext:value-type="string">
            <text:p>President Trump and his administration are right to be concerned about national security, but it’s unacceptable when even legal permanent residents are being detained or turned away at airports and ports of entry. Enhancing long term national security requires that we have a clear-eyed view of radical Islamic terrorism without ascribing radical Islamic terrorist views to all Muslims.</text:p>
          </table:table-cell>
          <table:table-cell office:value-type="string" calcext:value-type="string">
            <text:p><text:a xlink:href="https://www.google.com/url?q=https://medium.com/@JeffFlake/president-trump-and-his-administration-are-right-to-be-concerned-about-national-security-but-its-ebc9d0f71c45%23.c2y7b0e49&amp;sa=D&amp;ust=1486060514338000&amp;usg=AFQjCNFekW-2Fcs19GLsCvAbKbtB2CYOCA" xlink:type="simple">https://medium.com/@JeffFlake/president-trump-and-his-administration-are-right-to-be-concerned-about-national-security-but-its-ebc9d0f71c45#.c2y7b0e49</text:a></text:p>
          </table:table-cell>
          <table:table-cell office:value-type="float" office:value="2018" calcext:value-type="float">
            <text:p>2018</text:p>
          </table:table-cell>
          <table:table-cell office:value-type="string" calcext:value-type="string">
            <text:p>368 Russell Senate Office Building</text:p>
          </table:table-cell>
          <table:table-cell office:value-type="string" calcext:value-type="string">
            <text:p>202-224-4521</text:p>
          </table:table-cell>
          <table:table-cell office:value-type="string" calcext:value-type="string">
            <text:p>602-840-1891</text:p>
          </table:table-cell>
          <table:table-cell office:value-type="string" calcext:value-type="string">
            <text:p><text:a xlink:href="https://www.google.com/url?q=https://www.flake.senate.gov/public/index.cfm/contact-jeff&amp;sa=D&amp;ust=1486060514339000&amp;usg=AFQjCNEeubGCfJgP00QQLZCiD8mVsQkFaw" xlink:type="simple">https://www.flake.senate.gov/public/index.cfm/contact-jeff</text:a></text:p>
          </table:table-cell>
          <table:table-cell office:value-type="string" calcext:value-type="string">
            <text:p><text:a xlink:href="https://www.google.com/url?q=https://twitter.com/JeffFlake&amp;sa=D&amp;ust=1486060514339000&amp;usg=AFQjCNEOSiTgFEoegkD1RcZN7OM8K0YUiw" xlink:type="simple">https://twitter.com/JeffFlake</text:a></text:p>
          </table:table-cell>
          <table:table-cell office:value-type="string" calcext:value-type="string">
            <text:p><text:a xlink:href="https://www.google.com/url?q=https://twitter.com/JeffFlake&amp;sa=D&amp;ust=1486060514339000&amp;usg=AFQjCNEOSiTgFEoegkD1RcZN7OM8K0YUiw" xlink:type="simple">@JeffFlake</text:a></text:p>
          </table:table-cell>
          <table:table-cell table:style-name="ce1" office:value-type="string" calcext:value-type="string">
            <text:p><text:a xlink:href="https://www.google.com/url?q=https://twitter.com/FlakeforSenate&amp;sa=D&amp;ust=1486060514339000&amp;usg=AFQjCNEAWinH5_7pINC0SHFnu0MmeUiCbw" xlink:type="simple">@FlakeforSenate</text:a></text:p>
          </table:table-cell>
          <table:table-cell office:value-type="string" calcext:value-type="string">
            <text:p>2200 East Camelback Road, Suite 120, Phoenix, AZ </text:p>
          </table:table-cell>
          <table:table-cell table:number-columns-repeated="14"/>
        </table:table-row>
        <table:table-row table:style-name="ro6">
          <table:table-cell office:value-type="string" calcext:value-type="string">
            <text:p>John</text:p>
          </table:table-cell>
          <table:table-cell office:value-type="string" calcext:value-type="string">
            <text:p>McCain</text:p>
          </table:table-cell>
          <table:table-cell office:value-type="string" calcext:value-type="string">
            <text:p>R</text:p>
          </table:table-cell>
          <table:table-cell office:value-type="string" calcext:value-type="string">
            <text:p>AZ</text:p>
          </table:table-cell>
          <table:table-cell/>
          <table:table-cell office:value-type="string" calcext:value-type="string">
            <text:p>Opposed</text:p>
          </table:table-cell>
          <table:table-cell office:value-type="string" calcext:value-type="string">
            <text:p>Our government has a responsibility to defend our borders, but we must do so in a way that makes us safer and upholds all that is decent and exceptional about our nation. It is clear from the confusion at our airports across the nation that President Trump’s executive order was not properly vetted. We are particularly concerned by reports that this order went into effect with little to no consultation with the Departments of State, Defense, Justice, and Homeland Security. Such a hasty process risks harmful results. We should not stop green-card holders from returning to the country they call home. We should not stop those who have served as interpreters for our military and diplomats from seeking refuge in the country they risked their lives to help. And we should not turn our backs on those refugees who have been shown through extensive vetting to pose no demonstrable threat to our nation, and who have suffered unspeakable horrors, most of them women and children. Ultimately, we fear this executive order will become a self-inflicted wound in the fight against terrorism. At this very moment, American troops are fighting side-by-side with our Iraqi partners to defeat ISIL. But this executive order bans Iraqi pilots from coming to military bases in Arizona to fight our common enemies. Our most important allies in the fight against ISIL are the vast majority of Muslims who reject its apocalyptic ideology of hatred. This executive order sends a signal, intended or not, that America does not want Muslims coming into our country. That is why we fear this executive order may do more to help terrorist recruitment than improve our security.</text:p>
          </table:table-cell>
          <table:table-cell office:value-type="string" calcext:value-type="string">
            <text:p><text:a xlink:href="https://www.google.com/url?q=http://www.mccain.senate.gov/public/index.cfm/2017/1/statement-by-senators-mccain-graham-on-executive-order-on-immigration&amp;sa=D&amp;ust=1486060514339000&amp;usg=AFQjCNGBOxfRi3dUByRhzeiY9nJCbdY5LQ" xlink:type="simple">http://www.mccain.senate.gov/public/index.cfm/2017/1/statement-by-senators-mccain-graham-on-executive-order-on-immigration</text:a></text:p>
          </table:table-cell>
          <table:table-cell office:value-type="float" office:value="2022" calcext:value-type="float">
            <text:p>2022</text:p>
          </table:table-cell>
          <table:table-cell office:value-type="string" calcext:value-type="string">
            <text:p>241 Russell Senate Office Building</text:p>
          </table:table-cell>
          <table:table-cell office:value-type="string" calcext:value-type="string">
            <text:p>202-224-2235</text:p>
          </table:table-cell>
          <table:table-cell office:value-type="string" calcext:value-type="string">
            <text:p>602-952-2410</text:p>
          </table:table-cell>
          <table:table-cell office:value-type="string" calcext:value-type="string">
            <text:p><text:a xlink:href="https://www.google.com/url?q=https://www.mccain.senate.gov/public/index.cfm/contact-form&amp;sa=D&amp;ust=1486060514339000&amp;usg=AFQjCNF-tt9Ic2mAK1Xn7AO3ksop5QJVjg" xlink:type="simple">https://www.mccain.senate.gov/public/index.cfm/contact-form</text:a></text:p>
          </table:table-cell>
          <table:table-cell office:value-type="string" calcext:value-type="string">
            <text:p><text:a xlink:href="https://www.google.com/url?q=https://twitter.com/SenJohnMcCain&amp;sa=D&amp;ust=1486060514339000&amp;usg=AFQjCNGcCJTB83iMdlqMyo-Xux6zCEtwlw" xlink:type="simple">https://twitter.com/SenJohnMcCain</text:a></text:p>
          </table:table-cell>
          <table:table-cell office:value-type="string" calcext:value-type="string">
            <text:p><text:a xlink:href="https://www.google.com/url?q=https://twitter.com/SenJohnMcCain&amp;sa=D&amp;ust=1486060514339000&amp;usg=AFQjCNGcCJTB83iMdlqMyo-Xux6zCEtwlw" xlink:type="simple">@SenJohnMcCain</text:a></text:p>
          </table:table-cell>
          <table:table-cell/>
          <table:table-cell office:value-type="string" calcext:value-type="string">
            <text:p>2201 East Camelback Road, Suite 115, Phoenix, AZ 85016</text:p>
          </table:table-cell>
          <table:table-cell table:number-columns-repeated="14"/>
        </table:table-row>
        <table:table-row table:style-name="ro5">
          <table:table-cell office:value-type="string" calcext:value-type="string">
            <text:p>Dianne</text:p>
          </table:table-cell>
          <table:table-cell office:value-type="string" calcext:value-type="string">
            <text:p>Feinstein</text:p>
          </table:table-cell>
          <table:table-cell office:value-type="string" calcext:value-type="string">
            <text:p>D</text:p>
          </table:table-cell>
          <table:table-cell office:value-type="string" calcext:value-type="string">
            <text:p>CA</text:p>
          </table:table-cell>
          <table:table-cell/>
          <table:table-cell office:value-type="string" calcext:value-type="string">
            <text:p>Opposed</text:p>
          </table:table-cell>
          <table:table-cell office:value-type="string" calcext:value-type="string">
            <text:p>There is no legitimate reason to ban refugees—the vast majority of whom are women and children who have experienced absolute horror. I very much regret that the president has chosen this dark path for our country.</text:p>
          </table:table-cell>
          <table:table-cell office:value-type="string" calcext:value-type="string">
            <text:p><text:a xlink:href="https://www.google.com/url?q=https://twitter.com/SenFeinstein/status/825141796078485504&amp;sa=D&amp;ust=1486060514343000&amp;usg=AFQjCNFoQIlmOi-VdYl0RYZV8VXXSc4ewQ" xlink:type="simple">https://twitter.com/SenFeinstein/status/825141796078485504</text:a></text:p>
          </table:table-cell>
          <table:table-cell table:style-name="ce3"/>
          <table:table-cell office:value-type="string" calcext:value-type="string">
            <text:p>331 Hart Senate Office Building</text:p>
          </table:table-cell>
          <table:table-cell office:value-type="string" calcext:value-type="string">
            <text:p>202-224-3841</text:p>
          </table:table-cell>
          <table:table-cell office:value-type="string" calcext:value-type="string">
            <text:p>(415) 393-0707</text:p>
          </table:table-cell>
          <table:table-cell office:value-type="string" calcext:value-type="string">
            <text:p><text:a xlink:href="https://www.google.com/url?q=https://www.feinstein.senate.gov/public/index.cfm/e-mail-me&amp;sa=D&amp;ust=1486060514343000&amp;usg=AFQjCNGb5A8FX_EAQf5wkBVHI3aDiQUmmA" xlink:type="simple">https://www.feinstein.senate.gov/public/index.cfm/e-mail-me</text:a></text:p>
          </table:table-cell>
          <table:table-cell office:value-type="string" calcext:value-type="string">
            <text:p><text:a xlink:href="https://www.google.com/url?q=https://twitter.com/SenFeinstein&amp;sa=D&amp;ust=1486060514343000&amp;usg=AFQjCNH39LcMWZA8sxwY3KSpnXoGDC1-WQ" xlink:type="simple">https://twitter.com/SenFeinstein</text:a></text:p>
          </table:table-cell>
          <table:table-cell office:value-type="string" calcext:value-type="string">
            <text:p><text:a xlink:href="https://www.google.com/url?q=https://twitter.com/SenFeinstein&amp;sa=D&amp;ust=1486060514343000&amp;usg=AFQjCNH39LcMWZA8sxwY3KSpnXoGDC1-WQ" xlink:type="simple">@SenFeinstein</text:a></text:p>
          </table:table-cell>
          <table:table-cell/>
          <table:table-cell office:value-type="string" calcext:value-type="string">
            <text:p>One Post Street, Suite 2450, San Francisco, CA 94104</text:p>
          </table:table-cell>
          <table:table-cell table:number-columns-repeated="14"/>
        </table:table-row>
        <table:table-row table:style-name="ro5">
          <table:table-cell office:value-type="string" calcext:value-type="string">
            <text:p>Kamala</text:p>
          </table:table-cell>
          <table:table-cell office:value-type="string" calcext:value-type="string">
            <text:p>Harris</text:p>
          </table:table-cell>
          <table:table-cell office:value-type="string" calcext:value-type="string">
            <text:p>D</text:p>
          </table:table-cell>
          <table:table-cell office:value-type="string" calcext:value-type="string">
            <text:p>CA</text:p>
          </table:table-cell>
          <table:table-cell/>
          <table:table-cell office:value-type="string" calcext:value-type="string">
            <text:p>Opposed</text:p>
          </table:table-cell>
          <table:table-cell office:value-type="string" calcext:value-type="string">
            <text:p>Refugees don't make us less safe; they enrich our communities. I have seen refugees in California become business owners in Sacramento and students in Los Angeles developing cutting-edge research, all in the pursuit of contributing to a country that bravely opened its doors in their hour of need. We can’t turn our backs on them.</text:p>
          </table:table-cell>
          <table:table-cell office:value-type="string" calcext:value-type="string">
            <text:p><text:a xlink:href="https://www.google.com/url?q=https://twitter.com/KamalaHarris/status/825396519423586304&amp;sa=D&amp;ust=1486060514343000&amp;usg=AFQjCNGlR1Aca05g0zuhCdmLieT37qSB2g" xlink:type="simple">https://twitter.com/KamalaHarris/status/825396519423586304</text:a></text:p>
          </table:table-cell>
          <table:table-cell table:style-name="ce3"/>
          <table:table-cell office:value-type="string" calcext:value-type="string">
            <text:p>112 Hart Senate Office Building</text:p>
          </table:table-cell>
          <table:table-cell office:value-type="string" calcext:value-type="string">
            <text:p>202-224-3553</text:p>
          </table:table-cell>
          <table:table-cell office:value-type="string" calcext:value-type="string">
            <text:p>916-448-2787</text:p>
          </table:table-cell>
          <table:table-cell office:value-type="string" calcext:value-type="string">
            <text:p><text:a xlink:href="https://www.google.com/url?q=https://www.harris.senate.gov/content/contact-senator&amp;sa=D&amp;ust=1486060514343000&amp;usg=AFQjCNEIzC_9eVHAJMID0BoxgiT5ZhdqnQ" xlink:type="simple">https://www.harris.senate.gov/content/contact-senator</text:a></text:p>
          </table:table-cell>
          <table:table-cell office:value-type="string" calcext:value-type="string">
            <text:p><text:a xlink:href="https://www.google.com/url?q=https://twitter.com/KamalaHarris&amp;sa=D&amp;ust=1486060514343000&amp;usg=AFQjCNEm3ZlFdSQ-iKVBey7GOJnBNoqWrg" xlink:type="simple">https://twitter.com/KamalaHarris</text:a></text:p>
          </table:table-cell>
          <table:table-cell office:value-type="string" calcext:value-type="string">
            <text:p><text:a xlink:href="https://www.google.com/url?q=https://twitter.com/KamalaHarris&amp;sa=D&amp;ust=1486060514343000&amp;usg=AFQjCNEm3ZlFdSQ-iKVBey7GOJnBNoqWrg" xlink:type="simple">@KamalaHarris</text:a></text:p>
          </table:table-cell>
          <table:table-cell/>
          <table:table-cell office:value-type="string" calcext:value-type="string">
            <text:p>52401 501 I Street, Suite 7-600, Sacramento, CA 95814</text:p>
          </table:table-cell>
          <table:table-cell table:number-columns-repeated="14"/>
        </table:table-row>
        <table:table-row table:style-name="ro5">
          <table:table-cell office:value-type="string" calcext:value-type="string">
            <text:p>Michael</text:p>
          </table:table-cell>
          <table:table-cell office:value-type="string" calcext:value-type="string">
            <text:p>Bennet</text:p>
          </table:table-cell>
          <table:table-cell office:value-type="string" calcext:value-type="string">
            <text:p>D</text:p>
          </table:table-cell>
          <table:table-cell office:value-type="string" calcext:value-type="string">
            <text:p>CO</text:p>
          </table:table-cell>
          <table:table-cell/>
          <table:table-cell office:value-type="string" calcext:value-type="string">
            <text:p>Opposed</text:p>
          </table:table-cell>
          <table:table-cell office:value-type="string" calcext:value-type="string">
            <text:p>Refugee EO will harm our natl security, undermine our values, &amp; marks a significant departure from our history of welcoming those in need.</text:p>
          </table:table-cell>
          <table:table-cell office:value-type="string" calcext:value-type="string">
            <text:p><text:a xlink:href="https://www.google.com/url?q=https://twitter.com/SenBennetCO/status/825140252947918848&amp;sa=D&amp;ust=1486060514343000&amp;usg=AFQjCNHIoeKWfCUPTd5jkCaHTdwRe4bmSw" xlink:type="simple">https://twitter.com/SenBennetCO/status/825140252947918848</text:a></text:p>
          </table:table-cell>
          <table:table-cell table:style-name="ce3"/>
          <table:table-cell office:value-type="string" calcext:value-type="string">
            <text:p>458 Russell Senate Office Building</text:p>
          </table:table-cell>
          <table:table-cell office:value-type="string" calcext:value-type="string">
            <text:p>202-224-5852</text:p>
          </table:table-cell>
          <table:table-cell office:value-type="string" calcext:value-type="string">
            <text:p>303-455-7600</text:p>
          </table:table-cell>
          <table:table-cell office:value-type="string" calcext:value-type="string">
            <text:p><text:a xlink:href="https://www.google.com/url?q=https://www.bennet.senate.gov/?p%3Dcontact&amp;sa=D&amp;ust=1486060514346000&amp;usg=AFQjCNFtEu04hSX3Vs9qyWgi4gYHdBDjug" xlink:type="simple">www.bennet.senate.gov/?p=contact</text:a></text:p>
          </table:table-cell>
          <table:table-cell office:value-type="string" calcext:value-type="string">
            <text:p><text:a xlink:href="https://www.google.com/url?q=https://twitter.com/SenBennetCO&amp;sa=D&amp;ust=1486060514346000&amp;usg=AFQjCNG2GnTDJVg4OPz3js7QYYxiVfSTwg" xlink:type="simple">https://twitter.com/SenBennetCO</text:a></text:p>
          </table:table-cell>
          <table:table-cell office:value-type="string" calcext:value-type="string">
            <text:p><text:a xlink:href="https://www.google.com/url?q=https://twitter.com/SenBennetCO&amp;sa=D&amp;ust=1486060514346000&amp;usg=AFQjCNG2GnTDJVg4OPz3js7QYYxiVfSTwg" xlink:type="simple">@SenBennetCO</text:a></text:p>
          </table:table-cell>
          <table:table-cell table:style-name="ce1" office:value-type="string" calcext:value-type="string">
            <text:p><text:a xlink:href="https://www.google.com/url?q=https://twitter.com/BennetForCO&amp;sa=D&amp;ust=1486060514346000&amp;usg=AFQjCNGMV5024CahxgQeHsj0eSvnhKDsXQ" xlink:type="simple">@BennetForCO</text:a></text:p>
          </table:table-cell>
          <table:table-cell office:value-type="string" calcext:value-type="string">
            <text:p>1127 Sherman St. Suite 150, Denver, CO 80203</text:p>
          </table:table-cell>
          <table:table-cell table:number-columns-repeated="14"/>
        </table:table-row>
        <table:table-row table:style-name="ro3">
          <table:table-cell office:value-type="string" calcext:value-type="string">
            <text:p>Cory</text:p>
          </table:table-cell>
          <table:table-cell office:value-type="string" calcext:value-type="string">
            <text:p>Gardner</text:p>
          </table:table-cell>
          <table:table-cell office:value-type="string" calcext:value-type="string">
            <text:p>R</text:p>
          </table:table-cell>
          <table:table-cell office:value-type="string" calcext:value-type="string">
            <text:p>CO</text:p>
          </table:table-cell>
          <table:table-cell/>
          <table:table-cell office:value-type="string" calcext:value-type="string">
            <text:p>Opposed</text:p>
          </table:table-cell>
          <table:table-cell office:value-type="string" calcext:value-type="string">
            <text:p>While I am supportive of strengthening our screening processes and securing our borders, a blanket travel ban goes too far. I also believe that lawful residents of the United States should be permitted to enter the country. I urge the Administration to take the appropriate steps to fix this overly broad executive order.</text:p>
          </table:table-cell>
          <table:table-cell office:value-type="string" calcext:value-type="string">
            <text:p><text:a xlink:href="https://www.google.com/url?q=https://www.denverite.com/sen-cory-gardner-says-trumps-refugee-travel-ban-overly-broad-28390/&amp;sa=D&amp;ust=1486060514346000&amp;usg=AFQjCNFNY5ZhQF23Q8E5Jcp-eAD4uqOM2A" xlink:type="simple">https://www.denverite.com/sen-cory-gardner-says-trumps-refugee-travel-ban-overly-broad-28390/</text:a></text:p>
          </table:table-cell>
          <table:table-cell office:value-type="float" office:value="2020" calcext:value-type="float">
            <text:p>2020</text:p>
          </table:table-cell>
          <table:table-cell office:value-type="string" calcext:value-type="string">
            <text:p>730 Hart Senate Office Building</text:p>
          </table:table-cell>
          <table:table-cell office:value-type="string" calcext:value-type="string">
            <text:p>202-224-5941</text:p>
          </table:table-cell>
          <table:table-cell office:value-type="string" calcext:value-type="string">
            <text:p>719-543-1324</text:p>
          </table:table-cell>
          <table:table-cell office:value-type="string" calcext:value-type="string">
            <text:p><text:a xlink:href="https://www.google.com/url?q=https://www.gardner.senate.gov/contact-cory/email-cory&amp;sa=D&amp;ust=1486060514346000&amp;usg=AFQjCNEEIwsNtTFWX34PfshS3qzikDgsdw" xlink:type="simple">https://www.gardner.senate.gov/contact-cory/email-cory</text:a></text:p>
          </table:table-cell>
          <table:table-cell office:value-type="string" calcext:value-type="string">
            <text:p><text:a xlink:href="https://www.google.com/url?q=https://twitter.com/repcorygardner&amp;sa=D&amp;ust=1486060514346000&amp;usg=AFQjCNFKxCyF3IDwRPbAgXGTneQ5Ohq1Tw" xlink:type="simple">https://twitter.com/repcorygardner</text:a></text:p>
          </table:table-cell>
          <table:table-cell office:value-type="string" calcext:value-type="string">
            <text:p><text:a xlink:href="https://www.google.com/url?q=https://twitter.com/CoryGardner&amp;sa=D&amp;ust=1486060514346000&amp;usg=AFQjCNG0UoD31TBA7AkTSBbfTwugmpXQGQ" xlink:type="simple">@CoryGardner</text:a></text:p>
          </table:table-cell>
          <table:table-cell/>
          <table:table-cell office:value-type="string" calcext:value-type="string">
            <text:p>503 N. Main Street, Suite 426, Pueblo, CO 81003 </text:p>
          </table:table-cell>
          <table:table-cell table:number-columns-repeated="14"/>
        </table:table-row>
        <table:table-row table:style-name="ro4">
          <table:table-cell office:value-type="string" calcext:value-type="string">
            <text:p>Richard</text:p>
          </table:table-cell>
          <table:table-cell office:value-type="string" calcext:value-type="string">
            <text:p>Blumenthal</text:p>
          </table:table-cell>
          <table:table-cell office:value-type="string" calcext:value-type="string">
            <text:p>D</text:p>
          </table:table-cell>
          <table:table-cell office:value-type="string" calcext:value-type="string">
            <text:p>CT</text:p>
          </table:table-cell>
          <table:table-cell/>
          <table:table-cell office:value-type="string" calcext:value-type="string">
            <text:p>Opposed</text:p>
          </table:table-cell>
          <table:table-cell office:value-type="string" calcext:value-type="string">
            <text:p>Standing w/ @MayorBronin, immigration&amp;refugee advocates, &amp;Muslim-Americans against Trump’s divisive&amp;destructive immigration agenda</text:p>
          </table:table-cell>
          <table:table-cell office:value-type="string" calcext:value-type="string">
            <text:p><text:a xlink:href="https://www.google.com/url?q=https://twitter.com/SenBlumenthal/status/825038759594962946&amp;sa=D&amp;ust=1486060514346000&amp;usg=AFQjCNEhpWPmfVOoR0saNk4JI1ikd4JjRQ" xlink:type="simple">https://twitter.com/SenBlumenthal/status/825038759594962946</text:a></text:p>
          </table:table-cell>
          <table:table-cell table:style-name="ce3"/>
          <table:table-cell office:value-type="string" calcext:value-type="string">
            <text:p>724 Hart Senate Office Building</text:p>
          </table:table-cell>
          <table:table-cell office:value-type="string" calcext:value-type="string">
            <text:p>202-224-2823</text:p>
          </table:table-cell>
          <table:table-cell office:value-type="string" calcext:value-type="string">
            <text:p>860-258-6940</text:p>
          </table:table-cell>
          <table:table-cell office:value-type="string" calcext:value-type="string">
            <text:p><text:a xlink:href="https://www.google.com/url?q=https://www.blumenthal.senate.gov/contact/&amp;sa=D&amp;ust=1486060514347000&amp;usg=AFQjCNHs1N_BDvTFKQifbxTQlnn-Kd1RGQ" xlink:type="simple">https://www.blumenthal.senate.gov/contact/</text:a></text:p>
          </table:table-cell>
          <table:table-cell office:value-type="string" calcext:value-type="string">
            <text:p><text:a xlink:href="https://www.google.com/url?q=https://twitter.com/SenBlumenthal&amp;sa=D&amp;ust=1486060514347000&amp;usg=AFQjCNEi06Z8iv2taXgcZ6XFWhbkvSux3Q" xlink:type="simple">https://twitter.com/SenBlumenthal</text:a></text:p>
          </table:table-cell>
          <table:table-cell office:value-type="string" calcext:value-type="string">
            <text:p><text:a xlink:href="https://www.google.com/url?q=https://twitter.com/SenBlumenthal&amp;sa=D&amp;ust=1486060514347000&amp;usg=AFQjCNEi06Z8iv2taXgcZ6XFWhbkvSux3Q" xlink:type="simple">@SenBlumenthal</text:a></text:p>
          </table:table-cell>
          <table:table-cell table:style-name="ce1" office:value-type="string" calcext:value-type="string">
            <text:p><text:a xlink:href="https://www.google.com/url?q=https://twitter.com/DickBlumenthal&amp;sa=D&amp;ust=1486060514347000&amp;usg=AFQjCNEeD0dvJICcXF46w9pL3d0l_qk7vw" xlink:type="simple">@DickBlumenthal</text:a></text:p>
          </table:table-cell>
          <table:table-cell office:value-type="string" calcext:value-type="string">
            <text:p>90 State House Square, Tenth Floor, Hartford, CT 06103</text:p>
          </table:table-cell>
          <table:table-cell table:number-columns-repeated="14"/>
        </table:table-row>
        <table:table-row table:style-name="ro2">
          <table:table-cell office:value-type="string" calcext:value-type="string">
            <text:p>Chris</text:p>
          </table:table-cell>
          <table:table-cell office:value-type="string" calcext:value-type="string">
            <text:p>Murphy</text:p>
          </table:table-cell>
          <table:table-cell office:value-type="string" calcext:value-type="string">
            <text:p>D</text:p>
          </table:table-cell>
          <table:table-cell office:value-type="string" calcext:value-type="string">
            <text:p>CT</text:p>
          </table:table-cell>
          <table:table-cell/>
          <table:table-cell office:value-type="string" calcext:value-type="string">
            <text:p>Opposed</text:p>
          </table:table-cell>
          <table:table-cell office:value-type="string" calcext:value-type="string">
            <text:p>Read full statement in HuffPo. "...Trump’s Muslim ban is a moral abomination. It is fundamentally un-American. And it is dangerous – it will give life back to the terrorist movement and eventually get Americans killed."</text:p>
          </table:table-cell>
          <table:table-cell office:value-type="string" calcext:value-type="string">
            <text:p><text:a xlink:href="https://www.google.com/url?q=http://www.huffingtonpost.com/entry/5888fe22e4b0628ad613ddb2?timestamp%3D1485553271822&amp;sa=D&amp;ust=1486060514347000&amp;usg=AFQjCNFHnWpickpAIg8WAFrPdwcPp3kGyw" xlink:type="simple">http://www.huffingtonpost.com/entry/5888fe22e4b0628ad613ddb2?timestamp=1485553271822</text:a></text:p>
          </table:table-cell>
          <table:table-cell table:style-name="ce3"/>
          <table:table-cell office:value-type="string" calcext:value-type="string">
            <text:p>303 Hart Senate Office Building</text:p>
          </table:table-cell>
          <table:table-cell office:value-type="string" calcext:value-type="string">
            <text:p>202-224-4041</text:p>
          </table:table-cell>
          <table:table-cell office:value-type="string" calcext:value-type="string">
            <text:p>860-549-8463</text:p>
          </table:table-cell>
          <table:table-cell office:value-type="string" calcext:value-type="string">
            <text:p><text:a xlink:href="https://www.google.com/url?q=http://www.murphy.senate.gov/contact&amp;sa=D&amp;ust=1486060514347000&amp;usg=AFQjCNEPdEgRALjb3i_I0iDHZg9JAOgHXA" xlink:type="simple">http://www.murphy.senate.gov/contact</text:a></text:p>
          </table:table-cell>
          <table:table-cell office:value-type="string" calcext:value-type="string">
            <text:p><text:a xlink:href="https://www.google.com/url?q=https://twitter.com/ChrisMurphyCT&amp;sa=D&amp;ust=1486060514347000&amp;usg=AFQjCNFLfYxvdYU1dyTwnS6HhjI1WTpUfQ" xlink:type="simple">https://twitter.com/ChrisMurphyCT</text:a></text:p>
          </table:table-cell>
          <table:table-cell office:value-type="string" calcext:value-type="string">
            <text:p><text:a xlink:href="https://www.google.com/url?q=https://twitter.com/ChrisMurphyCT&amp;sa=D&amp;ust=1486060514347000&amp;usg=AFQjCNFLfYxvdYU1dyTwnS6HhjI1WTpUfQ" xlink:type="simple">@ChrisMurphyCT</text:a></text:p>
          </table:table-cell>
          <table:table-cell/>
          <table:table-cell office:value-type="string" calcext:value-type="string">
            <text:p>Colt Gateway, 120 Huyshope Avenue, Suite 401, Hartford, CT 06106</text:p>
          </table:table-cell>
          <table:table-cell table:number-columns-repeated="14"/>
        </table:table-row>
        <table:table-row table:style-name="ro5">
          <table:table-cell office:value-type="string" calcext:value-type="string">
            <text:p>Tom</text:p>
          </table:table-cell>
          <table:table-cell office:value-type="string" calcext:value-type="string">
            <text:p>Carper</text:p>
          </table:table-cell>
          <table:table-cell office:value-type="string" calcext:value-type="string">
            <text:p>D</text:p>
          </table:table-cell>
          <table:table-cell office:value-type="string" calcext:value-type="string">
            <text:p>DE</text:p>
          </table:table-cell>
          <table:table-cell/>
          <table:table-cell office:value-type="string" calcext:value-type="string">
            <text:p>Opposed</text:p>
          </table:table-cell>
          <table:table-cell office:value-type="string" calcext:value-type="string">
            <text:p><text:a xlink:href="https://www.google.com/url?q=https://twitter.com/hashtag/MuslimBan?src%3Dhash&amp;sa=D&amp;ust=1486060514347000&amp;usg=AFQjCNFd_qrwpWa2KrM-TsiYpEHPa4X0Vg" xlink:type="simple">Make no mistake, I'm against the #MuslimBan and I'm going to fight with all of my might against it</text:a></text:p>
          </table:table-cell>
          <table:table-cell office:value-type="string" calcext:value-type="string">
            <text:p><text:a xlink:href="https://www.google.com/url?q=https://twitter.com/SenatorCarper/status/825452001114873856&amp;sa=D&amp;ust=1486060514347000&amp;usg=AFQjCNGQ6f2IGKiC-po5WC5RDTiuK1iJ-Q" xlink:type="simple">https://twitter.com/SenatorCarper/status/825452001114873856</text:a></text:p>
          </table:table-cell>
          <table:table-cell table:style-name="ce3"/>
          <table:table-cell office:value-type="string" calcext:value-type="string">
            <text:p>513 Hart Senate Office Building</text:p>
          </table:table-cell>
          <table:table-cell office:value-type="string" calcext:value-type="string">
            <text:p>202-224-2441</text:p>
          </table:table-cell>
          <table:table-cell office:value-type="string" calcext:value-type="string">
            <text:p>302-573-6291</text:p>
          </table:table-cell>
          <table:table-cell office:value-type="string" calcext:value-type="string">
            <text:p><text:a xlink:href="https://www.google.com/url?q=http://www.carper.senate.gov/public/index.cfm/email-senator-carper&amp;sa=D&amp;ust=1486060514348000&amp;usg=AFQjCNEoGaTWwsUDNPplCnGf6DINh0PrZA" xlink:type="simple">www.carper.senate.gov/public/index.cfm/email-senator-carper</text:a></text:p>
          </table:table-cell>
          <table:table-cell office:value-type="string" calcext:value-type="string">
            <text:p><text:a xlink:href="https://www.google.com/url?q=https://twitter.com/SenatorCarper&amp;sa=D&amp;ust=1486060514348000&amp;usg=AFQjCNHanZzmRhm-XWI_XkFOMgpbog8nCA" xlink:type="simple">https://twitter.com/SenatorCarper</text:a></text:p>
          </table:table-cell>
          <table:table-cell office:value-type="string" calcext:value-type="string">
            <text:p><text:a xlink:href="https://www.google.com/url?q=https://twitter.com/SenatorCarper&amp;sa=D&amp;ust=1486060514348000&amp;usg=AFQjCNHanZzmRhm-XWI_XkFOMgpbog8nCA" xlink:type="simple">@SenatorCarper</text:a></text:p>
          </table:table-cell>
          <table:table-cell/>
          <table:table-cell office:value-type="string" calcext:value-type="string">
            <text:p>301 North Walnut Street, Suite 102L-1, Wilmington, DE 19801</text:p>
          </table:table-cell>
          <table:table-cell table:number-columns-repeated="14"/>
        </table:table-row>
        <table:table-row table:style-name="ro5">
          <table:table-cell office:value-type="string" calcext:value-type="string">
            <text:p>Chris</text:p>
          </table:table-cell>
          <table:table-cell office:value-type="string" calcext:value-type="string">
            <text:p>Coons</text:p>
          </table:table-cell>
          <table:table-cell office:value-type="string" calcext:value-type="string">
            <text:p>D</text:p>
          </table:table-cell>
          <table:table-cell office:value-type="string" calcext:value-type="string">
            <text:p>DE</text:p>
          </table:table-cell>
          <table:table-cell/>
          <table:table-cell office:value-type="string" calcext:value-type="string">
            <text:p>Opposed</text:p>
          </table:table-cell>
          <table:table-cell office:value-type="string" calcext:value-type="string">
            <text:p>...We are a nation of immigrants that has tried to lead by example. But today the world is seeing an America that is returning to the politics of exclusion based on religion or nationalist. I'm angered and saddened by President Trump's decision to sign an executive order that seems intenteded to make a point, not to make us safe. The executive orders by this preseident that exceed his authority can and should be challenges, as were the executive orders of previous presidents of both parties.</text:p>
          </table:table-cell>
          <table:table-cell office:value-type="string" calcext:value-type="string">
            <text:p><text:a xlink:href="https://www.google.com/url?q=https://t.co/LMprxzfM4A&amp;sa=D&amp;ust=1486060514348000&amp;usg=AFQjCNFpXCUySKAXRA2skAjEJF-z5YJJ2Q" xlink:type="simple">https://t.co/LMprxzfM4A</text:a></text:p>
          </table:table-cell>
          <table:table-cell table:style-name="ce3"/>
          <table:table-cell office:value-type="string" calcext:value-type="string">
            <text:p>127A Russell Senate Office Building</text:p>
          </table:table-cell>
          <table:table-cell office:value-type="string" calcext:value-type="string">
            <text:p>202-224-5042</text:p>
          </table:table-cell>
          <table:table-cell office:value-type="string" calcext:value-type="string">
            <text:p>302-573-6345</text:p>
          </table:table-cell>
          <table:table-cell office:value-type="string" calcext:value-type="string">
            <text:p><text:a xlink:href="https://www.google.com/url?q=https://www.coons.senate.gov/contact&amp;sa=D&amp;ust=1486060514348000&amp;usg=AFQjCNFD6dMq3rWGntRl7fSqOgWZCHmVxA" xlink:type="simple">https://www.coons.senate.gov/contact</text:a></text:p>
          </table:table-cell>
          <table:table-cell office:value-type="string" calcext:value-type="string">
            <text:p><text:a xlink:href="https://www.google.com/url?q=https://twitter.com/ChrisCoons&amp;sa=D&amp;ust=1486060514349000&amp;usg=AFQjCNHt5trnBc-9-s4PzMdwBVaDxf-qQg" xlink:type="simple">https://twitter.com/ChrisCoons</text:a></text:p>
          </table:table-cell>
          <table:table-cell office:value-type="string" calcext:value-type="string">
            <text:p><text:a xlink:href="https://www.google.com/url?q=https://twitter.com/ChrisCoons&amp;sa=D&amp;ust=1486060514349000&amp;usg=AFQjCNHt5trnBc-9-s4PzMdwBVaDxf-qQg" xlink:type="simple">@ChrisCoons</text:a></text:p>
          </table:table-cell>
          <table:table-cell/>
          <table:table-cell office:value-type="string" calcext:value-type="string">
            <text:p>1105 N. Market St., Suite 100, Wilmington, DE 19801</text:p>
          </table:table-cell>
          <table:table-cell table:number-columns-repeated="14"/>
        </table:table-row>
        <table:table-row table:style-name="ro5">
          <table:table-cell office:value-type="string" calcext:value-type="string">
            <text:p>Bill</text:p>
          </table:table-cell>
          <table:table-cell office:value-type="string" calcext:value-type="string">
            <text:p>Nelson</text:p>
          </table:table-cell>
          <table:table-cell office:value-type="string" calcext:value-type="string">
            <text:p>D</text:p>
          </table:table-cell>
          <table:table-cell office:value-type="string" calcext:value-type="string">
            <text:p>FL</text:p>
          </table:table-cell>
          <table:table-cell/>
          <table:table-cell office:value-type="string" calcext:value-type="string">
            <text:p>Opposed</text:p>
          </table:table-cell>
          <table:table-cell office:value-type="string" calcext:value-type="string">
            <text:p>We have to do everything we can to protect ourselves from those who want to do us harm, but a hastily-issued policy that bans everyone from one of these seven countries from entering the U.S. — including the Iraqi interpreters who served alongside our troops in Iraq — is not the answer.</text:p>
          </table:table-cell>
          <table:table-cell office:value-type="string" calcext:value-type="string">
            <text:p><text:a xlink:href="https://www.google.com/url?q=http://www.miamiherald.com/news/local/community/miami-dade/article129408379.html&amp;sa=D&amp;ust=1486060514349000&amp;usg=AFQjCNFyVlAubyfELZ5qCeAa0GalO5FEAA" xlink:type="simple">http://www.miamiherald.com/news/local/community/miami-dade/article129408379.html</text:a></text:p>
          </table:table-cell>
          <table:table-cell office:value-type="float" office:value="2018" calcext:value-type="float">
            <text:p>2018</text:p>
          </table:table-cell>
          <table:table-cell office:value-type="string" calcext:value-type="string">
            <text:p>716 Hart Senate Office Building</text:p>
          </table:table-cell>
          <table:table-cell office:value-type="string" calcext:value-type="string">
            <text:p>202-224-5274</text:p>
          </table:table-cell>
          <table:table-cell office:value-type="string" calcext:value-type="string">
            <text:p>954-693-4851</text:p>
          </table:table-cell>
          <table:table-cell office:value-type="string" calcext:value-type="string">
            <text:p><text:a xlink:href="https://www.google.com/url?q=https://www.billnelson.senate.gov/contact-bill&amp;sa=D&amp;ust=1486060514350000&amp;usg=AFQjCNFGlMMpG5AsbDofnPY4vqu9MiUz9Q" xlink:type="simple">https://www.billnelson.senate.gov/contact-bill</text:a></text:p>
          </table:table-cell>
          <table:table-cell office:value-type="string" calcext:value-type="string">
            <text:p><text:a xlink:href="https://www.google.com/url?q=https://twitter.com/SenBillNelson&amp;sa=D&amp;ust=1486060514350000&amp;usg=AFQjCNHP-AyP3suPbl46NCgfz0MJR7OT6w" xlink:type="simple">https://twitter.com/SenBillNelson</text:a></text:p>
          </table:table-cell>
          <table:table-cell office:value-type="string" calcext:value-type="string">
            <text:p><text:a xlink:href="https://www.google.com/url?q=https://twitter.com/SenBillNelson&amp;sa=D&amp;ust=1486060514350000&amp;usg=AFQjCNHP-AyP3suPbl46NCgfz0MJR7OT6w" xlink:type="simple">@SenBillNelson</text:a></text:p>
          </table:table-cell>
          <table:table-cell table:style-name="ce1" office:value-type="string" calcext:value-type="string">
            <text:p><text:a xlink:href="https://www.google.com/url?q=https://twitter.com/NelsonForSenate&amp;sa=D&amp;ust=1486060514350000&amp;usg=AFQjCNHW6FSq7BIIXTMzCD3kB0MT5UBPDg" xlink:type="simple">@NelsonForSenate</text:a></text:p>
          </table:table-cell>
          <table:table-cell office:value-type="string" calcext:value-type="string">
            <text:p>3416 South University Drive, Fort Lauderdale, FL 33328</text:p>
          </table:table-cell>
          <table:table-cell table:number-columns-repeated="14"/>
        </table:table-row>
        <table:table-row table:style-name="ro5">
          <table:table-cell office:value-type="string" calcext:value-type="string">
            <text:p>Marco</text:p>
          </table:table-cell>
          <table:table-cell office:value-type="string" calcext:value-type="string">
            <text:p>Rubio</text:p>
          </table:table-cell>
          <table:table-cell office:value-type="string" calcext:value-type="string">
            <text:p>R</text:p>
          </table:table-cell>
          <table:table-cell office:value-type="string" calcext:value-type="string">
            <text:p>FL</text:p>
          </table:table-cell>
          <table:table-cell/>
          <table:table-cell office:value-type="string" calcext:value-type="string">
            <text:p>Skeptical</text:p>
          </table:table-cell>
          <table:table-cell office:value-type="string" calcext:value-type="string">
            <text:p>We generally support additional vetting for many of those entering our country from nations where the United States has identified there are serious concerns regarding terrorist activities and planning. But given the broad scope and nature of these policy changes, we have some unanswered questions and concerns. We are seeking clarity on the changes to the Visa Waiver program, which is critical to the economies of our respective states.</text:p>
          </table:table-cell>
          <table:table-cell office:value-type="string" calcext:value-type="string">
            <text:p><text:a xlink:href="https://www.google.com/url?q=https://www.washingtonpost.com/news/the-fix/wp/2017/01/29/heres-where-republicans-stand-on-president-trumps-controversial-travel-ban/?utm_term%3D.f53e6b3e35fb&amp;sa=D&amp;ust=1486060514360000&amp;usg=AFQjCNE8jVPgNarcTk_YocqCZ6U10hjRTw" xlink:type="simple">https://www.washingtonpost.com/news/the-fix/wp/2017/01/29/heres-where-republicans-stand-on-president-trumps-controversial-travel-ban/?utm_term=.f53e6b3e35fb</text:a></text:p>
          </table:table-cell>
          <table:table-cell office:value-type="float" office:value="2022" calcext:value-type="float">
            <text:p>2022</text:p>
          </table:table-cell>
          <table:table-cell office:value-type="string" calcext:value-type="string">
            <text:p>284 Russell Senate Office Building</text:p>
          </table:table-cell>
          <table:table-cell office:value-type="string" calcext:value-type="string">
            <text:p>202-224-3041</text:p>
          </table:table-cell>
          <table:table-cell office:value-type="string" calcext:value-type="string">
            <text:p>407-254-2573</text:p>
          </table:table-cell>
          <table:table-cell office:value-type="string" calcext:value-type="string">
            <text:p><text:a xlink:href="https://www.google.com/url?q=http://www.rubio.senate.gov/public/index.cfm/contact&amp;sa=D&amp;ust=1486060514361000&amp;usg=AFQjCNG-k3psiPzcaAXh9TwfymKKYI7ApA" xlink:type="simple">http://www.rubio.senate.gov/public/index.cfm/contact</text:a></text:p>
          </table:table-cell>
          <table:table-cell office:value-type="string" calcext:value-type="string">
            <text:p><text:a xlink:href="https://www.google.com/url?q=https://twitter.com/marcorubio&amp;sa=D&amp;ust=1486060514361000&amp;usg=AFQjCNElIuoPWiNz9bzKzMQewB4bs3wHlA" xlink:type="simple">https://twitter.com/marcorubio</text:a></text:p>
          </table:table-cell>
          <table:table-cell office:value-type="string" calcext:value-type="string">
            <text:p><text:a xlink:href="https://www.google.com/url?q=https://twitter.com/marcorubio&amp;sa=D&amp;ust=1486060514361000&amp;usg=AFQjCNElIuoPWiNz9bzKzMQewB4bs3wHlA" xlink:type="simple">@marcorubio</text:a></text:p>
          </table:table-cell>
          <table:table-cell table:style-name="ce1" office:value-type="string" calcext:value-type="string">
            <text:p><text:a xlink:href="https://www.google.com/url?q=https://twitter.com/SenRubioPress&amp;sa=D&amp;ust=1486060514361000&amp;usg=AFQjCNGm7AyimRPiEoTrKT-omQBtl6DUwg" xlink:type="simple">@SenRubioPress</text:a></text:p>
          </table:table-cell>
          <table:table-cell office:value-type="string" calcext:value-type="string">
            <text:p>201 South Orange Ave, Suite 350, Orlando, FL 32801</text:p>
          </table:table-cell>
          <table:table-cell table:number-columns-repeated="14"/>
        </table:table-row>
        <table:table-row table:style-name="ro7">
          <table:table-cell office:value-type="string" calcext:value-type="string">
            <text:p>Johnny</text:p>
          </table:table-cell>
          <table:table-cell office:value-type="string" calcext:value-type="string">
            <text:p>Isakson</text:p>
          </table:table-cell>
          <table:table-cell office:value-type="string" calcext:value-type="string">
            <text:p>R</text:p>
          </table:table-cell>
          <table:table-cell office:value-type="string" calcext:value-type="string">
            <text:p>GA</text:p>
          </table:table-cell>
          <table:table-cell/>
          <table:table-cell office:value-type="string" calcext:value-type="string">
            <text:p>Skeptical</text:p>
          </table:table-cell>
          <table:table-cell office:value-type="string" calcext:value-type="string">
            <text:p>Two separate pieces from interviews -1) "President Trump and his administration have been taking steps to fulfill his campaign promises, and he’s right that we need to strengthen our national security and improve the vetting process for people coming into our country. Unfortunately, some important aspects of the process to ensure that this temporary travel ban could be implemented smoothly were overlooked. I hope that President Trump will consult with the national security team he has assembled with the advice and consent of the Senate, so that security measures are properly implemented and do not infringe on the constitutional rights of law-abiding Americans. I also believe that America should continue to be welcoming to refugees who are fleeing war and persecution and who share America’s ideals and values" 2) "I do think in the case of the immigration issue that the mandate over the weekend was not very well vetted and the people designed to carry out the mandate didn’t know what the mandate was, and when asked some of the questions it didn’t sound like the White House knew what it was exactly. They’ve amended it a couple times already. You need to be very careful when you’re issuing executive orders or passing laws that you vet them all the way through the system so you can carry them out once they’re in place.</text:p>
          </table:table-cell>
          <table:table-cell office:value-type="string" calcext:value-type="string">
            <text:p>http://politics.blog.ajc.com/2017/01/30/georgia-republicans-slowly-line-up-behind-donald-trumps-refugee-ban/ and https://www.washingtonpost.com/news/the-fix/wp/2017/01/29/heres-where-republicans-stand-on-president-trumps-controversial-travel-ban/?utm_term=.15d42fb8fe4e</text:p>
          </table:table-cell>
          <table:table-cell office:value-type="float" office:value="2022" calcext:value-type="float">
            <text:p>2022</text:p>
          </table:table-cell>
          <table:table-cell office:value-type="string" calcext:value-type="string">
            <text:p>131 Russell Senate Office Building</text:p>
          </table:table-cell>
          <table:table-cell office:value-type="string" calcext:value-type="string">
            <text:p>202-224-3643</text:p>
          </table:table-cell>
          <table:table-cell office:value-type="string" calcext:value-type="string">
            <text:p>770-661-0999</text:p>
          </table:table-cell>
          <table:table-cell office:value-type="string" calcext:value-type="string">
            <text:p><text:a xlink:href="https://www.google.com/url?q=https://www.isakson.senate.gov/public/index.cfm/email-me&amp;sa=D&amp;ust=1486060514361000&amp;usg=AFQjCNHZpgPxMu2ZNLMCb0gxWFov9hphsQ" xlink:type="simple">https://www.isakson.senate.gov/public/index.cfm/email-me</text:a></text:p>
          </table:table-cell>
          <table:table-cell office:value-type="string" calcext:value-type="string">
            <text:p><text:a xlink:href="https://www.google.com/url?q=https://twitter.com/SenatorIsakson&amp;sa=D&amp;ust=1486060514361000&amp;usg=AFQjCNGglobp6-mIP-UKOgtG25P2Bwnl6w" xlink:type="simple">https://twitter.com/SenatorIsakson</text:a></text:p>
          </table:table-cell>
          <table:table-cell office:value-type="string" calcext:value-type="string">
            <text:p><text:a xlink:href="https://www.google.com/url?q=https://twitter.com/SenatorIsakson&amp;sa=D&amp;ust=1486060514361000&amp;usg=AFQjCNGglobp6-mIP-UKOgtG25P2Bwnl6w" xlink:type="simple">@SenatorIsakson</text:a></text:p>
          </table:table-cell>
          <table:table-cell table:style-name="ce1" office:value-type="string" calcext:value-type="string">
            <text:p><text:a xlink:href="https://www.google.com/url?q=https://twitter.com/JohnnyIsakson&amp;sa=D&amp;ust=1486060514361000&amp;usg=AFQjCNHDXuKmeg-wmu9RGpuxzDLpRxHMuw" xlink:type="simple">@JohnnyIsakson</text:a></text:p>
          </table:table-cell>
          <table:table-cell office:value-type="string" calcext:value-type="string">
            <text:p>One Overton Park, 3625 Cumberland Blvd., Suite 970, Atlanta, GA 30339</text:p>
          </table:table-cell>
          <table:table-cell table:style-name="ce1" office:value-type="string" calcext:value-type="string">
            <text:p>Theguiardian.com, June 14, 2016 Senator Johnny Isakson of Georgia, who faces re-election this year, insisted that he hadn’t heard Trump’s speech on Monday. As Isakson told the Guardian: “I hate to comment on something I didn’t hear.” But the Republican did make clear his opposition to Trump’s Muslim ban, saying: “Banning immigrants coming into the country isn’t going to solve terrorism; banning guns is not going stop murder.”</text:p>
          </table:table-cell>
          <table:table-cell table:number-columns-repeated="13"/>
        </table:table-row>
        <table:table-row table:style-name="ro5">
          <table:table-cell office:value-type="string" calcext:value-type="string">
            <text:p>David</text:p>
          </table:table-cell>
          <table:table-cell office:value-type="string" calcext:value-type="string">
            <text:p>Perdue</text:p>
          </table:table-cell>
          <table:table-cell office:value-type="string" calcext:value-type="string">
            <text:p>R</text:p>
          </table:table-cell>
          <table:table-cell office:value-type="string" calcext:value-type="string">
            <text:p>GA</text:p>
          </table:table-cell>
          <table:table-cell/>
          <table:table-cell office:value-type="string" calcext:value-type="string">
            <text:p>Support</text:p>
          </table:table-cell>
          <table:table-cell office:value-type="string" calcext:value-type="string">
            <text:p>We are at war with ISIS and our previous president refused to put a plan in place to deal with this threat. We know terrorists identified our country's refugee system as a weakness and have purposed to exploit this program to their advantage. The first responsibility of any American President is to protect American citizens. This temporary pause will allow DHS to ensure the vetting process is improved. America will always be a compassionate country, and President Trump is taking action to protect all of our citizens.</text:p>
          </table:table-cell>
          <table:table-cell office:value-type="string" calcext:value-type="string">
            <text:p><text:a xlink:href="https://www.google.com/url?q=https://twitter.com/sendavidperdue/status/826211709295681538&amp;sa=D&amp;ust=1486060514362000&amp;usg=AFQjCNGYsWKoUo6VQY4TjAxqh27HJljzuA" xlink:type="simple">https://twitter.com/sendavidperdue/status/826211709295681538</text:a></text:p>
          </table:table-cell>
          <table:table-cell office:value-type="float" office:value="2020" calcext:value-type="float">
            <text:p>2020</text:p>
          </table:table-cell>
          <table:table-cell office:value-type="string" calcext:value-type="string">
            <text:p>416 Russell Senate Office Building</text:p>
          </table:table-cell>
          <table:table-cell office:value-type="string" calcext:value-type="string">
            <text:p>202-224-3521</text:p>
          </table:table-cell>
          <table:table-cell office:value-type="string" calcext:value-type="string">
            <text:p>614-469-6773</text:p>
          </table:table-cell>
          <table:table-cell office:value-type="string" calcext:value-type="string">
            <text:p><text:a xlink:href="https://www.google.com/url?q=https://www.perdue.senate.gov/connect/email&amp;sa=D&amp;ust=1486060514362000&amp;usg=AFQjCNHWnL_-8dW1cCgYJUtiIPKYwiP3ZQ" xlink:type="simple">https://www.perdue.senate.gov/connect/email</text:a></text:p>
          </table:table-cell>
          <table:table-cell office:value-type="string" calcext:value-type="string">
            <text:p><text:a xlink:href="https://www.google.com/url?q=https://twitter.com/sendavidperdue&amp;sa=D&amp;ust=1486060514362000&amp;usg=AFQjCNGMLqL4tPnTbPjnNM7TfqeAzgrP2w" xlink:type="simple">https://twitter.com/sendavidperdue</text:a></text:p>
          </table:table-cell>
          <table:table-cell office:value-type="string" calcext:value-type="string">
            <text:p><text:a xlink:href="https://www.google.com/url?q=https://twitter.com/sendavidperdue&amp;sa=D&amp;ust=1486060514362000&amp;usg=AFQjCNGMLqL4tPnTbPjnNM7TfqeAzgrP2w" xlink:type="simple">@sendavidperdue</text:a></text:p>
          </table:table-cell>
          <table:table-cell table:style-name="ce1" office:value-type="string" calcext:value-type="string">
            <text:p><text:a xlink:href="https://www.google.com/url?q=https://twitter.com/Perduesenate&amp;sa=D&amp;ust=1486060514362000&amp;usg=AFQjCNFC5cbBdnTsm9CUljWdB1055ECBAA" xlink:type="simple">@Perduesenate</text:a></text:p>
          </table:table-cell>
          <table:table-cell office:value-type="string" calcext:value-type="string">
            <text:p>191 Peachtree Street NE, Suite 3250, Atlanta, GA 30303 </text:p>
          </table:table-cell>
          <table:table-cell table:number-columns-repeated="14"/>
        </table:table-row>
        <table:table-row table:style-name="ro5">
          <table:table-cell office:value-type="string" calcext:value-type="string">
            <text:p>Mazie</text:p>
          </table:table-cell>
          <table:table-cell office:value-type="string" calcext:value-type="string">
            <text:p>Hirono</text:p>
          </table:table-cell>
          <table:table-cell office:value-type="string" calcext:value-type="string">
            <text:p>D</text:p>
          </table:table-cell>
          <table:table-cell office:value-type="string" calcext:value-type="string">
            <text:p>HI</text:p>
          </table:table-cell>
          <table:table-cell/>
          <table:table-cell office:value-type="string" calcext:value-type="string">
            <text:p>Opposed</text:p>
          </table:table-cell>
          <table:table-cell office:value-type="string" calcext:value-type="string">
            <text:p><text:a xlink:href="https://www.google.com/url?q=https://www.facebook.com/hashtag/refugeeswelcome?source%3Dfeed_text%26story_id%3D976053485860602&amp;sa=D&amp;ust=1486060514362000&amp;usg=AFQjCNHE2F6Bj1NZJdv8_ARciNRbO180mQ" xlink:type="simple">It’s despicable that President Trump chose Holocaust Remembrance Day to issue yet another executive order that exploits fear of refugees and immigrants. This is wrong. I will continue to fight the President’s extreme, knee jerk actions that divide our country. #RefugeesWelcome</text:a></text:p>
          </table:table-cell>
          <table:table-cell office:value-type="string" calcext:value-type="string">
            <text:p><text:a xlink:href="https://www.google.com/url?q=https://twitter.com/maziehirono/status/825124910959849473&amp;sa=D&amp;ust=1486060514362000&amp;usg=AFQjCNFuq2vlC9xZJ3YPfcW43cx14hzAsw" xlink:type="simple">https://twitter.com/maziehirono/status/825124910959849473</text:a></text:p>
          </table:table-cell>
          <table:table-cell table:style-name="ce3"/>
          <table:table-cell office:value-type="string" calcext:value-type="string">
            <text:p>330 Hart Senate Office Building</text:p>
          </table:table-cell>
          <table:table-cell office:value-type="string" calcext:value-type="string">
            <text:p>202-224-6361</text:p>
          </table:table-cell>
          <table:table-cell office:value-type="string" calcext:value-type="string">
            <text:p>808-522-8970</text:p>
          </table:table-cell>
          <table:table-cell office:value-type="string" calcext:value-type="string">
            <text:p><text:a xlink:href="https://www.google.com/url?q=https://www.hirono.senate.gov/contact&amp;sa=D&amp;ust=1486060514362000&amp;usg=AFQjCNGoQMQTX7_Asin_tNditoivyvFd_g" xlink:type="simple">www.hirono.senate.gov/contact</text:a></text:p>
          </table:table-cell>
          <table:table-cell office:value-type="string" calcext:value-type="string">
            <text:p><text:a xlink:href="https://www.google.com/url?q=https://twitter.com/maziehirono&amp;sa=D&amp;ust=1486060514362000&amp;usg=AFQjCNEabTRIJmwkgmB8DwCar-E9bavSsQ" xlink:type="simple">https://twitter.com/maziehirono</text:a></text:p>
          </table:table-cell>
          <table:table-cell office:value-type="string" calcext:value-type="string">
            <text:p><text:a xlink:href="https://www.google.com/url?q=https://twitter.com/maziehirono&amp;sa=D&amp;ust=1486060514362000&amp;usg=AFQjCNEabTRIJmwkgmB8DwCar-E9bavSsQ" xlink:type="simple">@maziehirono</text:a></text:p>
          </table:table-cell>
          <table:table-cell table:style-name="ce1" office:value-type="string" calcext:value-type="string">
            <text:p><text:a xlink:href="https://www.google.com/url?q=https://twitter.com/mazieforhawaii&amp;sa=D&amp;ust=1486060514363000&amp;usg=AFQjCNE5eGxyzSzIaW3YHl-STY51bdW6xA" xlink:type="simple">@mazieforhawaii</text:a></text:p>
          </table:table-cell>
          <table:table-cell office:value-type="string" calcext:value-type="string">
            <text:p>300 Ala Moana Blvd., Rm. 3-106, Honolulu, HI 96850</text:p>
          </table:table-cell>
          <table:table-cell table:number-columns-repeated="14"/>
        </table:table-row>
        <table:table-row table:style-name="ro4">
          <table:table-cell office:value-type="string" calcext:value-type="string">
            <text:p>Brian</text:p>
          </table:table-cell>
          <table:table-cell office:value-type="string" calcext:value-type="string">
            <text:p>Schatz</text:p>
          </table:table-cell>
          <table:table-cell office:value-type="string" calcext:value-type="string">
            <text:p>D</text:p>
          </table:table-cell>
          <table:table-cell office:value-type="string" calcext:value-type="string">
            <text:p>HI</text:p>
          </table:table-cell>
          <table:table-cell/>
          <table:table-cell office:value-type="string" calcext:value-type="string">
            <text:p>Opposed</text:p>
          </table:table-cell>
          <table:table-cell office:value-type="string" calcext:value-type="string">
            <text:p>(Among other tweets) Shame. Shame. Shame. Today is a dark day. I feel sick. #MuslimBan</text:p>
          </table:table-cell>
          <table:table-cell office:value-type="string" calcext:value-type="string">
            <text:p><text:a xlink:href="https://www.google.com/url?q=https://twitter.com/brianschatz/status/825149571252641792&amp;sa=D&amp;ust=1486060514363000&amp;usg=AFQjCNEnUX_jVIzNFqNWwq9cW6M5W-wdyA" xlink:type="simple">https://twitter.com/brianschatz/status/825149571252641792</text:a></text:p>
          </table:table-cell>
          <table:table-cell table:style-name="ce3"/>
          <table:table-cell office:value-type="string" calcext:value-type="string">
            <text:p>722 Hart Senate Office Building</text:p>
          </table:table-cell>
          <table:table-cell office:value-type="string" calcext:value-type="string">
            <text:p>202-224-3934</text:p>
          </table:table-cell>
          <table:table-cell office:value-type="string" calcext:value-type="string">
            <text:p>808-523-2061</text:p>
          </table:table-cell>
          <table:table-cell office:value-type="string" calcext:value-type="string">
            <text:p><text:a xlink:href="https://www.google.com/url?q=https://www.schatz.senate.gov/contact&amp;sa=D&amp;ust=1486060514363000&amp;usg=AFQjCNG2w3nCVm-vNFg5XMNjaDrM_e_66w" xlink:type="simple">www.schatz.senate.gov/contact</text:a></text:p>
          </table:table-cell>
          <table:table-cell office:value-type="string" calcext:value-type="string">
            <text:p><text:a xlink:href="https://www.google.com/url?q=https://twitter.com/brianschatz&amp;sa=D&amp;ust=1486060514363000&amp;usg=AFQjCNEoGihO7L7AD9_uimVERr8Ibmc94Q" xlink:type="simple">https://twitter.com/brianschatz</text:a></text:p>
          </table:table-cell>
          <table:table-cell office:value-type="string" calcext:value-type="string">
            <text:p><text:a xlink:href="https://www.google.com/url?q=https://twitter.com/brianschatz&amp;sa=D&amp;ust=1486060514363000&amp;usg=AFQjCNEoGihO7L7AD9_uimVERr8Ibmc94Q" xlink:type="simple">@brianschatz</text:a></text:p>
          </table:table-cell>
          <table:table-cell/>
          <table:table-cell office:value-type="string" calcext:value-type="string">
            <text:p>300 Ala Moana Boulevard, Room 7-212, Honolulu, HI 96850</text:p>
          </table:table-cell>
          <table:table-cell table:number-columns-repeated="14"/>
        </table:table-row>
        <table:table-row table:style-name="ro4">
          <table:table-cell office:value-type="string" calcext:value-type="string">
            <text:p>Joni</text:p>
          </table:table-cell>
          <table:table-cell office:value-type="string" calcext:value-type="string">
            <text:p>Ernst</text:p>
          </table:table-cell>
          <table:table-cell office:value-type="string" calcext:value-type="string">
            <text:p>R</text:p>
          </table:table-cell>
          <table:table-cell office:value-type="string" calcext:value-type="string">
            <text:p>IA</text:p>
          </table:table-cell>
          <table:table-cell/>
          <table:table-cell office:value-type="string" calcext:value-type="string">
            <text:p>Skeptical</text:p>
          </table:table-cell>
          <table:table-cell office:value-type="string" calcext:value-type="string">
            <text:p>With respect to the President’s Executive Order, there must be more clarity surrounding the order’s implementation. In our efforts to protect our nation from ISIS, we also must ensure we are not inadvertently penalizing our allies in the fight against radical Islamic terrorism– especially those who have supported U.S. military efforts in Iraq.</text:p>
          </table:table-cell>
          <table:table-cell office:value-type="string" calcext:value-type="string">
            <text:p><text:a xlink:href="https://www.google.com/url?q=https://www.washingtonpost.com/news/the-fix/wp/2017/01/29/heres-where-republicans-stand-on-president-trumps-controversial-travel-ban/?utm_term%3D.f53e6b3e35fb&amp;sa=D&amp;ust=1486060514363000&amp;usg=AFQjCNEr7_qNqBrP2z49zAustYebS2amyg" xlink:type="simple">https://www.washingtonpost.com/news/the-fix/wp/2017/01/29/heres-where-republicans-stand-on-president-trumps-controversial-travel-ban/?utm_term=.f53e6b3e35fb</text:a></text:p>
          </table:table-cell>
          <table:table-cell office:value-type="float" office:value="2020" calcext:value-type="float">
            <text:p>2020</text:p>
          </table:table-cell>
          <table:table-cell office:value-type="string" calcext:value-type="string">
            <text:p>731 Hart Senate Office Building</text:p>
          </table:table-cell>
          <table:table-cell office:value-type="string" calcext:value-type="string">
            <text:p>202-224-3254</text:p>
          </table:table-cell>
          <table:table-cell office:value-type="string" calcext:value-type="string">
            <text:p>(307) 261-6572</text:p>
          </table:table-cell>
          <table:table-cell office:value-type="string" calcext:value-type="string">
            <text:p><text:a xlink:href="https://www.google.com/url?q=https://www.ernst.senate.gov/public/index.cfm/contact&amp;sa=D&amp;ust=1486060514365000&amp;usg=AFQjCNFLy0zBewA8VFSA3AX5Og-QO2ujIA" xlink:type="simple">https://www.ernst.senate.gov/public/index.cfm/contact</text:a></text:p>
          </table:table-cell>
          <table:table-cell office:value-type="string" calcext:value-type="string">
            <text:p><text:a xlink:href="https://www.google.com/url?q=https://twitter.com/joniernst&amp;sa=D&amp;ust=1486060514365000&amp;usg=AFQjCNGJ88eQc9ucdO1pU8dlhu1S6lhKZQ" xlink:type="simple">https://twitter.com/joniernst</text:a></text:p>
          </table:table-cell>
          <table:table-cell office:value-type="string" calcext:value-type="string">
            <text:p><text:a xlink:href="https://www.google.com/url?q=https://twitter.com/joniernst&amp;sa=D&amp;ust=1486060514365000&amp;usg=AFQjCNGJ88eQc9ucdO1pU8dlhu1S6lhKZQ" xlink:type="simple">@joniernst</text:a></text:p>
          </table:table-cell>
          <table:table-cell/>
          <table:table-cell office:value-type="string" calcext:value-type="string">
            <text:p>733 Federal Building</text:p>
            <text:p>210 Walnut Street</text:p>
            <text:p>Des Moines, IA 50309</text:p>
          </table:table-cell>
          <table:table-cell table:number-columns-repeated="14"/>
        </table:table-row>
        <table:table-row table:style-name="ro5">
          <table:table-cell office:value-type="string" calcext:value-type="string">
            <text:p>Chuck</text:p>
          </table:table-cell>
          <table:table-cell office:value-type="string" calcext:value-type="string">
            <text:p>Grassley</text:p>
          </table:table-cell>
          <table:table-cell office:value-type="string" calcext:value-type="string">
            <text:p>R</text:p>
          </table:table-cell>
          <table:table-cell office:value-type="string" calcext:value-type="string">
            <text:p>IA</text:p>
          </table:table-cell>
          <table:table-cell/>
          <table:table-cell office:value-type="string" calcext:value-type="string">
            <text:p>Soft support</text:p>
          </table:table-cell>
          <table:table-cell office:value-type="string" calcext:value-type="string">
            <text:p>The goals of the Executive Order are commendable, and something President Trump promised during the campaign, but implementation will be key to ensuring the bad guys are kept out while remaining a welcoming nation to people of all backgrounds and religions.</text:p>
          </table:table-cell>
          <table:table-cell office:value-type="string" calcext:value-type="string">
            <text:p><text:a xlink:href="https://www.google.com/url?q=https://www.washingtonpost.com/news/the-fix/wp/2017/01/29/heres-where-republicans-stand-on-president-trumps-controversial-travel-ban/?utm_term%3D.55eed082f687&amp;sa=D&amp;ust=1486060514366000&amp;usg=AFQjCNEsKjbdt7XfJW84IKGQP3NdDOImVw" xlink:type="simple">https://www.washingtonpost.com/news/the-fix/wp/2017/01/29/heres-where-republicans-stand-on-president-trumps-controversial-travel-ban/?utm_term=.55eed082f687</text:a></text:p>
          </table:table-cell>
          <table:table-cell office:value-type="float" office:value="2022" calcext:value-type="float">
            <text:p>2022</text:p>
          </table:table-cell>
          <table:table-cell office:value-type="string" calcext:value-type="string">
            <text:p>135 Hart Senate Office Building</text:p>
          </table:table-cell>
          <table:table-cell office:value-type="string" calcext:value-type="string">
            <text:p>202-224-3744</text:p>
          </table:table-cell>
          <table:table-cell office:value-type="string" calcext:value-type="string">
            <text:p>(319) 363-6832</text:p>
          </table:table-cell>
          <table:table-cell office:value-type="string" calcext:value-type="string">
            <text:p><text:a xlink:href="https://www.google.com/url?q=http://www.grassley.senate.gov/contact&amp;sa=D&amp;ust=1486060514366000&amp;usg=AFQjCNG4wgDc_IUXkDTlzHtGZ_tdLpz1_w" xlink:type="simple">http://www.grassley.senate.gov/contact</text:a></text:p>
          </table:table-cell>
          <table:table-cell office:value-type="string" calcext:value-type="string">
            <text:p><text:a xlink:href="https://www.google.com/url?q=https://twitter.com/ChuckGrassley&amp;sa=D&amp;ust=1486060514366000&amp;usg=AFQjCNE7KStPKOY4WNuEbYRlAk4aHIPYLw" xlink:type="simple">https://twitter.com/ChuckGrassley</text:a></text:p>
          </table:table-cell>
          <table:table-cell office:value-type="string" calcext:value-type="string">
            <text:p><text:a xlink:href="https://www.google.com/url?q=https://twitter.com/ChuckGrassley&amp;sa=D&amp;ust=1486060514366000&amp;usg=AFQjCNE7KStPKOY4WNuEbYRlAk4aHIPYLw" xlink:type="simple">@ChuckGrassley</text:a></text:p>
          </table:table-cell>
          <table:table-cell/>
          <table:table-cell office:value-type="string" calcext:value-type="string">
            <text:p>111 7th Avenue SE, Box 13, Suite 6800, Cedar Rapids, IA</text:p>
          </table:table-cell>
          <table:table-cell table:number-columns-repeated="14"/>
        </table:table-row>
        <table:table-row table:style-name="ro5">
          <table:table-cell office:value-type="string" calcext:value-type="string">
            <text:p>Michael</text:p>
          </table:table-cell>
          <table:table-cell office:value-type="string" calcext:value-type="string">
            <text:p>Crapo</text:p>
          </table:table-cell>
          <table:table-cell office:value-type="string" calcext:value-type="string">
            <text:p>R</text:p>
          </table:table-cell>
          <table:table-cell office:value-type="string" calcext:value-type="string">
            <text:p>ID</text:p>
          </table:table-cell>
          <table:table-cell/>
          <table:table-cell office:value-type="string" calcext:value-type="string">
            <text:p>Soft support</text:p>
          </table:table-cell>
          <table:table-cell office:value-type="string" calcext:value-type="string">
            <text:p>I fully agree with the President's intention to improve security at our borders and more fully vet those entering our country. That said, the way this order is implemented in the coming days and weeks may change as we've already seen unintended consequences for holders of legal green cards and others who were initially detained. I respect the differing viewpoints of Idahoans on the issue and ask for patience as we work through the plans needed to ensure our longterm safety.</text:p>
          </table:table-cell>
          <table:table-cell office:value-type="string" calcext:value-type="string">
            <text:p><text:a xlink:href="https://www.google.com/url?q=https://twitter.com/MikeCrapo/status/826168487991205888&amp;sa=D&amp;ust=1486060514367000&amp;usg=AFQjCNFt-sAFrfpb0klp_9fgWUAZZgxPDQ" xlink:type="simple">https://twitter.com/MikeCrapo/status/826168487991205888</text:a></text:p>
          </table:table-cell>
          <table:table-cell office:value-type="float" office:value="2022" calcext:value-type="float">
            <text:p>2022</text:p>
          </table:table-cell>
          <table:table-cell office:value-type="string" calcext:value-type="string">
            <text:p>239 Dirksen Senate Office Building</text:p>
          </table:table-cell>
          <table:table-cell office:value-type="string" calcext:value-type="string">
            <text:p>202-224-6142</text:p>
          </table:table-cell>
          <table:table-cell office:value-type="string" calcext:value-type="string">
            <text:p>(208) 522-9779</text:p>
          </table:table-cell>
          <table:table-cell office:value-type="string" calcext:value-type="string">
            <text:p><text:a xlink:href="https://www.google.com/url?q=http://www.crapo.senate.gov/contact/email.cfm&amp;sa=D&amp;ust=1486060514367000&amp;usg=AFQjCNEA6QET47f1oZlQd5WuVWq5lEDowA" xlink:type="simple">http://www.crapo.senate.gov/contact/email.cfm</text:a></text:p>
          </table:table-cell>
          <table:table-cell office:value-type="string" calcext:value-type="string">
            <text:p><text:a xlink:href="https://www.google.com/url?q=https://twitter.com/MikeCrapo&amp;sa=D&amp;ust=1486060514367000&amp;usg=AFQjCNGPjUbdVLoVLHrN-1QPJXosdQvQRQ" xlink:type="simple">https://twitter.com/MikeCrapo</text:a></text:p>
          </table:table-cell>
          <table:table-cell office:value-type="string" calcext:value-type="string">
            <text:p><text:a xlink:href="https://www.google.com/url?q=https://twitter.com/MikeCrapo&amp;sa=D&amp;ust=1486060514367000&amp;usg=AFQjCNGPjUbdVLoVLHrN-1QPJXosdQvQRQ" xlink:type="simple">@MikeCrapo</text:a></text:p>
          </table:table-cell>
          <table:table-cell/>
          <table:table-cell office:value-type="string" calcext:value-type="string">
            <text:p>410 Memorial Drive, Suite 204, Idaho Falls, ID 83402 </text:p>
          </table:table-cell>
          <table:table-cell table:number-columns-repeated="14"/>
        </table:table-row>
        <table:table-row table:style-name="ro5">
          <table:table-cell office:value-type="string" calcext:value-type="string">
            <text:p>Jim</text:p>
          </table:table-cell>
          <table:table-cell office:value-type="string" calcext:value-type="string">
            <text:p>Risch</text:p>
          </table:table-cell>
          <table:table-cell office:value-type="string" calcext:value-type="string">
            <text:p>R</text:p>
          </table:table-cell>
          <table:table-cell office:value-type="string" calcext:value-type="string">
            <text:p>ID</text:p>
          </table:table-cell>
          <table:table-cell/>
          <table:table-cell office:value-type="string" calcext:value-type="string">
            <text:p>Soft support</text:p>
          </table:table-cell>
          <table:table-cell office:value-type="string" calcext:value-type="string">
            <text:p>Senator Risch believes the security of America and Americans is of the upmost importance. Since the order was issued just this past Friday, and there is much speculation about specifics of the President’s action, and many moving parts, Senator Risch is gathering and reviewing information from a number of sources and will learn more when he returns to Washington, D.C. for briefings this week. A comment at this time would be premature. “Senator Risch has consistently said that, in many cases, the US vetting process for many areas of the world has been inadequate and does not ensure the safety of all Americans.”</text:p>
          </table:table-cell>
          <table:table-cell office:value-type="string" calcext:value-type="string">
            <text:p><text:a xlink:href="https://www.google.com/url?q=http://www.idahostatesman.com/news/politics-government/state-politics/article129514754.html&amp;sa=D&amp;ust=1486060514367000&amp;usg=AFQjCNGyX_UqaLE1kNfpQ6RvD8eotf1_kQ" xlink:type="simple">http://www.idahostatesman.com/news/politics-government/state-politics/article129514754.html</text:a></text:p>
          </table:table-cell>
          <table:table-cell office:value-type="float" office:value="2020" calcext:value-type="float">
            <text:p>2020</text:p>
          </table:table-cell>
          <table:table-cell office:value-type="string" calcext:value-type="string">
            <text:p>483 Russell Senate Office Building</text:p>
          </table:table-cell>
          <table:table-cell office:value-type="string" calcext:value-type="string">
            <text:p>202-224-2752</text:p>
          </table:table-cell>
          <table:table-cell office:value-type="string" calcext:value-type="string">
            <text:p>208-342-7985</text:p>
          </table:table-cell>
          <table:table-cell office:value-type="string" calcext:value-type="string">
            <text:p><text:a xlink:href="https://www.google.com/url?q=http://www.risch.senate.gov/public/index.cfm?p%3DEmail&amp;sa=D&amp;ust=1486060514367000&amp;usg=AFQjCNFMQmCOqmlAn5h25cruRgfWh0j_Zw" xlink:type="simple">http://www.risch.senate.gov/public/index.cfm?p=Email</text:a></text:p>
          </table:table-cell>
          <table:table-cell office:value-type="string" calcext:value-type="string">
            <text:p><text:a xlink:href="https://www.google.com/url?q=https://twitter.com/SenatorRisch&amp;sa=D&amp;ust=1486060514367000&amp;usg=AFQjCNH3UsZxZKcpSvlH3jqmdw_-t6J6xQ" xlink:type="simple">https://twitter.com/SenatorRisch</text:a></text:p>
          </table:table-cell>
          <table:table-cell office:value-type="string" calcext:value-type="string">
            <text:p><text:a xlink:href="https://www.google.com/url?q=https://twitter.com/SenatorRisch&amp;sa=D&amp;ust=1486060514367000&amp;usg=AFQjCNH3UsZxZKcpSvlH3jqmdw_-t6J6xQ" xlink:type="simple">@SenatorRisch</text:a></text:p>
          </table:table-cell>
          <table:table-cell/>
          <table:table-cell office:value-type="string" calcext:value-type="string">
            <text:p>350 N. 9th St., Suite 302, Boise, Idaho 83702</text:p>
          </table:table-cell>
          <table:table-cell table:number-columns-repeated="14"/>
        </table:table-row>
        <table:table-row table:style-name="ro8">
          <table:table-cell office:value-type="string" calcext:value-type="string">
            <text:p>Tammy</text:p>
          </table:table-cell>
          <table:table-cell office:value-type="string" calcext:value-type="string">
            <text:p>Duckworth</text:p>
          </table:table-cell>
          <table:table-cell office:value-type="string" calcext:value-type="string">
            <text:p>D</text:p>
          </table:table-cell>
          <table:table-cell office:value-type="string" calcext:value-type="string">
            <text:p>IL</text:p>
          </table:table-cell>
          <table:table-cell/>
          <table:table-cell office:value-type="string" calcext:value-type="string">
            <text:p>Opposed</text:p>
          </table:table-cell>
          <table:table-cell office:value-type="string" calcext:value-type="string">
            <text:p>Joint statement with Durbin - This rushed and poorly drafted Trump Administration initiative endangers our national security by limiting travel from certain Muslim-majority countries, and it may violate long-standing immigration law in its treatment of legal permanent residents by undermining vital rights like due process and equal protection that are guaranteed by the United States Constitution... The chaotic execution of this [Executive Order] … raises serious concerns in regard to whether taxpayer dollars were efficiently and effectively spent, rather than wasted on unwarranted and unjust detentions of lawful permanent residents (LPRs) and others who posed no security threat, and who had already been authorized by the United States Government to enter our country,” Duckworth and Durbin wrote. “We are deeply concerned by [Customs and Border Protection’s] failure to respond to time-sensitive Congressional oversight inquiries and allegations that the agency refused to permit attorneys to meet with detained LPRs at O’Hare and other airports across the country</text:p>
          </table:table-cell>
          <table:table-cell office:value-type="string" calcext:value-type="string">
            <text:p><text:a xlink:href="https://www.google.com/url?q=https://www.duckworth.senate.gov/content/duckworth-durbin-request-immediate-investigation-department-homeland-security%25E2%2580%2599s&amp;sa=D&amp;ust=1486060514368000&amp;usg=AFQjCNFxJOoidFazKFaCHZzmz7Igc1KA1A" xlink:type="simple">https://www.duckworth.senate.gov/content/duckworth-durbin-request-immediate-investigation-department-homeland-security%E2%80%99s</text:a></text:p>
          </table:table-cell>
          <table:table-cell table:style-name="ce3"/>
          <table:table-cell office:value-type="string" calcext:value-type="string">
            <text:p>524 Hart Senate Office Building</text:p>
          </table:table-cell>
          <table:table-cell office:value-type="string" calcext:value-type="string">
            <text:p>202-224-2854</text:p>
          </table:table-cell>
          <table:table-cell office:value-type="string" calcext:value-type="string">
            <text:p>(312)886-3506</text:p>
          </table:table-cell>
          <table:table-cell office:value-type="string" calcext:value-type="string">
            <text:p><text:a xlink:href="https://www.google.com/url?q=https://www.duckworth.senate.gov/content/contact-senator&amp;sa=D&amp;ust=1486060514368000&amp;usg=AFQjCNGYRMvLrL-c1dUpksmbTmIj0DnAng" xlink:type="simple">https://www.duckworth.senate.gov/content/contact-senator</text:a></text:p>
          </table:table-cell>
          <table:table-cell office:value-type="string" calcext:value-type="string">
            <text:p><text:a xlink:href="https://www.google.com/url?q=https://twitter.com/RepDuckworth&amp;sa=D&amp;ust=1486060514368000&amp;usg=AFQjCNFyJxaBhV1RpBRll-ryx9cvG9C_hA" xlink:type="simple">https://twitter.com/RepDuckworth</text:a></text:p>
          </table:table-cell>
          <table:table-cell office:value-type="string" calcext:value-type="string">
            <text:p><text:a xlink:href="https://www.google.com/url?q=https://twitter.com/RepDuckworth&amp;sa=D&amp;ust=1486060514368000&amp;usg=AFQjCNFyJxaBhV1RpBRll-ryx9cvG9C_hA" xlink:type="simple">@RepDuckworth</text:a></text:p>
          </table:table-cell>
          <table:table-cell/>
          <table:table-cell office:value-type="string" calcext:value-type="string">
            <text:p>230 S. Dearborn Street, Suite 3892, Chicago, IL 60604</text:p>
          </table:table-cell>
          <table:table-cell table:number-columns-repeated="14"/>
        </table:table-row>
        <table:table-row table:style-name="ro8">
          <table:table-cell office:value-type="string" calcext:value-type="string">
            <text:p>Richard</text:p>
          </table:table-cell>
          <table:table-cell office:value-type="string" calcext:value-type="string">
            <text:p>Durbin</text:p>
          </table:table-cell>
          <table:table-cell office:value-type="string" calcext:value-type="string">
            <text:p>D</text:p>
          </table:table-cell>
          <table:table-cell office:value-type="string" calcext:value-type="string">
            <text:p>IL</text:p>
          </table:table-cell>
          <table:table-cell/>
          <table:table-cell office:value-type="string" calcext:value-type="string">
            <text:p>Opposed</text:p>
          </table:table-cell>
          <table:table-cell office:value-type="string" calcext:value-type="string">
            <text:p>Joint statement with Duckworth - This rushed and poorly drafted Trump Administration initiative endangers our national security by limiting travel from certain Muslim-majority countries, and it may violate long-standing immigration law in its treatment of legal permanent residents by undermining vital rights like due process and equal protection that are guaranteed by the United States Constitution... The chaotic execution of this [Executive Order] … raises serious concerns in regard to whether taxpayer dollars were efficiently and effectively spent, rather than wasted on unwarranted and unjust detentions of lawful permanent residents (LPRs) and others who posed no security threat, and who had already been authorized by the United States Government to enter our country,” Duckworth and Durbin wrote. “We are deeply concerned by [Customs and Border Protection’s] failure to respond to time-sensitive Congressional oversight inquiries and allegations that the agency refused to permit attorneys to meet with detained LPRs at O’Hare and other airports across the country</text:p>
          </table:table-cell>
          <table:table-cell office:value-type="string" calcext:value-type="string">
            <text:p><text:a xlink:href="https://www.google.com/url?q=https://www.duckworth.senate.gov/content/duckworth-durbin-request-immediate-investigation-department-homeland-security%25E2%2580%2599s&amp;sa=D&amp;ust=1486060514368000&amp;usg=AFQjCNFxJOoidFazKFaCHZzmz7Igc1KA1A" xlink:type="simple">https://www.duckworth.senate.gov/content/duckworth-durbin-request-immediate-investigation-department-homeland-security%E2%80%99s</text:a></text:p>
          </table:table-cell>
          <table:table-cell table:style-name="ce3"/>
          <table:table-cell office:value-type="string" calcext:value-type="string">
            <text:p>711 Hart Senate Office Building</text:p>
          </table:table-cell>
          <table:table-cell office:value-type="string" calcext:value-type="string">
            <text:p>202-224-2152</text:p>
          </table:table-cell>
          <table:table-cell office:value-type="string" calcext:value-type="string">
            <text:p>(312)353-4952</text:p>
          </table:table-cell>
          <table:table-cell office:value-type="string" calcext:value-type="string">
            <text:p><text:a xlink:href="https://www.google.com/url?q=https://www.durbin.senate.gov/contact/&amp;sa=D&amp;ust=1486060514368000&amp;usg=AFQjCNHZJfAGiZyqVrUrV2Y3eLw6QhNo0A" xlink:type="simple">https://www.durbin.senate.gov/contact/</text:a></text:p>
          </table:table-cell>
          <table:table-cell office:value-type="string" calcext:value-type="string">
            <text:p><text:a xlink:href="https://www.google.com/url?q=https://twitter.com/SenatorDurbin&amp;sa=D&amp;ust=1486060514368000&amp;usg=AFQjCNHxHn1sGJq5AQ9YETjS4QFygGY4Sw" xlink:type="simple">https://twitter.com/SenatorDurbin</text:a></text:p>
          </table:table-cell>
          <table:table-cell office:value-type="string" calcext:value-type="string">
            <text:p><text:a xlink:href="https://www.google.com/url?q=https://twitter.com/SenatorDurbin&amp;sa=D&amp;ust=1486060514368000&amp;usg=AFQjCNHxHn1sGJq5AQ9YETjS4QFygGY4Sw" xlink:type="simple">@SenatorDurbin</text:a></text:p>
          </table:table-cell>
          <table:table-cell/>
          <table:table-cell office:value-type="string" calcext:value-type="string">
            <text:p>230 S. Dearborn Street, Suite 3892, Chicago, IL 60604</text:p>
          </table:table-cell>
          <table:table-cell table:number-columns-repeated="14"/>
        </table:table-row>
        <table:table-row table:style-name="ro5">
          <table:table-cell office:value-type="string" calcext:value-type="string">
            <text:p>Joe</text:p>
          </table:table-cell>
          <table:table-cell office:value-type="string" calcext:value-type="string">
            <text:p>Donnelly</text:p>
          </table:table-cell>
          <table:table-cell office:value-type="string" calcext:value-type="string">
            <text:p>D</text:p>
          </table:table-cell>
          <table:table-cell office:value-type="string" calcext:value-type="string">
            <text:p>IN</text:p>
          </table:table-cell>
          <table:table-cell/>
          <table:table-cell office:value-type="string" calcext:value-type="string">
            <text:p>Opposed - protested at airport</text:p>
          </table:table-cell>
          <table:table-cell office:value-type="string" calcext:value-type="string">
            <text:p>We can make our country even safer and do so in a way that is consistent with our values. The executive order that was signed yesterday by President Trump is not one of those ways.</text:p>
          </table:table-cell>
          <table:table-cell office:value-type="string" calcext:value-type="string">
            <text:p><text:a xlink:href="https://www.google.com/url?q=https://twitter.com/SenDonnelly/status/825391567099850752&amp;sa=D&amp;ust=1486060514370000&amp;usg=AFQjCNGomuMy4zQzKc5E1ImEChb_mJ285A" xlink:type="simple">https://twitter.com/SenDonnelly/status/825391567099850752</text:a></text:p>
          </table:table-cell>
          <table:table-cell table:style-name="ce3"/>
          <table:table-cell office:value-type="string" calcext:value-type="string">
            <text:p>720 Hart Senate Office Building</text:p>
          </table:table-cell>
          <table:table-cell office:value-type="string" calcext:value-type="string">
            <text:p>202-224-4814</text:p>
          </table:table-cell>
          <table:table-cell office:value-type="string" calcext:value-type="string">
            <text:p>812-425-5813</text:p>
          </table:table-cell>
          <table:table-cell office:value-type="string" calcext:value-type="string">
            <text:p><text:a xlink:href="https://www.google.com/url?q=https://www.donnelly.senate.gov/contact/email-joe&amp;sa=D&amp;ust=1486060514370000&amp;usg=AFQjCNElekE2bo8Wy81NLx94-n3y9Nwf3w" xlink:type="simple">https://www.donnelly.senate.gov/contact/email-joe</text:a></text:p>
          </table:table-cell>
          <table:table-cell office:value-type="string" calcext:value-type="string">
            <text:p><text:a xlink:href="https://www.google.com/url?q=https://twitter.com/SenDonnelly&amp;sa=D&amp;ust=1486060514370000&amp;usg=AFQjCNFgthS0lht49fth-UPeneJNA5w_FQ" xlink:type="simple">https://twitter.com/SenDonnelly</text:a></text:p>
          </table:table-cell>
          <table:table-cell office:value-type="string" calcext:value-type="string">
            <text:p><text:a xlink:href="https://www.google.com/url?q=https://twitter.com/SenDonnelly&amp;sa=D&amp;ust=1486060514370000&amp;usg=AFQjCNFgthS0lht49fth-UPeneJNA5w_FQ" xlink:type="simple">@SenDonnelly</text:a></text:p>
          </table:table-cell>
          <table:table-cell/>
          <table:table-cell office:value-type="string" calcext:value-type="string">
            <text:p>123 NW 4th Street, Suite 416, Evansville, IN 47708</text:p>
          </table:table-cell>
          <table:table-cell table:number-columns-repeated="14"/>
        </table:table-row>
        <table:table-row table:style-name="ro5">
          <table:table-cell office:value-type="string" calcext:value-type="string">
            <text:p>Todd</text:p>
          </table:table-cell>
          <table:table-cell office:value-type="string" calcext:value-type="string">
            <text:p>Young</text:p>
          </table:table-cell>
          <table:table-cell office:value-type="string" calcext:value-type="string">
            <text:p>R</text:p>
          </table:table-cell>
          <table:table-cell office:value-type="string" calcext:value-type="string">
            <text:p>IN</text:p>
          </table:table-cell>
          <table:table-cell/>
          <table:table-cell office:value-type="string" calcext:value-type="string">
            <text:p>Support</text:p>
          </table:table-cell>
          <table:table-cell office:value-type="string" calcext:value-type="string">
            <text:p>I look forward to carefully analyzing this temporary executive order and its effects, and working with this new administration and my colleagues in Congress to keep America safe while finally ending the unspeakable suffering of the Syrian people.</text:p>
          </table:table-cell>
          <table:table-cell table:style-name="ce3"/>
          <table:table-cell office:value-type="float" office:value="2022" calcext:value-type="float">
            <text:p>2022</text:p>
          </table:table-cell>
          <table:table-cell office:value-type="string" calcext:value-type="string">
            <text:p>493 Russell Senate Office Building</text:p>
          </table:table-cell>
          <table:table-cell office:value-type="string" calcext:value-type="string">
            <text:p>202-224-5623</text:p>
          </table:table-cell>
          <table:table-cell office:value-type="string" calcext:value-type="string">
            <text:p>317-226-6700</text:p>
          </table:table-cell>
          <table:table-cell office:value-type="string" calcext:value-type="string">
            <text:p><text:a xlink:href="https://www.google.com/url?q=https://www.young.senate.gov/content/contact-senator&amp;sa=D&amp;ust=1486060514371000&amp;usg=AFQjCNGRUaoDiZ4PJVrKAq4YM58qkbNtcw" xlink:type="simple">https://www.young.senate.gov/content/contact-senator</text:a></text:p>
          </table:table-cell>
          <table:table-cell office:value-type="string" calcext:value-type="string">
            <text:p><text:a xlink:href="https://www.google.com/url?q=https://twitter.com/RepToddYoung&amp;sa=D&amp;ust=1486060514371000&amp;usg=AFQjCNFGiWYQmlqQAIdlbNvqQnCrdjNVsQ" xlink:type="simple">@RepToddYoung</text:a></text:p>
          </table:table-cell>
          <table:table-cell table:style-name="ce3" office:value-type="string" calcext:value-type="string">
            <text:p/>
          </table:table-cell>
          <table:table-cell table:style-name="ce1" office:value-type="string" calcext:value-type="string">
            <text:p><text:a xlink:href="https://www.google.com/url?q=https://twitter.com/ToddYoungIN&amp;sa=D&amp;ust=1486060514371000&amp;usg=AFQjCNEzw-IVR5FLSVWomdvvW0JvIRkV9A" xlink:type="simple">@ToddYoungIN</text:a></text:p>
          </table:table-cell>
          <table:table-cell office:value-type="string" calcext:value-type="string">
            <text:p>46 East Ohio Street, Suite 462, Indianapolis, IN 46204</text:p>
          </table:table-cell>
          <table:table-cell table:number-columns-repeated="14"/>
        </table:table-row>
        <table:table-row table:style-name="ro5">
          <table:table-cell office:value-type="string" calcext:value-type="string">
            <text:p>Jerry</text:p>
          </table:table-cell>
          <table:table-cell office:value-type="string" calcext:value-type="string">
            <text:p>Moran</text:p>
          </table:table-cell>
          <table:table-cell office:value-type="string" calcext:value-type="string">
            <text:p>R</text:p>
          </table:table-cell>
          <table:table-cell office:value-type="string" calcext:value-type="string">
            <text:p>KS</text:p>
          </table:table-cell>
          <table:table-cell/>
          <table:table-cell office:value-type="string" calcext:value-type="string">
            <text:p>Opposed</text:p>
          </table:table-cell>
          <table:table-cell office:value-type="string" calcext:value-type="string">
            <text:p>Keeping Americans safe should be our federal government's top priority. Strengthening our immigration system is critical to that end, and it’s common sense to have appropriate vetting procedures in place for individuals wishing to travel to our country. While I support thorough vetting, I do not support restricting the rights of U.S. citizens and lawful permanent residents. Furthermore, far-reaching national security policy should always be devised in consultation with Congress and relevant government agencies.</text:p>
          </table:table-cell>
          <table:table-cell office:value-type="string" calcext:value-type="string">
            <text:p><text:a xlink:href="https://www.google.com/url?q=http://www.moran.senate.gov/public/index.cfm/news-releases?ID%3D293BF2D8-A60C-4B8B-9B21-6D4CEE08CEAF&amp;sa=D&amp;ust=1486060514371000&amp;usg=AFQjCNFzm9m3Q-ZH2Huo8mglA60daK52aQ" xlink:type="simple">http://www.moran.senate.gov/public/index.cfm/news-releases?ID=293BF2D8-A60C-4B8B-9B21-6D4CEE08CEAF</text:a></text:p>
          </table:table-cell>
          <table:table-cell office:value-type="float" office:value="2022" calcext:value-type="float">
            <text:p>2022</text:p>
          </table:table-cell>
          <table:table-cell office:value-type="string" calcext:value-type="string">
            <text:p>361A Russell Senate Office Building</text:p>
          </table:table-cell>
          <table:table-cell office:value-type="string" calcext:value-type="string">
            <text:p>202-224-6521</text:p>
          </table:table-cell>
          <table:table-cell office:value-type="string" calcext:value-type="string">
            <text:p>785-628-6401</text:p>
          </table:table-cell>
          <table:table-cell office:value-type="string" calcext:value-type="string">
            <text:p><text:a xlink:href="https://www.google.com/url?q=https://www.moran.senate.gov/public/index.cfm/e-mail-jerry&amp;sa=D&amp;ust=1486060514371000&amp;usg=AFQjCNGUftLiVBb6rfh8nts1B3ChBRxalg" xlink:type="simple">https://www.moran.senate.gov/public/index.cfm/e-mail-jerry</text:a></text:p>
          </table:table-cell>
          <table:table-cell office:value-type="string" calcext:value-type="string">
            <text:p><text:a xlink:href="https://www.google.com/url?q=https://twitter.com/JerryMoran&amp;sa=D&amp;ust=1486060514371000&amp;usg=AFQjCNFg2C5FjOKeYuj8Aa2WotX5nRTbGw" xlink:type="simple">https://twitter.com/JerryMoran</text:a></text:p>
          </table:table-cell>
          <table:table-cell office:value-type="string" calcext:value-type="string">
            <text:p><text:a xlink:href="https://www.google.com/url?q=https://twitter.com/JerryMoran&amp;sa=D&amp;ust=1486060514371000&amp;usg=AFQjCNFg2C5FjOKeYuj8Aa2WotX5nRTbGw" xlink:type="simple">@JerryMoran</text:a></text:p>
          </table:table-cell>
          <table:table-cell table:style-name="ce1" office:value-type="string" calcext:value-type="string">
            <text:p><text:a xlink:href="https://www.google.com/url?q=https://twitter.com/moranforkansas&amp;sa=D&amp;ust=1486060514371000&amp;usg=AFQjCNEsAGW7-bauwBCLa7X3ynE4dpD09Q" xlink:type="simple">@moranforkansas</text:a></text:p>
          </table:table-cell>
          <table:table-cell office:value-type="string" calcext:value-type="string">
            <text:p>1200 Main St., Suite 402, P.O. Box 249, Hays, KS 67601</text:p>
          </table:table-cell>
          <table:table-cell table:number-columns-repeated="14"/>
        </table:table-row>
        <table:table-row table:style-name="ro2">
          <table:table-cell office:value-type="string" calcext:value-type="string">
            <text:p>Pat</text:p>
          </table:table-cell>
          <table:table-cell office:value-type="string" calcext:value-type="string">
            <text:p>Roberts</text:p>
          </table:table-cell>
          <table:table-cell office:value-type="string" calcext:value-type="string">
            <text:p>R</text:p>
          </table:table-cell>
          <table:table-cell office:value-type="string" calcext:value-type="string">
            <text:p>KS</text:p>
          </table:table-cell>
          <table:table-cell/>
          <table:table-cell office:value-type="string" calcext:value-type="string">
            <text:p>Soft support</text:p>
          </table:table-cell>
          <table:table-cell office:value-type="string" calcext:value-type="string">
            <text:p>"I agree with President Trump that we need a major overhaul of our immigration system and a better vetting process for those entering our nation. One attack on our shores like those in Paris and Brussels is one too many. We have also seen too many crimes committed by illegal immigrants that should never have been in our country in the first place. However, we need to strike a balance that protects the rights of Americans and those permitted to enter the country legally. The president needs to work with Congress to ensure every aspect of a major policy change such as this is taken into consideration</text:p>
          </table:table-cell>
          <table:table-cell office:value-type="string" calcext:value-type="string">
            <text:p><text:a xlink:href="https://www.google.com/url?q=http://www.roberts.senate.gov/public/index.cfm?p%3DPressReleases%26ContentRecord_id%3DC20BCAB5-84EB-49F1-AC2A-DAA2B7940A0A&amp;sa=D&amp;ust=1486060514372000&amp;usg=AFQjCNHaeY4G_ttNB0vQ4FZOVm2zadW7Ew" xlink:type="simple">http://www.roberts.senate.gov/public/index.cfm?p=PressReleases&amp;ContentRecord_id=C20BCAB5-84EB-49F1-AC2A-DAA2B7940A0A</text:a></text:p>
          </table:table-cell>
          <table:table-cell office:value-type="float" office:value="2020" calcext:value-type="float">
            <text:p>2020</text:p>
          </table:table-cell>
          <table:table-cell office:value-type="string" calcext:value-type="string">
            <text:p>109 Hart Senate Office Building</text:p>
          </table:table-cell>
          <table:table-cell office:value-type="string" calcext:value-type="string">
            <text:p>202-224-4774</text:p>
          </table:table-cell>
          <table:table-cell office:value-type="string" calcext:value-type="string">
            <text:p>913-451-9343</text:p>
          </table:table-cell>
          <table:table-cell office:value-type="string" calcext:value-type="string">
            <text:p><text:a xlink:href="https://www.google.com/url?q=https://www.roberts.senate.gov/public/?p%3DEmailPat&amp;sa=D&amp;ust=1486060514372000&amp;usg=AFQjCNHnppR6V3P_zh6CrCLtJ_GF1inxjA" xlink:type="simple">https://www.roberts.senate.gov/public/?p=EmailPat</text:a></text:p>
          </table:table-cell>
          <table:table-cell office:value-type="string" calcext:value-type="string">
            <text:p><text:a xlink:href="https://www.google.com/url?q=https://twitter.com/SenPatRoberts&amp;sa=D&amp;ust=1486060514372000&amp;usg=AFQjCNGAhLrdO4bLianivP49m16qsInlTg" xlink:type="simple">https://twitter.com/SenPatRoberts</text:a></text:p>
          </table:table-cell>
          <table:table-cell office:value-type="string" calcext:value-type="string">
            <text:p><text:a xlink:href="https://www.google.com/url?q=https://twitter.com/SenPatRoberts&amp;sa=D&amp;ust=1486060514372000&amp;usg=AFQjCNGAhLrdO4bLianivP49m16qsInlTg" xlink:type="simple">@SenPatRoberts</text:a></text:p>
          </table:table-cell>
          <table:table-cell/>
          <table:table-cell office:value-type="string" calcext:value-type="string">
            <text:p>11900 College Boulevard, Suite 203, Overland Park KS 66210</text:p>
          </table:table-cell>
          <table:table-cell table:number-columns-repeated="14"/>
        </table:table-row>
        <table:table-row table:style-name="ro5">
          <table:table-cell office:value-type="string" calcext:value-type="string">
            <text:p>Mitch</text:p>
          </table:table-cell>
          <table:table-cell office:value-type="string" calcext:value-type="string">
            <text:p>McConnell</text:p>
          </table:table-cell>
          <table:table-cell office:value-type="string" calcext:value-type="string">
            <text:p>R</text:p>
          </table:table-cell>
          <table:table-cell office:value-type="string" calcext:value-type="string">
            <text:p>KY</text:p>
          </table:table-cell>
          <table:table-cell/>
          <table:table-cell office:value-type="string" calcext:value-type="string">
            <text:p>Undecided</text:p>
          </table:table-cell>
          <table:table-cell office:value-type="string" calcext:value-type="string">
            <text:p>McConnell on ABC on POTUS executive order: "It’s going to be decided in the courts as to whether or not this has gone too far."</text:p>
          </table:table-cell>
          <table:table-cell office:value-type="string" calcext:value-type="string">
            <text:p><text:a xlink:href="https://www.google.com/url?q=https://twitter.com/abbydphillip/status/825711167792365568&amp;sa=D&amp;ust=1486060514373000&amp;usg=AFQjCNE1uCdKLxvAObJQiyxGgzOahVJnyA" xlink:type="simple">https://twitter.com/abbydphillip/status/825711167792365568</text:a></text:p>
          </table:table-cell>
          <table:table-cell office:value-type="float" office:value="2020" calcext:value-type="float">
            <text:p>2020</text:p>
          </table:table-cell>
          <table:table-cell office:value-type="string" calcext:value-type="string">
            <text:p>317 Russell Senate Office Building</text:p>
          </table:table-cell>
          <table:table-cell office:value-type="string" calcext:value-type="string">
            <text:p>202-224-2541</text:p>
          </table:table-cell>
          <table:table-cell office:value-type="string" calcext:value-type="string">
            <text:p>502-582-6304</text:p>
          </table:table-cell>
          <table:table-cell office:value-type="string" calcext:value-type="string">
            <text:p><text:a xlink:href="https://www.google.com/url?q=http://www.mcconnell.senate.gov/public/index.cfm?p%3Dcontact&amp;sa=D&amp;ust=1486060514373000&amp;usg=AFQjCNH0r6UziHPOLR7uGJ3SHGTQShupnQ" xlink:type="simple">http://www.mcconnell.senate.gov/public/index.cfm?p=contact</text:a></text:p>
          </table:table-cell>
          <table:table-cell office:value-type="string" calcext:value-type="string">
            <text:p><text:a xlink:href="https://www.google.com/url?q=https://twitter.com/SenateMajLdr&amp;sa=D&amp;ust=1486060514373000&amp;usg=AFQjCNEP9cnyRiusD-TiWdavbEBWTyHKqg" xlink:type="simple">https://twitter.com/SenateMajLdr</text:a></text:p>
          </table:table-cell>
          <table:table-cell office:value-type="string" calcext:value-type="string">
            <text:p><text:a xlink:href="https://www.google.com/url?q=https://twitter.com/SenateMajLdr&amp;sa=D&amp;ust=1486060514373000&amp;usg=AFQjCNEP9cnyRiusD-TiWdavbEBWTyHKqg" xlink:type="simple">@SenateMajLdr</text:a></text:p>
          </table:table-cell>
          <table:table-cell table:style-name="ce1" office:value-type="string" calcext:value-type="string">
            <text:p><text:a xlink:href="https://www.google.com/url?q=https://twitter.com/McConnellPress&amp;sa=D&amp;ust=1486060514373000&amp;usg=AFQjCNGWnIFOO2y6kdxB092Ye1YmEGb_ww" xlink:type="simple">@McConnellPress</text:a></text:p>
          </table:table-cell>
          <table:table-cell office:value-type="string" calcext:value-type="string">
            <text:p>601 W. Broadway, Room 630, Louisville, KY 40202</text:p>
          </table:table-cell>
          <table:table-cell table:number-columns-repeated="14"/>
        </table:table-row>
        <table:table-row table:style-name="ro4">
          <table:table-cell office:value-type="string" calcext:value-type="string">
            <text:p>Rand</text:p>
          </table:table-cell>
          <table:table-cell office:value-type="string" calcext:value-type="string">
            <text:p>Paul</text:p>
          </table:table-cell>
          <table:table-cell office:value-type="string" calcext:value-type="string">
            <text:p>R</text:p>
          </table:table-cell>
          <table:table-cell office:value-type="string" calcext:value-type="string">
            <text:p>KY</text:p>
          </table:table-cell>
          <table:table-cell/>
          <table:table-cell office:value-type="string" calcext:value-type="string">
            <text:p>Silent as of 1/30 5 pm PT</text:p>
          </table:table-cell>
          <table:table-cell table:style-name="ce3" table:number-columns-repeated="2"/>
          <table:table-cell office:value-type="float" office:value="2022" calcext:value-type="float">
            <text:p>2022</text:p>
          </table:table-cell>
          <table:table-cell office:value-type="string" calcext:value-type="string">
            <text:p>124 Russell Senate Office Building</text:p>
          </table:table-cell>
          <table:table-cell office:value-type="string" calcext:value-type="string">
            <text:p>202-224-4343</text:p>
          </table:table-cell>
          <table:table-cell office:value-type="string" calcext:value-type="string">
            <text:p>859-426-0165</text:p>
          </table:table-cell>
          <table:table-cell office:value-type="string" calcext:value-type="string">
            <text:p>https://www.paul.senate.gov/connect/email-rand</text:p>
          </table:table-cell>
          <table:table-cell office:value-type="string" calcext:value-type="string">
            <text:p><text:a xlink:href="https://www.google.com/url?q=https://twitter.com/RandPaul&amp;sa=D&amp;ust=1486060514373000&amp;usg=AFQjCNFS_rDbwFcr_ea2z4J2XTAIGe2H9A" xlink:type="simple">https://twitter.com/RandPaul</text:a></text:p>
          </table:table-cell>
          <table:table-cell office:value-type="string" calcext:value-type="string">
            <text:p><text:a xlink:href="https://www.google.com/url?q=https://twitter.com/RandPaul&amp;sa=D&amp;ust=1486060514374000&amp;usg=AFQjCNGv_jPtgmObph98kQR0YifF7E9Unw" xlink:type="simple">@RandPaul</text:a></text:p>
          </table:table-cell>
          <table:table-cell table:style-name="ce1" office:value-type="string" calcext:value-type="string">
            <text:p><text:a xlink:href="https://www.google.com/url?q=https://twitter.com/Team_Rand&amp;sa=D&amp;ust=1486060514374000&amp;usg=AFQjCNHwQe6xLbw_dNMeUhoWAJXqCETMJg" xlink:type="simple">@Team_Rand</text:a></text:p>
          </table:table-cell>
          <table:table-cell office:value-type="string" calcext:value-type="string">
            <text:p>541 Buttermilk Pk Ste 102, Crescent Springs, KY 41017</text:p>
          </table:table-cell>
          <table:table-cell table:style-name="ce1" office:value-type="string" calcext:value-type="string">
            <text:p>Courrier_journal.com, Dec. 8 2015: Kentucky Sen. Rand Paul's presidential campaign said Tuesday he does not agree with Republican front-runner Donald Trump's controversial call to bar Muslims from entering the U.S.</text:p>
          </table:table-cell>
          <table:table-cell table:number-columns-repeated="13"/>
        </table:table-row>
        <table:table-row table:style-name="ro5">
          <table:table-cell office:value-type="string" calcext:value-type="string">
            <text:p>Bill</text:p>
          </table:table-cell>
          <table:table-cell office:value-type="string" calcext:value-type="string">
            <text:p>Cassidy</text:p>
          </table:table-cell>
          <table:table-cell office:value-type="string" calcext:value-type="string">
            <text:p>R</text:p>
          </table:table-cell>
          <table:table-cell office:value-type="string" calcext:value-type="string">
            <text:p>LA</text:p>
          </table:table-cell>
          <table:table-cell/>
          <table:table-cell office:value-type="string" calcext:value-type="string">
            <text:p>Soft opposed</text:p>
          </table:table-cell>
          <table:table-cell office:value-type="string" calcext:value-type="string">
            <text:p>I know many physicians from these countries who provide vital healthcare services to fellow Americans. Some are naturalized citizens and some permanent residents with green cards. Often times they work in rural areas or inner cities where there ar eno other doctors. Their ability to return freely to the U.S. after traveling is important to their patients, neighbors, and families. Although I speak of doctors, there are others just as important. I am pleased to see that this order is being refined to address this and I look forward to it being further refined. Our nation's security and our Constitution can be respected simultaneously.</text:p>
          </table:table-cell>
          <table:table-cell office:value-type="string" calcext:value-type="string">
            <text:p><text:a xlink:href="https://www.google.com/url?q=https://twitter.com/BillCassidy/status/825887011697463296&amp;sa=D&amp;ust=1486060514374000&amp;usg=AFQjCNHE2ocBBxIjifRmJVf7L_Fx6dKTbg" xlink:type="simple">https://twitter.com/BillCassidy/status/825887011697463296</text:a></text:p>
          </table:table-cell>
          <table:table-cell office:value-type="float" office:value="2020" calcext:value-type="float">
            <text:p>2020</text:p>
          </table:table-cell>
          <table:table-cell office:value-type="string" calcext:value-type="string">
            <text:p>703 Hart Senate Office Building</text:p>
          </table:table-cell>
          <table:table-cell office:value-type="string" calcext:value-type="string">
            <text:p>202-224-5824</text:p>
          </table:table-cell>
          <table:table-cell office:value-type="string" calcext:value-type="string">
            <text:p>225-929-7711</text:p>
          </table:table-cell>
          <table:table-cell office:value-type="string" calcext:value-type="string">
            <text:p><text:a xlink:href="https://www.google.com/url?q=https://www.cassidy.senate.gov/contact&amp;sa=D&amp;ust=1486060514374000&amp;usg=AFQjCNHq4Pn4m5_nnlOYKYyoq2-d26PWBw" xlink:type="simple">https://www.cassidy.senate.gov/contact</text:a></text:p>
          </table:table-cell>
          <table:table-cell office:value-type="string" calcext:value-type="string">
            <text:p><text:a xlink:href="https://www.google.com/url?q=https://twitter.com/BillCassidy&amp;sa=D&amp;ust=1486060514374000&amp;usg=AFQjCNGUL_lGF9zljqd0YOR_wNBWTIROpw" xlink:type="simple">https://twitter.com/BillCassidy</text:a></text:p>
          </table:table-cell>
          <table:table-cell office:value-type="string" calcext:value-type="string">
            <text:p><text:a xlink:href="https://www.google.com/url?q=https://twitter.com/BillCassidy&amp;sa=D&amp;ust=1486060514374000&amp;usg=AFQjCNGUL_lGF9zljqd0YOR_wNBWTIROpw" xlink:type="simple">@BillCassidy</text:a></text:p>
          </table:table-cell>
          <table:table-cell/>
          <table:table-cell office:value-type="string" calcext:value-type="string">
            <text:p>5555 Hilton Ave., Suite 100, Baton Rouge, LA 70808 </text:p>
          </table:table-cell>
          <table:table-cell table:number-columns-repeated="14"/>
        </table:table-row>
        <table:table-row table:style-name="ro9">
          <table:table-cell office:value-type="string" calcext:value-type="string">
            <text:p>John Neely</text:p>
          </table:table-cell>
          <table:table-cell office:value-type="string" calcext:value-type="string">
            <text:p>Kennedy</text:p>
          </table:table-cell>
          <table:table-cell office:value-type="string" calcext:value-type="string">
            <text:p>R</text:p>
          </table:table-cell>
          <table:table-cell office:value-type="string" calcext:value-type="string">
            <text:p>LA</text:p>
          </table:table-cell>
          <table:table-cell/>
          <table:table-cell office:value-type="string" calcext:value-type="string">
            <text:p>Silent as of 1/31 12 pm PT</text:p>
          </table:table-cell>
          <table:table-cell table:style-name="ce3" table:number-columns-repeated="2"/>
          <table:table-cell office:value-type="float" office:value="2022" calcext:value-type="float">
            <text:p>2022</text:p>
          </table:table-cell>
          <table:table-cell office:value-type="string" calcext:value-type="string">
            <text:p>516 Hart Senate Office Building</text:p>
          </table:table-cell>
          <table:table-cell office:value-type="string" calcext:value-type="string">
            <text:p>202-224-4623</text:p>
          </table:table-cell>
          <table:table-cell office:value-type="string" calcext:value-type="string">
            <text:p>(202) 224-4623</text:p>
          </table:table-cell>
          <table:table-cell office:value-type="string" calcext:value-type="string">
            <text:p><text:a xlink:href="https://www.google.com/url?q=https://www.kennedy.senate.gov/content/contact-senator&amp;sa=D&amp;ust=1486060514379000&amp;usg=AFQjCNGs374evNUhkBjgHWRvamhODekVUw" xlink:type="simple">www.kennedy.senate.gov/content/contact-senator</text:a></text:p>
          </table:table-cell>
          <table:table-cell office:value-type="string" calcext:value-type="string">
            <text:p><text:a xlink:href="https://www.google.com/url?q=https://twitter.com/JohnKennedyLA&amp;sa=D&amp;ust=1486060514379000&amp;usg=AFQjCNEKquS-gNmbSB3Z0uECrqWKjFEtXQ" xlink:type="simple">https://twitter.com/JohnKennedyLA</text:a></text:p>
          </table:table-cell>
          <table:table-cell office:value-type="string" calcext:value-type="string">
            <text:p><text:a xlink:href="https://www.google.com/url?q=https://twitter.com/JohnKennedyLA&amp;sa=D&amp;ust=1486060514379000&amp;usg=AFQjCNEKquS-gNmbSB3Z0uECrqWKjFEtXQ" xlink:type="simple">@JohnKennedyLA</text:a></text:p>
          </table:table-cell>
          <table:table-cell/>
          <table:table-cell office:value-type="string" calcext:value-type="string">
            <text:p>SRB11, Russell Senate Building, Washington, DC 20510</text:p>
          </table:table-cell>
          <table:table-cell table:number-columns-repeated="14"/>
        </table:table-row>
        <table:table-row table:style-name="ro2">
          <table:table-cell office:value-type="string" calcext:value-type="string">
            <text:p>Ed</text:p>
          </table:table-cell>
          <table:table-cell office:value-type="string" calcext:value-type="string">
            <text:p>Markey</text:p>
          </table:table-cell>
          <table:table-cell office:value-type="string" calcext:value-type="string">
            <text:p>D</text:p>
          </table:table-cell>
          <table:table-cell office:value-type="string" calcext:value-type="string">
            <text:p>MA</text:p>
          </table:table-cell>
          <table:table-cell/>
          <table:table-cell office:value-type="string" calcext:value-type="string">
            <text:p>Opposed</text:p>
          </table:table-cell>
          <table:table-cell office:value-type="string" calcext:value-type="string">
            <text:p>As war forces millions from their homeland, U.S. should welcome more #refugees, not less. I will fight @realDonaldTrump's immoral Muslim ban</text:p>
          </table:table-cell>
          <table:table-cell office:value-type="string" calcext:value-type="string">
            <text:p><text:a xlink:href="https://www.google.com/url?q=https://twitter.com/SenMarkey/status/825462596220383233&amp;sa=D&amp;ust=1486060514379000&amp;usg=AFQjCNHpv1eoG8CBETfG_XOFzR4N00EQKQ" xlink:type="simple">https://twitter.com/SenMarkey/status/825462596220383233</text:a></text:p>
          </table:table-cell>
          <table:table-cell table:style-name="ce3"/>
          <table:table-cell office:value-type="string" calcext:value-type="string">
            <text:p>218 Russell Senate Office Building</text:p>
          </table:table-cell>
          <table:table-cell office:value-type="string" calcext:value-type="string">
            <text:p>202-224-2742</text:p>
          </table:table-cell>
          <table:table-cell office:value-type="string" calcext:value-type="string">
            <text:p>617-565-8519</text:p>
          </table:table-cell>
          <table:table-cell office:value-type="string" calcext:value-type="string">
            <text:p><text:a xlink:href="https://www.google.com/url?q=https://www.markey.senate.gov/contact&amp;sa=D&amp;ust=1486060514380000&amp;usg=AFQjCNELyLkYv1po-FPwVuDyYexfzfdEAw" xlink:type="simple">www.markey.senate.gov/contact</text:a></text:p>
          </table:table-cell>
          <table:table-cell office:value-type="string" calcext:value-type="string">
            <text:p><text:a xlink:href="https://www.google.com/url?q=https://twitter.com/senmarkey&amp;sa=D&amp;ust=1486060514380000&amp;usg=AFQjCNF4y3f1IJYZfOBfGquaz-T3jUGCow" xlink:type="simple">https://twitter.com/senmarkey</text:a></text:p>
          </table:table-cell>
          <table:table-cell office:value-type="string" calcext:value-type="string">
            <text:p><text:a xlink:href="https://www.google.com/url?q=https://twitter.com/senmarkey&amp;sa=D&amp;ust=1486060514380000&amp;usg=AFQjCNF4y3f1IJYZfOBfGquaz-T3jUGCow" xlink:type="simple">@senmarkey</text:a></text:p>
          </table:table-cell>
          <table:table-cell table:style-name="ce1" office:value-type="string" calcext:value-type="string">
            <text:p><text:a xlink:href="https://www.google.com/url?q=https://twitter.com/EdMarkey&amp;sa=D&amp;ust=1486060514380000&amp;usg=AFQjCNHne7RjCXz4BVuqA2s-IZMfaWcYQQ" xlink:type="simple">@EdMarkey</text:a></text:p>
          </table:table-cell>
          <table:table-cell office:value-type="string" calcext:value-type="string">
            <text:p>975 JFK Federal Building, 15 New Sudbury Street, Boston, MA 02203</text:p>
          </table:table-cell>
          <table:table-cell table:number-columns-repeated="14"/>
        </table:table-row>
        <table:table-row table:style-name="ro4">
          <table:table-cell office:value-type="string" calcext:value-type="string">
            <text:p>Elizabeth</text:p>
          </table:table-cell>
          <table:table-cell office:value-type="string" calcext:value-type="string">
            <text:p>Warren</text:p>
          </table:table-cell>
          <table:table-cell office:value-type="string" calcext:value-type="string">
            <text:p>D</text:p>
          </table:table-cell>
          <table:table-cell office:value-type="string" calcext:value-type="string">
            <text:p>MA</text:p>
          </table:table-cell>
          <table:table-cell/>
          <table:table-cell office:value-type="string" calcext:value-type="string">
            <text:p>Opposed - even went to Logan airport to protest</text:p>
          </table:table-cell>
          <table:table-cell office:value-type="string" calcext:value-type="string">
            <text:p><text:a xlink:href="https://www.google.com/url?q=https://twitter.com/hashtag/NoBanNoWall?src%3Dhash&amp;sa=D&amp;ust=1486060514380000&amp;usg=AFQjCNGAd-yAMXiAEkxSEnu7ZxIPBOVEvg" xlink:type="simple">We will not allow a Muslim ban in the United States of America. Here's what I said at Logan Airport tonight. #NoBanNoWall</text:a></text:p>
          </table:table-cell>
          <table:table-cell office:value-type="string" calcext:value-type="string">
            <text:p><text:a xlink:href="https://www.google.com/url?q=https://twitter.com/SenWarren/status/825524792958803972&amp;sa=D&amp;ust=1486060514380000&amp;usg=AFQjCNHaVLAvImVkQqRCJQOYhiKB2R2c4Q" xlink:type="simple">https://twitter.com/SenWarren/status/825524792958803972</text:a></text:p>
          </table:table-cell>
          <table:table-cell table:style-name="ce3"/>
          <table:table-cell office:value-type="string" calcext:value-type="string">
            <text:p>317 Hart Senate Office Building</text:p>
          </table:table-cell>
          <table:table-cell office:value-type="string" calcext:value-type="string">
            <text:p>202-224-4543</text:p>
          </table:table-cell>
          <table:table-cell office:value-type="string" calcext:value-type="string">
            <text:p>617-565-3170</text:p>
          </table:table-cell>
          <table:table-cell office:value-type="string" calcext:value-type="string">
            <text:p><text:a xlink:href="https://www.google.com/url?q=https://www.warren.senate.gov/?p%3Demail_senator&amp;sa=D&amp;ust=1486060514380000&amp;usg=AFQjCNGHcmLBYhQMROx4pmI96nxmFOCB7g" xlink:type="simple">https://www.warren.senate.gov/?p=email_senator</text:a></text:p>
          </table:table-cell>
          <table:table-cell office:value-type="string" calcext:value-type="string">
            <text:p><text:a xlink:href="https://www.google.com/url?q=https://twitter.com/SenWarren&amp;sa=D&amp;ust=1486060514380000&amp;usg=AFQjCNEToka6mpoEEdz0_QS5Rq25M78rOg" xlink:type="simple">@SenWarren</text:a></text:p>
          </table:table-cell>
          <table:table-cell table:style-name="ce3" office:value-type="string" calcext:value-type="string">
            <text:p/>
          </table:table-cell>
          <table:table-cell table:style-name="ce1" office:value-type="string" calcext:value-type="string">
            <text:p><text:a xlink:href="https://www.google.com/url?q=https://twitter.com/elizabethforma&amp;sa=D&amp;ust=1486060514380000&amp;usg=AFQjCNFgazWIpH_sl1CzhL7Jpm8SCAxPqg" xlink:type="simple">@elizabethforma</text:a></text:p>
          </table:table-cell>
          <table:table-cell office:value-type="string" calcext:value-type="string">
            <text:p>2400 JFK Federal Building, 15 New Sudbury Street, Boston MA 02203</text:p>
          </table:table-cell>
          <table:table-cell table:number-columns-repeated="14"/>
        </table:table-row>
        <table:table-row table:style-name="ro4">
          <table:table-cell office:value-type="string" calcext:value-type="string">
            <text:p>Ben</text:p>
          </table:table-cell>
          <table:table-cell office:value-type="string" calcext:value-type="string">
            <text:p>Cardin</text:p>
          </table:table-cell>
          <table:table-cell office:value-type="string" calcext:value-type="string">
            <text:p>D</text:p>
          </table:table-cell>
          <table:table-cell office:value-type="string" calcext:value-type="string">
            <text:p>MD</text:p>
          </table:table-cell>
          <table:table-cell/>
          <table:table-cell office:value-type="string" calcext:value-type="string">
            <text:p>Opposed</text:p>
          </table:table-cell>
          <table:table-cell office:value-type="string" calcext:value-type="string">
            <text:p><text:a xlink:href="https://www.google.com/url?q=https://twitter.com/POTUS&amp;sa=D&amp;ust=1486060514381000&amp;usg=AFQjCNEKUAU5IzKCfCfmsNjIZ5mwduTNKQ" xlink:type="simple">I call upon @POTUS to rescind his ExecOrder before it does any more damage to our national security or endangers the lives of Americans</text:a></text:p>
          </table:table-cell>
          <table:table-cell office:value-type="string" calcext:value-type="string">
            <text:p><text:a xlink:href="https://www.google.com/url?q=https://twitter.com/SenatorCardin/status/825470940599447552&amp;sa=D&amp;ust=1486060514381000&amp;usg=AFQjCNEaX-_I6DWrX3erGe6o2RszoJ3uFw" xlink:type="simple">https://twitter.com/SenatorCardin/status/825470940599447552</text:a></text:p>
          </table:table-cell>
          <table:table-cell table:style-name="ce3"/>
          <table:table-cell office:value-type="string" calcext:value-type="string">
            <text:p>509 Hart Senate Office Building</text:p>
          </table:table-cell>
          <table:table-cell office:value-type="string" calcext:value-type="string">
            <text:p>202-224-4524</text:p>
          </table:table-cell>
          <table:table-cell office:value-type="string" calcext:value-type="string">
            <text:p>410-962-4436</text:p>
          </table:table-cell>
          <table:table-cell office:value-type="string" calcext:value-type="string">
            <text:p><text:a xlink:href="https://www.google.com/url?q=http://www.cardin.senate.gov/contact/&amp;sa=D&amp;ust=1486060514381000&amp;usg=AFQjCNE3CihF5rNLYh3zKRBVto_pT9T4tg" xlink:type="simple">http://www.cardin.senate.gov/contact/</text:a></text:p>
          </table:table-cell>
          <table:table-cell office:value-type="string" calcext:value-type="string">
            <text:p><text:a xlink:href="https://www.google.com/url?q=https://twitter.com/SenatorCardin&amp;sa=D&amp;ust=1486060514381000&amp;usg=AFQjCNHIMnNJYIHgMoI_0kI130Nj3rm3LQ" xlink:type="simple">https://twitter.com/SenatorCardin</text:a></text:p>
          </table:table-cell>
          <table:table-cell office:value-type="string" calcext:value-type="string">
            <text:p><text:a xlink:href="https://www.google.com/url?q=https://twitter.com/SenatorCardin&amp;sa=D&amp;ust=1486060514381000&amp;usg=AFQjCNHIMnNJYIHgMoI_0kI130Nj3rm3LQ" xlink:type="simple">@SenatorCardin</text:a></text:p>
          </table:table-cell>
          <table:table-cell/>
          <table:table-cell office:value-type="string" calcext:value-type="string">
            <text:p>100 S. Charles Street, Tower 1, Suite 1710, Baltimore MD 21201</text:p>
          </table:table-cell>
          <table:table-cell table:number-columns-repeated="14"/>
        </table:table-row>
        <table:table-row table:style-name="ro5">
          <table:table-cell office:value-type="string" calcext:value-type="string">
            <text:p>Chris</text:p>
          </table:table-cell>
          <table:table-cell office:value-type="string" calcext:value-type="string">
            <text:p>Van Hollen</text:p>
          </table:table-cell>
          <table:table-cell office:value-type="string" calcext:value-type="string">
            <text:p>D</text:p>
          </table:table-cell>
          <table:table-cell office:value-type="string" calcext:value-type="string">
            <text:p>MD</text:p>
          </table:table-cell>
          <table:table-cell/>
          <table:table-cell office:value-type="string" calcext:value-type="string">
            <text:p>Opposed</text:p>
          </table:table-cell>
          <table:table-cell office:value-type="string" calcext:value-type="string">
            <text:p>President Trump's xenophobic executive order is an affront to our nation's values.</text:p>
          </table:table-cell>
          <table:table-cell office:value-type="string" calcext:value-type="string">
            <text:p><text:a xlink:href="https://www.google.com/url?q=https://twitter.com/ChrisVanHollen/status/825445512329433088&amp;sa=D&amp;ust=1486060514382000&amp;usg=AFQjCNEYnlTEVtJ6vHSv5LoF8EmJkV29tw" xlink:type="simple">https://twitter.com/ChrisVanHollen/status/825445512329433088</text:a></text:p>
          </table:table-cell>
          <table:table-cell table:style-name="ce3"/>
          <table:table-cell office:value-type="string" calcext:value-type="string">
            <text:p>503 Hart Senate Office Building</text:p>
          </table:table-cell>
          <table:table-cell table:number-columns-repeated="2" office:value-type="string" calcext:value-type="string">
            <text:p>202-224-4654</text:p>
          </table:table-cell>
          <table:table-cell office:value-type="string" calcext:value-type="string">
            <text:p><text:a xlink:href="https://www.google.com/url?q=https://www.vanhollen.senate.gov/content/contact-senator&amp;sa=D&amp;ust=1486060514382000&amp;usg=AFQjCNGG4Pwv9-u0mOaoCNS1ACf6n_YDFg" xlink:type="simple">www.vanhollen.senate.gov/content/contact-senator</text:a></text:p>
          </table:table-cell>
          <table:table-cell office:value-type="string" calcext:value-type="string">
            <text:p><text:a xlink:href="https://www.google.com/url?q=https://twitter.com/ChrisVanHollen&amp;sa=D&amp;ust=1486060514382000&amp;usg=AFQjCNEHBYQXzzgbcx3ktyDf-33aMlpSbA" xlink:type="simple">@ChrisVanHollen</text:a></text:p>
          </table:table-cell>
          <table:table-cell table:style-name="ce3" office:value-type="string" calcext:value-type="string">
            <text:p/>
          </table:table-cell>
          <table:table-cell table:style-name="ce1" office:value-type="string" calcext:value-type="string">
            <text:p><text:a xlink:href="https://www.google.com/url?q=https://twitter.com/VanHollenForMD&amp;sa=D&amp;ust=1486060514382000&amp;usg=AFQjCNEqeBlk88hCNBav8Yh9XQfZKdMm7g" xlink:type="simple">@VanHollenForMD</text:a></text:p>
          </table:table-cell>
          <table:table-cell office:value-type="string" calcext:value-type="string">
            <text:p>B40C Dirksen Senate Office Building, Washington, DC 20510</text:p>
          </table:table-cell>
          <table:table-cell table:number-columns-repeated="14"/>
        </table:table-row>
        <table:table-row table:style-name="ro3">
          <table:table-cell office:value-type="string" calcext:value-type="string">
            <text:p>Susan</text:p>
          </table:table-cell>
          <table:table-cell office:value-type="string" calcext:value-type="string">
            <text:p>Collins</text:p>
          </table:table-cell>
          <table:table-cell office:value-type="string" calcext:value-type="string">
            <text:p>R</text:p>
          </table:table-cell>
          <table:table-cell office:value-type="string" calcext:value-type="string">
            <text:p>ME</text:p>
          </table:table-cell>
          <table:table-cell/>
          <table:table-cell office:value-type="string" calcext:value-type="string">
            <text:p>Opposed</text:p>
          </table:table-cell>
          <table:table-cell office:value-type="string" calcext:value-type="string">
            <text:p>The worldwide refugee ban set forth in the executive order is overly broad and implementing it will be immediately problematic. it could interfere with the immigration of Iraqis who worked for American forces in Iraq as translators and bodyguards — people who literally saved the lives of our troops and diplomats during the last decade and whose lives are at risk if they remain in Iraq.</text:p>
          </table:table-cell>
          <table:table-cell office:value-type="string" calcext:value-type="string">
            <text:p><text:a xlink:href="https://www.google.com/url?q=http://bangordailynews.com/2017/01/28/politics/collins-king-pingree-denounce-trumps-immigrant-ban-poliquin-noncommittal/?preview_id%3D2366123&amp;sa=D&amp;ust=1486060514382000&amp;usg=AFQjCNH758NkUMHO1c4rYAgQeI3TDTMoug" xlink:type="simple">http://bangordailynews.com/2017/01/28/politics/collins-king-pingree-denounce-trumps-immigrant-ban-poliquin-noncommittal/?preview_id=2366123</text:a></text:p>
          </table:table-cell>
          <table:table-cell table:style-name="ce3"/>
          <table:table-cell office:value-type="string" calcext:value-type="string">
            <text:p>413 Dirksen Senate Office Building</text:p>
          </table:table-cell>
          <table:table-cell office:value-type="string" calcext:value-type="string">
            <text:p>202-224-2523</text:p>
          </table:table-cell>
          <table:table-cell office:value-type="string" calcext:value-type="string">
            <text:p>207-622-8414</text:p>
          </table:table-cell>
          <table:table-cell office:value-type="string" calcext:value-type="string">
            <text:p><text:a xlink:href="https://www.google.com/url?q=http://www.collins.senate.gov/contact&amp;sa=D&amp;ust=1486060514382000&amp;usg=AFQjCNGkPTistuuKO-6E1sZNEome_wIuXQ" xlink:type="simple">www.collins.senate.gov/contact</text:a></text:p>
          </table:table-cell>
          <table:table-cell office:value-type="string" calcext:value-type="string">
            <text:p><text:a xlink:href="https://www.google.com/url?q=https://twitter.com/SenatorCollins&amp;sa=D&amp;ust=1486060514382000&amp;usg=AFQjCNEBsha-cDOf_at8Hane2kPfj3u2iQ" xlink:type="simple">https://twitter.com/SenatorCollins</text:a></text:p>
          </table:table-cell>
          <table:table-cell office:value-type="string" calcext:value-type="string">
            <text:p><text:a xlink:href="https://www.google.com/url?q=https://twitter.com/SenatorCollins&amp;sa=D&amp;ust=1486060514382000&amp;usg=AFQjCNEBsha-cDOf_at8Hane2kPfj3u2iQ" xlink:type="simple">@SenatorCollins</text:a></text:p>
          </table:table-cell>
          <table:table-cell/>
          <table:table-cell office:value-type="string" calcext:value-type="string">
            <text:p>68 Sewall Street, Room 507, Augusta, ME 04330</text:p>
          </table:table-cell>
          <table:table-cell table:number-columns-repeated="14"/>
        </table:table-row>
        <table:table-row table:style-name="ro3">
          <table:table-cell office:value-type="string" calcext:value-type="string">
            <text:p>Angus</text:p>
          </table:table-cell>
          <table:table-cell office:value-type="string" calcext:value-type="string">
            <text:p>King</text:p>
          </table:table-cell>
          <table:table-cell office:value-type="string" calcext:value-type="string">
            <text:p>I</text:p>
          </table:table-cell>
          <table:table-cell office:value-type="string" calcext:value-type="string">
            <text:p>ME</text:p>
          </table:table-cell>
          <table:table-cell/>
          <table:table-cell office:value-type="string" calcext:value-type="string">
            <text:p>Opposed</text:p>
          </table:table-cell>
          <table:table-cell office:value-type="string" calcext:value-type="string">
            <text:p>"Independent U.S. Sen. Angus King believes the administration’s actions “don’t protect us, but actually compromise our nation’s security,” said Scott Ogden, his spokesman."</text:p>
          </table:table-cell>
          <table:table-cell office:value-type="string" calcext:value-type="string">
            <text:p><text:a xlink:href="https://www.google.com/url?q=http://bangordailynews.com/2017/01/28/politics/collins-king-pingree-denounce-trumps-immigrant-ban-poliquin-noncommittal/?preview_id%3D2366123&amp;sa=D&amp;ust=1486060514383000&amp;usg=AFQjCNFLNfcjWPYNki5SZncvxloBHplaxA" xlink:type="simple">http://bangordailynews.com/2017/01/28/politics/collins-king-pingree-denounce-trumps-immigrant-ban-poliquin-noncommittal/?preview_id=2366123</text:a></text:p>
          </table:table-cell>
          <table:table-cell office:value-type="float" office:value="2018" calcext:value-type="float">
            <text:p>2018</text:p>
          </table:table-cell>
          <table:table-cell office:value-type="string" calcext:value-type="string">
            <text:p>359 Dirksen Senate Office Building</text:p>
          </table:table-cell>
          <table:table-cell office:value-type="string" calcext:value-type="string">
            <text:p>202-224-5344</text:p>
          </table:table-cell>
          <table:table-cell office:value-type="string" calcext:value-type="string">
            <text:p>207-622-8292</text:p>
          </table:table-cell>
          <table:table-cell office:value-type="string" calcext:value-type="string">
            <text:p><text:a xlink:href="https://www.google.com/url?q=https://www.king.senate.gov/contact&amp;sa=D&amp;ust=1486060514383000&amp;usg=AFQjCNFhWlJKGVXY-3sSVuM6eFCZHEEYkw" xlink:type="simple">https://www.king.senate.gov/contact</text:a></text:p>
          </table:table-cell>
          <table:table-cell office:value-type="string" calcext:value-type="string">
            <text:p><text:a xlink:href="https://www.google.com/url?q=https://twitter.com/SenAngusKing&amp;sa=D&amp;ust=1486060514383000&amp;usg=AFQjCNGlCe1DbYwQZEeTVELtKTtcKos_dA" xlink:type="simple">https://twitter.com/SenAngusKing</text:a></text:p>
          </table:table-cell>
          <table:table-cell office:value-type="string" calcext:value-type="string">
            <text:p><text:a xlink:href="https://www.google.com/url?q=https://twitter.com/SenAngusKing&amp;sa=D&amp;ust=1486060514383000&amp;usg=AFQjCNGlCe1DbYwQZEeTVELtKTtcKos_dA" xlink:type="simple">@SenAngusKing</text:a></text:p>
          </table:table-cell>
          <table:table-cell table:style-name="ce1" office:value-type="string" calcext:value-type="string">
            <text:p><text:a xlink:href="https://www.google.com/url?q=https://twitter.com/AngusKing2018&amp;sa=D&amp;ust=1486060514383000&amp;usg=AFQjCNEX8V2llESi1w3Hq_02pUrES6kzRQ" xlink:type="simple">@AngusKing2018</text:a></text:p>
          </table:table-cell>
          <table:table-cell office:value-type="string" calcext:value-type="string">
            <text:p>4 Gabriel Drive, Suite 3, Augusta, ME 04330</text:p>
          </table:table-cell>
          <table:table-cell table:number-columns-repeated="14"/>
        </table:table-row>
        <table:table-row table:style-name="ro10">
          <table:table-cell office:value-type="string" calcext:value-type="string">
            <text:p>Gary</text:p>
          </table:table-cell>
          <table:table-cell office:value-type="string" calcext:value-type="string">
            <text:p>Peters</text:p>
          </table:table-cell>
          <table:table-cell office:value-type="string" calcext:value-type="string">
            <text:p>D</text:p>
          </table:table-cell>
          <table:table-cell office:value-type="string" calcext:value-type="string">
            <text:p>MI</text:p>
          </table:table-cell>
          <table:table-cell/>
          <table:table-cell office:value-type="string" calcext:value-type="string">
            <text:p>Opposed</text:p>
          </table:table-cell>
          <table:table-cell office:value-type="string" calcext:value-type="string">
            <text:p>US was once beacon of hope for ppl fleeing persecution. Joined @SenateDems to send message that refugee ban runs counter to our values.</text:p>
          </table:table-cell>
          <table:table-cell office:value-type="string" calcext:value-type="string">
            <text:p><text:a xlink:href="https://www.google.com/url?q=https://www.peters.senate.gov/newsroom/press-releases/peters-statement-on-trump-executive-orders-suspending-refugee-program-effectively-implementing-religious-test&amp;sa=D&amp;ust=1486060514385000&amp;usg=AFQjCNE0VbTu4R70RaACtvL3ugN7LTKlAA" xlink:type="simple">https://www.peters.senate.gov/newsroom/press-releases/peters-statement-on-trump-executive-orders-suspending-refugee-program-effectively-implementing-religious-test</text:a></text:p>
          </table:table-cell>
          <table:table-cell table:style-name="ce3"/>
          <table:table-cell office:value-type="string" calcext:value-type="string">
            <text:p>269 Russell Senate Office Building</text:p>
          </table:table-cell>
          <table:table-cell office:value-type="string" calcext:value-type="string">
            <text:p>202-224-6221</text:p>
          </table:table-cell>
          <table:table-cell office:value-type="string" calcext:value-type="string">
            <text:p>404-865-0087</text:p>
          </table:table-cell>
          <table:table-cell office:value-type="string" calcext:value-type="string">
            <text:p><text:a xlink:href="https://www.google.com/url?q=https://www.peters.senate.gov/contact/email-gary&amp;sa=D&amp;ust=1486060514385000&amp;usg=AFQjCNHy_CzaBFnCaNfKtxQZ6z-8jSD6Ag" xlink:type="simple">https://www.peters.senate.gov/contact/email-gary</text:a></text:p>
          </table:table-cell>
          <table:table-cell office:value-type="string" calcext:value-type="string">
            <text:p><text:a xlink:href="https://www.google.com/url?q=https://twitter.com/SenGaryPeters&amp;sa=D&amp;ust=1486060514385000&amp;usg=AFQjCNGRnhu5xPdMrQUXFzWKZAHY1__9vg" xlink:type="simple">https://twitter.com/SenGaryPeters</text:a></text:p>
          </table:table-cell>
          <table:table-cell office:value-type="string" calcext:value-type="string">
            <text:p><text:a xlink:href="https://www.google.com/url?q=https://twitter.com/SenGaryPeters&amp;sa=D&amp;ust=1486060514385000&amp;usg=AFQjCNGRnhu5xPdMrQUXFzWKZAHY1__9vg" xlink:type="simple">@SenGaryPeters</text:a></text:p>
          </table:table-cell>
          <table:table-cell table:style-name="ce1" office:value-type="string" calcext:value-type="string">
            <text:p><text:a xlink:href="https://www.google.com/url?q=https://twitter.com/Peters4Michigan&amp;sa=D&amp;ust=1486060514385000&amp;usg=AFQjCNGThex5aWcK5RyBAg3pF1AB_BLPJw" xlink:type="simple">@Peters4Michigan</text:a></text:p>
          </table:table-cell>
          <table:table-cell office:value-type="string" calcext:value-type="string">
            <text:p>Patrick V. McNamara Federal Building, 477 Michigan Avenue, Suite 1860, Detroit, MI 48226</text:p>
          </table:table-cell>
          <table:table-cell table:number-columns-repeated="14"/>
        </table:table-row>
        <table:table-row table:style-name="ro4">
          <table:table-cell office:value-type="string" calcext:value-type="string">
            <text:p>Debbie</text:p>
          </table:table-cell>
          <table:table-cell office:value-type="string" calcext:value-type="string">
            <text:p>Stabenow</text:p>
          </table:table-cell>
          <table:table-cell office:value-type="string" calcext:value-type="string">
            <text:p>D</text:p>
          </table:table-cell>
          <table:table-cell office:value-type="string" calcext:value-type="string">
            <text:p>MI</text:p>
          </table:table-cell>
          <table:table-cell/>
          <table:table-cell office:value-type="string" calcext:value-type="string">
            <text:p>Opposed</text:p>
          </table:table-cell>
          <table:table-cell office:value-type="string" calcext:value-type="string">
            <text:p>I am so proud of our vibrant Arab American &amp; Muslim community in Michigan. Trump's Executive Order hurts our families &amp; our businesses and does NOT make us safer!</text:p>
          </table:table-cell>
          <table:table-cell office:value-type="string" calcext:value-type="string">
            <text:p><text:a xlink:href="https://www.google.com/url?q=https://www.facebook.com/stabenow/&amp;sa=D&amp;ust=1486060514386000&amp;usg=AFQjCNGnQnib6o2HRveAORqFMy2fKcO4rg" xlink:type="simple">https://www.facebook.com/stabenow/</text:a></text:p>
          </table:table-cell>
          <table:table-cell office:value-type="float" office:value="2018" calcext:value-type="float">
            <text:p>2018</text:p>
          </table:table-cell>
          <table:table-cell office:value-type="string" calcext:value-type="string">
            <text:p>133 Hart Senate Office Building</text:p>
          </table:table-cell>
          <table:table-cell office:value-type="string" calcext:value-type="string">
            <text:p>202-224-4822</text:p>
          </table:table-cell>
          <table:table-cell office:value-type="string" calcext:value-type="string">
            <text:p>517-203-1760</text:p>
          </table:table-cell>
          <table:table-cell office:value-type="string" calcext:value-type="string">
            <text:p><text:a xlink:href="https://www.google.com/url?q=http://www.stabenow.senate.gov/?p%3Dcontact&amp;sa=D&amp;ust=1486060514386000&amp;usg=AFQjCNF-UpRy8_MArnpnYpJPdZzT3V0J5g" xlink:type="simple">http://www.stabenow.senate.gov/?p=contact</text:a></text:p>
          </table:table-cell>
          <table:table-cell office:value-type="string" calcext:value-type="string">
            <text:p><text:a xlink:href="https://www.google.com/url?q=https://twitter.com/SenStabenow&amp;sa=D&amp;ust=1486060514386000&amp;usg=AFQjCNHux4SWwRGQskhqeielf_Dh44mhMA" xlink:type="simple">@SenStabenow</text:a></text:p>
          </table:table-cell>
          <table:table-cell office:value-type="string" calcext:value-type="string">
            <text:p><text:a xlink:href="https://www.google.com/url?q=https://twitter.com/stabenow&amp;sa=D&amp;ust=1486060514386000&amp;usg=AFQjCNGfeBHz1Fe2eVwkAS2BfM00JdYy_g" xlink:type="simple">@stabenow</text:a></text:p>
          </table:table-cell>
          <table:table-cell table:style-name="ce1" office:value-type="string" calcext:value-type="string">
            <text:p><text:a xlink:href="https://www.google.com/url?q=https://twitter.com/TeamStabenow&amp;sa=D&amp;ust=1486060514386000&amp;usg=AFQjCNEs-Hx2IiadzEev4UefK950oEDaAA" xlink:type="simple">@TeamStabenow</text:a></text:p>
          </table:table-cell>
          <table:table-cell office:value-type="string" calcext:value-type="string">
            <text:p>221 W. Lake Lansing Road, Suite 100, East Lansing, MI 48823</text:p>
          </table:table-cell>
          <table:table-cell table:number-columns-repeated="14"/>
        </table:table-row>
        <table:table-row table:style-name="ro3">
          <table:table-cell office:value-type="string" calcext:value-type="string">
            <text:p>Al</text:p>
          </table:table-cell>
          <table:table-cell office:value-type="string" calcext:value-type="string">
            <text:p>Franken</text:p>
          </table:table-cell>
          <table:table-cell office:value-type="string" calcext:value-type="string">
            <text:p>D</text:p>
          </table:table-cell>
          <table:table-cell office:value-type="string" calcext:value-type="string">
            <text:p>MN</text:p>
          </table:table-cell>
          <table:table-cell/>
          <table:table-cell office:value-type="string" calcext:value-type="string">
            <text:p>Opposed</text:p>
          </table:table-cell>
          <table:table-cell office:value-type="string" calcext:value-type="string">
            <text:p>...President Trump's has made it a top priority to tear families apart. It's disgraceful, and it's not who we are as a nation. And I'm going to do everything I can to fight this.</text:p>
          </table:table-cell>
          <table:table-cell office:value-type="string" calcext:value-type="string">
            <text:p><text:a xlink:href="https://www.google.com/url?q=https://t.co/uOYAX7ZqeR&amp;sa=D&amp;ust=1486060514387000&amp;usg=AFQjCNE8c79HuobegLVXtJjVw2tMpkVi6g" xlink:type="simple">https://t.co/uOYAX7ZqeR</text:a></text:p>
          </table:table-cell>
          <table:table-cell table:style-name="ce3"/>
          <table:table-cell office:value-type="string" calcext:value-type="string">
            <text:p>309 Hart Senate Office Building</text:p>
          </table:table-cell>
          <table:table-cell office:value-type="string" calcext:value-type="string">
            <text:p>202-224-5641</text:p>
          </table:table-cell>
          <table:table-cell office:value-type="string" calcext:value-type="string">
            <text:p>218-722-2390</text:p>
          </table:table-cell>
          <table:table-cell office:value-type="string" calcext:value-type="string">
            <text:p><text:a xlink:href="https://www.google.com/url?q=https://www.franken.senate.gov/?p%3Dcontact&amp;sa=D&amp;ust=1486060514387000&amp;usg=AFQjCNHCxlJ01oWew8ipy9m5RrNXYjlHjg" xlink:type="simple">https://www.franken.senate.gov/?p=contact</text:a></text:p>
          </table:table-cell>
          <table:table-cell office:value-type="string" calcext:value-type="string">
            <text:p><text:a xlink:href="https://www.google.com/url?q=https://twitter.com/alfranken&amp;sa=D&amp;ust=1486060514387000&amp;usg=AFQjCNEcFovuThSp9HO9jTNKqlBhm0b1wQ" xlink:type="simple">https://twitter.com/alfranken</text:a></text:p>
          </table:table-cell>
          <table:table-cell office:value-type="string" calcext:value-type="string">
            <text:p><text:a xlink:href="https://www.google.com/url?q=https://twitter.com/alfranken&amp;sa=D&amp;ust=1486060514387000&amp;usg=AFQjCNEcFovuThSp9HO9jTNKqlBhm0b1wQ" xlink:type="simple">@alfranken</text:a></text:p>
          </table:table-cell>
          <table:table-cell/>
          <table:table-cell office:value-type="string" calcext:value-type="string">
            <text:p>85016 515 W. 1st St., Suite 104, Duluth, MN 55802</text:p>
          </table:table-cell>
          <table:table-cell table:number-columns-repeated="14"/>
        </table:table-row>
        <table:table-row table:style-name="ro2">
          <table:table-cell office:value-type="string" calcext:value-type="string">
            <text:p>Amy</text:p>
          </table:table-cell>
          <table:table-cell office:value-type="string" calcext:value-type="string">
            <text:p>Klobuchar</text:p>
          </table:table-cell>
          <table:table-cell office:value-type="string" calcext:value-type="string">
            <text:p>D</text:p>
          </table:table-cell>
          <table:table-cell office:value-type="string" calcext:value-type="string">
            <text:p>MN</text:p>
          </table:table-cell>
          <table:table-cell/>
          <table:table-cell office:value-type="string" calcext:value-type="string">
            <text:p>Opposed</text:p>
          </table:table-cell>
          <table:table-cell office:value-type="string" calcext:value-type="string">
            <text:p>It is also incredulous that at the same time the President is asking the Pentagon for new options to defeat ISIL, he is banning Iraqi refugees from entering the country. The government of Iraq is our ally in the fight against ISIL. Its troops fight alongside ours. Its interpreters risk their own lives and the lives of their families to protect U.S. personnel. It undermines our national security and endangers our soldiers to have our Iraqi partners and other Muslim countries distrust our commitment and motives. President Trump said he was ‘totally against’ the U.S. invasion in 2003, which led to Iraq’s destabilization and the rise of ISIL. I guess he is not ‘totally against’ leaving its people to suffer the consequences.</text:p>
          </table:table-cell>
          <table:table-cell office:value-type="string" calcext:value-type="string">
            <text:p><text:a xlink:href="https://www.google.com/url?q=https://m.facebook.com/story.php?story_fbid%3D10153980676941191%26substory_index%3D0%26id%3D7606381190&amp;sa=D&amp;ust=1486060514387000&amp;usg=AFQjCNFY2hj6dd8p3oVFsO1-rCIaOGHNqQ" xlink:type="simple">https://m.facebook.com/story.php?story_fbid=10153980676941191&amp;substory_index=0&amp;id=7606381190</text:a></text:p>
          </table:table-cell>
          <table:table-cell table:style-name="ce3"/>
          <table:table-cell office:value-type="string" calcext:value-type="string">
            <text:p>302 Hart Senate Office Building</text:p>
          </table:table-cell>
          <table:table-cell office:value-type="string" calcext:value-type="string">
            <text:p>202-224-3244</text:p>
          </table:table-cell>
          <table:table-cell office:value-type="string" calcext:value-type="string">
            <text:p>612-727-5220</text:p>
          </table:table-cell>
          <table:table-cell office:value-type="string" calcext:value-type="string">
            <text:p><text:a xlink:href="https://www.google.com/url?q=http://www.klobuchar.senate.gov/public/contact-amy&amp;sa=D&amp;ust=1486060514387000&amp;usg=AFQjCNFyhEnrNumj--je2RqSK9apI9qLiA" xlink:type="simple">www.klobuchar.senate.gov/public/contact-amy</text:a></text:p>
          </table:table-cell>
          <table:table-cell office:value-type="string" calcext:value-type="string">
            <text:p><text:a xlink:href="https://www.google.com/url?q=https://twitter.com/amyklobuchar&amp;sa=D&amp;ust=1486060514388000&amp;usg=AFQjCNFxiOGf-eKeKmya_jEuo44W2WP2Cg" xlink:type="simple">https://twitter.com/amyklobuchar</text:a></text:p>
          </table:table-cell>
          <table:table-cell office:value-type="string" calcext:value-type="string">
            <text:p><text:a xlink:href="https://www.google.com/url?q=https://twitter.com/amyklobuchar&amp;sa=D&amp;ust=1486060514388000&amp;usg=AFQjCNFxiOGf-eKeKmya_jEuo44W2WP2Cg" xlink:type="simple">@amyklobuchar</text:a></text:p>
          </table:table-cell>
          <table:table-cell/>
          <table:table-cell office:value-type="string" calcext:value-type="string">
            <text:p>1200 Washington Avenue South, Room 250, Minneapolis, MN 55415</text:p>
          </table:table-cell>
          <table:table-cell table:number-columns-repeated="14"/>
        </table:table-row>
        <table:table-row table:style-name="ro3">
          <table:table-cell office:value-type="string" calcext:value-type="string">
            <text:p>Roy</text:p>
          </table:table-cell>
          <table:table-cell office:value-type="string" calcext:value-type="string">
            <text:p>Blunt</text:p>
          </table:table-cell>
          <table:table-cell office:value-type="string" calcext:value-type="string">
            <text:p>R</text:p>
          </table:table-cell>
          <table:table-cell office:value-type="string" calcext:value-type="string">
            <text:p>MO</text:p>
          </table:table-cell>
          <table:table-cell/>
          <table:table-cell office:value-type="string" calcext:value-type="string">
            <text:p>Support</text:p>
          </table:table-cell>
          <table:table-cell office:value-type="string" calcext:value-type="string">
            <text:p>“He is doing what he told the American people he would do,” Blunt said in a statement on Sunday. Blunt said he “would not support a travel ban on Muslims,” but suggested that’s not what Trump’s proposal was.“I do support increased vetting on people applying to travel from countries with extensive terrorist ties or activity. These seven countries meet that standard,” said Blunt, who sits on the Senate intelligence committee. “Our top priority should be to keep Americans safe.”</text:p>
          </table:table-cell>
          <table:table-cell office:value-type="string" calcext:value-type="string">
            <text:p><text:a xlink:href="https://www.google.com/url?q=http://www.news-leader.com/story/news/politics/2017/01/29/blunt-board-trumps-controversial-immigration-ban/97221124/&amp;sa=D&amp;ust=1486060514832000&amp;usg=AFQjCNHYftZXbZXqCUfQ-OH6feXh1Vh5XA" xlink:type="simple">http://www.news-leader.com/story/news/politics/2017/01/29/blunt-board-trumps-controversial-immigration-ban/97221124/</text:a></text:p>
          </table:table-cell>
          <table:table-cell office:value-type="float" office:value="2022" calcext:value-type="float">
            <text:p>2022</text:p>
          </table:table-cell>
          <table:table-cell office:value-type="string" calcext:value-type="string">
            <text:p>260 Russell Senate Office Building</text:p>
          </table:table-cell>
          <table:table-cell office:value-type="string" calcext:value-type="string">
            <text:p>202-224-5721</text:p>
          </table:table-cell>
          <table:table-cell office:value-type="string" calcext:value-type="string">
            <text:p>417-877-7814</text:p>
          </table:table-cell>
          <table:table-cell office:value-type="string" calcext:value-type="string">
            <text:p><text:a xlink:href="https://www.google.com/url?q=https://www.blunt.senate.gov/public/index.cfm/contact-roy&amp;sa=D&amp;ust=1486060514832000&amp;usg=AFQjCNGxeMHdgq2pSVqnEJLMriBUFI9gDQ" xlink:type="simple">www.blunt.senate.gov/public/index.cfm/contact-roy</text:a></text:p>
          </table:table-cell>
          <table:table-cell office:value-type="string" calcext:value-type="string">
            <text:p><text:a xlink:href="https://www.google.com/url?q=https://twitter.com/RoyBlunt&amp;sa=D&amp;ust=1486060514832000&amp;usg=AFQjCNGgtsHcjWxtnQLnYFDjyOREZDKiZA" xlink:type="simple">https://twitter.com/RoyBlunt</text:a></text:p>
          </table:table-cell>
          <table:table-cell office:value-type="string" calcext:value-type="string">
            <text:p><text:a xlink:href="https://www.google.com/url?q=https://twitter.com/RoyBlunt&amp;sa=D&amp;ust=1486060514832000&amp;usg=AFQjCNGgtsHcjWxtnQLnYFDjyOREZDKiZA" xlink:type="simple">@RoyBlunt</text:a></text:p>
          </table:table-cell>
          <table:table-cell table:style-name="ce1" office:value-type="string" calcext:value-type="string">
            <text:p><text:a xlink:href="https://www.google.com/url?q=https://twitter.com/RoyBluntPress&amp;sa=D&amp;ust=1486060514832000&amp;usg=AFQjCNGRGTxZuTKXPBdXykT5d0tws9cZaw" xlink:type="simple">@RoyBluntPress</text:a></text:p>
          </table:table-cell>
          <table:table-cell office:value-type="string" calcext:value-type="string">
            <text:p>2740 B East Sunshine, Springfield, MO 65804</text:p>
          </table:table-cell>
          <table:table-cell table:style-name="ce1" office:value-type="string" calcext:value-type="string">
            <text:p>12/14/15, Columbiamissourian.com: U.S. Sen. Roy Blunt, R-Missouri, discussed the issue during a conference call with Missouri reporters on Wednesday, his spokesman Brian Hart said. "I think it is a mistake anytime we walk away from religious freedom in this country," Blunt said.</text:p>
          </table:table-cell>
          <table:table-cell table:number-columns-repeated="13"/>
        </table:table-row>
        <table:table-row table:style-name="ro2">
          <table:table-cell office:value-type="string" calcext:value-type="string">
            <text:p>Claire</text:p>
          </table:table-cell>
          <table:table-cell office:value-type="string" calcext:value-type="string">
            <text:p>McCaskill</text:p>
          </table:table-cell>
          <table:table-cell office:value-type="string" calcext:value-type="string">
            <text:p>D</text:p>
          </table:table-cell>
          <table:table-cell office:value-type="string" calcext:value-type="string">
            <text:p>MO</text:p>
          </table:table-cell>
          <table:table-cell/>
          <table:table-cell office:value-type="string" calcext:value-type="string">
            <text:p>Opposed</text:p>
          </table:table-cell>
          <table:table-cell office:value-type="string" calcext:value-type="string">
            <text:p>Long statement in tweet</text:p>
          </table:table-cell>
          <table:table-cell office:value-type="string" calcext:value-type="string">
            <text:p><text:a xlink:href="https://www.google.com/url?q=https://twitter.com/clairecmc/status/825356172068843522&amp;sa=D&amp;ust=1486060514832000&amp;usg=AFQjCNFpXT34qBUPHVyOAD6mubFR9vxguA" xlink:type="simple">https://twitter.com/clairecmc/status/825356172068843522</text:a></text:p>
          </table:table-cell>
          <table:table-cell table:style-name="ce3"/>
          <table:table-cell office:value-type="string" calcext:value-type="string">
            <text:p>506 Hart Senate Office Building</text:p>
          </table:table-cell>
          <table:table-cell office:value-type="string" calcext:value-type="string">
            <text:p>202-224-6154</text:p>
          </table:table-cell>
          <table:table-cell office:value-type="string" calcext:value-type="string">
            <text:p>573-651-0964</text:p>
          </table:table-cell>
          <table:table-cell office:value-type="string" calcext:value-type="string">
            <text:p><text:a xlink:href="https://www.google.com/url?q=http://www.mccaskill.senate.gov/contact&amp;sa=D&amp;ust=1486060514832000&amp;usg=AFQjCNFpBk86u6A860ZQtdx2ngpHQ2MqXg" xlink:type="simple">http://www.mccaskill.senate.gov/contact</text:a></text:p>
          </table:table-cell>
          <table:table-cell office:value-type="string" calcext:value-type="string">
            <text:p><text:a xlink:href="https://www.google.com/url?q=https://twitter.com/clairecmc&amp;sa=D&amp;ust=1486060514832000&amp;usg=AFQjCNG9LPvdRdWO-L8K9pgYUiY68y4rww" xlink:type="simple">https://twitter.com/clairecmc</text:a></text:p>
          </table:table-cell>
          <table:table-cell office:value-type="string" calcext:value-type="string">
            <text:p><text:a xlink:href="https://www.google.com/url?q=https://twitter.com/clairecmc&amp;sa=D&amp;ust=1486060514832000&amp;usg=AFQjCNG9LPvdRdWO-L8K9pgYUiY68y4rww" xlink:type="simple">@clairecmc</text:a></text:p>
          </table:table-cell>
          <table:table-cell table:style-name="ce1" office:value-type="string" calcext:value-type="string">
            <text:p><text:a xlink:href="https://www.google.com/url?q=https://twitter.com/McCaskillOffice&amp;sa=D&amp;ust=1486060514832000&amp;usg=AFQjCNFZSURV17siP95_usCFhn9afYtU5w" xlink:type="simple">@McCaskillOffice</text:a></text:p>
          </table:table-cell>
          <table:table-cell office:value-type="string" calcext:value-type="string">
            <text:p>555 Independence St., Room 1600, Cape Girardeau, Missouri 63703</text:p>
          </table:table-cell>
          <table:table-cell table:number-columns-repeated="14"/>
        </table:table-row>
        <table:table-row table:style-name="ro5">
          <table:table-cell office:value-type="string" calcext:value-type="string">
            <text:p>Thad</text:p>
          </table:table-cell>
          <table:table-cell office:value-type="string" calcext:value-type="string">
            <text:p>Cochran</text:p>
          </table:table-cell>
          <table:table-cell office:value-type="string" calcext:value-type="string">
            <text:p>R</text:p>
          </table:table-cell>
          <table:table-cell office:value-type="string" calcext:value-type="string">
            <text:p>MS</text:p>
          </table:table-cell>
          <table:table-cell/>
          <table:table-cell office:value-type="string" calcext:value-type="string">
            <text:p>Silent as of 1/31 12 pm PT</text:p>
          </table:table-cell>
          <table:table-cell table:style-name="ce3" table:number-columns-repeated="2"/>
          <table:table-cell office:value-type="float" office:value="2020" calcext:value-type="float">
            <text:p>2020</text:p>
          </table:table-cell>
          <table:table-cell office:value-type="string" calcext:value-type="string">
            <text:p>113 Dirksen Senate Office Building</text:p>
          </table:table-cell>
          <table:table-cell office:value-type="string" calcext:value-type="string">
            <text:p>202-224-5054</text:p>
          </table:table-cell>
          <table:table-cell office:value-type="string" calcext:value-type="string">
            <text:p>601-965-4459</text:p>
          </table:table-cell>
          <table:table-cell office:value-type="string" calcext:value-type="string">
            <text:p><text:a xlink:href="https://www.google.com/url?q=https://www.cochran.senate.gov/public/index.cfm/email-me&amp;sa=D&amp;ust=1486060514843000&amp;usg=AFQjCNFUTyURterbhqcx8FSH9W7hn0t02A" xlink:type="simple">https://www.cochran.senate.gov/public/index.cfm/email-me</text:a></text:p>
          </table:table-cell>
          <table:table-cell office:value-type="string" calcext:value-type="string">
            <text:p><text:a xlink:href="https://www.google.com/url?q=https://twitter.com/SenThadCochran&amp;sa=D&amp;ust=1486060514844000&amp;usg=AFQjCNGtyNqIs_2jKzIOOu6o0G-pYPezoQ" xlink:type="simple">https://twitter.com/SenThadCochran</text:a></text:p>
          </table:table-cell>
          <table:table-cell office:value-type="string" calcext:value-type="string">
            <text:p><text:a xlink:href="https://www.google.com/url?q=https://twitter.com/SenThadCochran&amp;sa=D&amp;ust=1486060514844000&amp;usg=AFQjCNGtyNqIs_2jKzIOOu6o0G-pYPezoQ" xlink:type="simple">@SenThadCochran</text:a></text:p>
          </table:table-cell>
          <table:table-cell/>
          <table:table-cell office:value-type="string" calcext:value-type="string">
            <text:p>190 East Capitol Street, Suite 550, Jackson MS 39201</text:p>
          </table:table-cell>
          <table:table-cell table:number-columns-repeated="14"/>
        </table:table-row>
        <table:table-row table:style-name="ro2">
          <table:table-cell office:value-type="string" calcext:value-type="string">
            <text:p>Roger</text:p>
          </table:table-cell>
          <table:table-cell office:value-type="string" calcext:value-type="string">
            <text:p>Wicker</text:p>
          </table:table-cell>
          <table:table-cell office:value-type="string" calcext:value-type="string">
            <text:p>R</text:p>
          </table:table-cell>
          <table:table-cell office:value-type="string" calcext:value-type="string">
            <text:p>MS</text:p>
          </table:table-cell>
          <table:table-cell/>
          <table:table-cell office:value-type="string" calcext:value-type="string">
            <text:p>Silent as of 1/31 12 pm PT</text:p>
          </table:table-cell>
          <table:table-cell table:style-name="ce3" table:number-columns-repeated="2"/>
          <table:table-cell office:value-type="float" office:value="2018" calcext:value-type="float">
            <text:p>2018</text:p>
          </table:table-cell>
          <table:table-cell office:value-type="string" calcext:value-type="string">
            <text:p>555 Dirksen Senate Office Building</text:p>
          </table:table-cell>
          <table:table-cell office:value-type="string" calcext:value-type="string">
            <text:p>202-224-6253</text:p>
          </table:table-cell>
          <table:table-cell office:value-type="string" calcext:value-type="string">
            <text:p>601-965-4644</text:p>
          </table:table-cell>
          <table:table-cell office:value-type="string" calcext:value-type="string">
            <text:p><text:a xlink:href="https://www.google.com/url?q=https://www.wicker.senate.gov/public/index.cfm/contact&amp;sa=D&amp;ust=1486060514844000&amp;usg=AFQjCNHOeiPsKEc6LV151YL9bsUe9nNvrg" xlink:type="simple">https://www.wicker.senate.gov/public/index.cfm/contact</text:a></text:p>
          </table:table-cell>
          <table:table-cell office:value-type="string" calcext:value-type="string">
            <text:p><text:a xlink:href="https://www.google.com/url?q=https://twitter.com/SenatorWicker&amp;sa=D&amp;ust=1486060514844000&amp;usg=AFQjCNHRa5g4CoE7gt4YuKMNqC4bMsaBdA" xlink:type="simple">@SenatorWicker</text:a></text:p>
          </table:table-cell>
          <table:table-cell table:style-name="ce3" office:value-type="string" calcext:value-type="string">
            <text:p/>
          </table:table-cell>
          <table:table-cell table:style-name="ce1" office:value-type="string" calcext:value-type="string">
            <text:p><text:a xlink:href="https://www.google.com/url?q=https://twitter.com/RogerWicker&amp;sa=D&amp;ust=1486060514844000&amp;usg=AFQjCNFabvdf1vDPopVxbOsDGLUaydO-qA" xlink:type="simple">@RogerWicker</text:a></text:p>
          </table:table-cell>
          <table:table-cell office:value-type="string" calcext:value-type="string">
            <text:p>US Federal Courthouse, 501 East Court Street, Suite 3-500, Jackson, MS 39201</text:p>
          </table:table-cell>
          <table:table-cell table:number-columns-repeated="14"/>
        </table:table-row>
        <table:table-row table:style-name="ro3">
          <table:table-cell office:value-type="string" calcext:value-type="string">
            <text:p>Steve</text:p>
          </table:table-cell>
          <table:table-cell office:value-type="string" calcext:value-type="string">
            <text:p>Daines</text:p>
          </table:table-cell>
          <table:table-cell office:value-type="string" calcext:value-type="string">
            <text:p>R</text:p>
          </table:table-cell>
          <table:table-cell office:value-type="string" calcext:value-type="string">
            <text:p>MT</text:p>
          </table:table-cell>
          <table:table-cell/>
          <table:table-cell office:value-type="string" calcext:value-type="string">
            <text:p>Support</text:p>
          </table:table-cell>
          <table:table-cell office:value-type="string" calcext:value-type="string">
            <text:p>We are at war with Islamic extremists and anything less than 100 percent verification of these refugees’ backgrounds puts our national security at risk. We need to take the time to examine our existing programs to ensure terrorists aren't entering our country. The safety of U.S. citizens must be our number one priority.</text:p>
          </table:table-cell>
          <table:table-cell office:value-type="string" calcext:value-type="string">
            <text:p><text:a xlink:href="https://www.google.com/url?q=http://www.greatfallstribune.com/story/news/local/2017/01/29/montana-response-trump-ban-muslim-immigration-subdued/97229884/&amp;sa=D&amp;ust=1486060514845000&amp;usg=AFQjCNG1vXXGFP98VU66iz-Jh-KLbQK9Og" xlink:type="simple">http://www.greatfallstribune.com/story/news/local/2017/01/29/montana-response-trump-ban-muslim-immigration-subdued/97229884/</text:a></text:p>
          </table:table-cell>
          <table:table-cell office:value-type="float" office:value="2020" calcext:value-type="float">
            <text:p>2020</text:p>
          </table:table-cell>
          <table:table-cell office:value-type="string" calcext:value-type="string">
            <text:p>511 Hart Senate Office Building</text:p>
          </table:table-cell>
          <table:table-cell office:value-type="string" calcext:value-type="string">
            <text:p>202-224-2651</text:p>
          </table:table-cell>
          <table:table-cell office:value-type="string" calcext:value-type="string">
            <text:p>406-245-6822</text:p>
          </table:table-cell>
          <table:table-cell office:value-type="string" calcext:value-type="string">
            <text:p><text:a xlink:href="https://www.google.com/url?q=https://www.daines.senate.gov/connect/email-steve&amp;sa=D&amp;ust=1486060514845000&amp;usg=AFQjCNELaQxw2TN5w_LH832sW-nfDHINpQ" xlink:type="simple">https://www.daines.senate.gov/connect/email-steve</text:a></text:p>
          </table:table-cell>
          <table:table-cell office:value-type="string" calcext:value-type="string">
            <text:p><text:a xlink:href="https://www.google.com/url?q=https://twitter.com/SteveDaines&amp;sa=D&amp;ust=1486060514845000&amp;usg=AFQjCNG30RWyA8nZVbJhszygDP03NPPRDQ" xlink:type="simple">https://twitter.com/SteveDaines</text:a></text:p>
          </table:table-cell>
          <table:table-cell office:value-type="string" calcext:value-type="string">
            <text:p><text:a xlink:href="https://www.google.com/url?q=https://twitter.com/SteveDaines&amp;sa=D&amp;ust=1486060514845000&amp;usg=AFQjCNG30RWyA8nZVbJhszygDP03NPPRDQ" xlink:type="simple">@SteveDaines</text:a></text:p>
          </table:table-cell>
          <table:table-cell/>
          <table:table-cell office:value-type="string" calcext:value-type="string">
            <text:p>222 N. 32nd Street, Ste. 100, Billings, MT 59101</text:p>
          </table:table-cell>
          <table:table-cell table:number-columns-repeated="14"/>
        </table:table-row>
        <table:table-row table:style-name="ro10">
          <table:table-cell office:value-type="string" calcext:value-type="string">
            <text:p>Jon</text:p>
          </table:table-cell>
          <table:table-cell office:value-type="string" calcext:value-type="string">
            <text:p>Tester</text:p>
          </table:table-cell>
          <table:table-cell office:value-type="string" calcext:value-type="string">
            <text:p>D</text:p>
          </table:table-cell>
          <table:table-cell office:value-type="string" calcext:value-type="string">
            <text:p>MT</text:p>
          </table:table-cell>
          <table:table-cell/>
          <table:table-cell office:value-type="string" calcext:value-type="string">
            <text:p>Opposed</text:p>
          </table:table-cell>
          <table:table-cell office:value-type="string" calcext:value-type="string">
            <text:p>This EO is having harmful consequences on children and brave allies who are helping us fight terrorism. We must take strong steps to protect our nation from those who want to harm us, but we cannot sacrifice our religious freedom and our American values.</text:p>
          </table:table-cell>
          <table:table-cell office:value-type="string" calcext:value-type="string">
            <text:p><text:a xlink:href="https://www.google.com/url?q=https://twitter.com/SenatorTester/status/825792413335699457/photo/1&amp;sa=D&amp;ust=1486060514846000&amp;usg=AFQjCNEwfht1-7urHuXlViz9Rblo-oIR3Q" xlink:type="simple">https://twitter.com/SenatorTester/status/825792413335699457/photo/1</text:a></text:p>
          </table:table-cell>
          <table:table-cell office:value-type="float" office:value="2018" calcext:value-type="float">
            <text:p>2018</text:p>
          </table:table-cell>
          <table:table-cell office:value-type="string" calcext:value-type="string">
            <text:p>706 Hart Senate Office Building</text:p>
          </table:table-cell>
          <table:table-cell office:value-type="string" calcext:value-type="string">
            <text:p>202-224-2644</text:p>
          </table:table-cell>
          <table:table-cell office:value-type="string" calcext:value-type="string">
            <text:p>406-252-0550</text:p>
          </table:table-cell>
          <table:table-cell office:value-type="string" calcext:value-type="string">
            <text:p><text:a xlink:href="https://www.google.com/url?q=https://www.tester.senate.gov/?p%3Demail_senator&amp;sa=D&amp;ust=1486060514846000&amp;usg=AFQjCNG_g5n5Y0v68yat17JGCh-l9yMo1Q" xlink:type="simple">https://www.tester.senate.gov/?p=email_senator</text:a></text:p>
          </table:table-cell>
          <table:table-cell table:style-name="ce3" office:value-type="string" calcext:value-type="string">
            <text:p/>
          </table:table-cell>
          <table:table-cell office:value-type="string" calcext:value-type="string">
            <text:p><text:a xlink:href="https://www.google.com/url?q=https://twitter.com/SenatorTester&amp;sa=D&amp;ust=1486060514846000&amp;usg=AFQjCNH4pfMTDDHNrzZX-4qxdHsnkO3R_A" xlink:type="simple">@SenatorTester</text:a></text:p>
          </table:table-cell>
          <table:table-cell table:style-name="ce1" office:value-type="string" calcext:value-type="string">
            <text:p><text:a xlink:href="https://www.google.com/url?q=https://twitter.com/jontester&amp;sa=D&amp;ust=1486060514846000&amp;usg=AFQjCNECsiStjxNhq1Nt3knoBR5cqiC-0g" xlink:type="simple">@jontester</text:a></text:p>
          </table:table-cell>
          <table:table-cell office:value-type="string" calcext:value-type="string">
            <text:p>Judge Jameson Federal Building, 2900 4th Ave N, Suite 201, Billings, MT 59101</text:p>
          </table:table-cell>
          <table:table-cell table:number-columns-repeated="14"/>
        </table:table-row>
        <table:table-row table:style-name="ro4">
          <table:table-cell office:value-type="string" calcext:value-type="string">
            <text:p>Richard</text:p>
          </table:table-cell>
          <table:table-cell office:value-type="string" calcext:value-type="string">
            <text:p>Burr</text:p>
          </table:table-cell>
          <table:table-cell office:value-type="string" calcext:value-type="string">
            <text:p>R</text:p>
          </table:table-cell>
          <table:table-cell office:value-type="string" calcext:value-type="string">
            <text:p>NC</text:p>
          </table:table-cell>
          <table:table-cell/>
          <table:table-cell office:value-type="string" calcext:value-type="string">
            <text:p>Silent as of 1/31 12 pm PT</text:p>
          </table:table-cell>
          <table:table-cell table:style-name="ce3" table:number-columns-repeated="2"/>
          <table:table-cell office:value-type="float" office:value="2022" calcext:value-type="float">
            <text:p>2022</text:p>
          </table:table-cell>
          <table:table-cell office:value-type="string" calcext:value-type="string">
            <text:p>217 Russell Senate Office Building</text:p>
          </table:table-cell>
          <table:table-cell office:value-type="string" calcext:value-type="string">
            <text:p>202-224-3154</text:p>
          </table:table-cell>
          <table:table-cell office:value-type="string" calcext:value-type="string">
            <text:p>336-631-5125</text:p>
          </table:table-cell>
          <table:table-cell office:value-type="string" calcext:value-type="string">
            <text:p><text:a xlink:href="https://www.google.com/url?q=https://www.burr.senate.gov/contact/email&amp;sa=D&amp;ust=1486060514847000&amp;usg=AFQjCNE3wpfaaUirWffOTSMH2sbcISP4EQ" xlink:type="simple">https://www.burr.senate.gov/contact/email</text:a></text:p>
          </table:table-cell>
          <table:table-cell office:value-type="string" calcext:value-type="string">
            <text:p><text:a xlink:href="https://www.google.com/url?q=https://twitter.com/SenatorBurr&amp;sa=D&amp;ust=1486060514847000&amp;usg=AFQjCNGiLQk-Nitr0uQ4j61ZvqFqneMojw" xlink:type="simple">https://twitter.com/SenatorBurr</text:a></text:p>
          </table:table-cell>
          <table:table-cell office:value-type="string" calcext:value-type="string">
            <text:p><text:a xlink:href="https://www.google.com/url?q=https://twitter.com/SenatorBurr&amp;sa=D&amp;ust=1486060514847000&amp;usg=AFQjCNGiLQk-Nitr0uQ4j61ZvqFqneMojw" xlink:type="simple">@SenatorBurr</text:a></text:p>
          </table:table-cell>
          <table:table-cell/>
          <table:table-cell office:value-type="string" calcext:value-type="string">
            <text:p>2000 West First Street, Suite 508, Winston-Salem, NC 27104</text:p>
          </table:table-cell>
          <table:table-cell table:style-name="ce1" office:value-type="string" calcext:value-type="string">
            <text:p>charlotteobserver.com, June 4, 2013: Afterward, he tweeted, “In my speech on protecting America I spoke about a temporary ban, which includes suspending immigration from nations tied to Islamic terror.”</text:p>
          </table:table-cell>
          <table:table-cell table:number-columns-repeated="13"/>
        </table:table-row>
        <table:table-row table:style-name="ro2">
          <table:table-cell office:value-type="string" calcext:value-type="string">
            <text:p>Thom</text:p>
          </table:table-cell>
          <table:table-cell office:value-type="string" calcext:value-type="string">
            <text:p>Tillis</text:p>
          </table:table-cell>
          <table:table-cell office:value-type="string" calcext:value-type="string">
            <text:p>R</text:p>
          </table:table-cell>
          <table:table-cell office:value-type="string" calcext:value-type="string">
            <text:p>NC</text:p>
          </table:table-cell>
          <table:table-cell/>
          <table:table-cell office:value-type="string" calcext:value-type="string">
            <text:p>Opposed, but only on technicalities</text:p>
          </table:table-cell>
          <table:table-cell office:value-type="string" calcext:value-type="string">
            <text:p>As we offer safety to refugees, we must also be mindful of the sad reality that radical Islamic terrorists are actively attempting to infiltrate refugee programs to enter Western nations. The FBI director has warned Congress that the United States lacks the capability to properly vet all Syrian refugees. This is a significant vulnerability, and strengthening the screening of refugees is a matter of national security.While the executive order does take immediate action aimed at tightening the refugee screening process, there is a lot of confusion surrounding the order, particularly given the instances of green card holders inexplicably being denied entry back into the United States. Implementation of the order should be refined to provide more clarity and mitigate unintended consequences that do not make our country any safer.</text:p>
          </table:table-cell>
          <table:table-cell office:value-type="string" calcext:value-type="string">
            <text:p><text:a xlink:href="https://www.google.com/url?q=https://twitter.com/SenThomTillis/status/825771857412575233&amp;sa=D&amp;ust=1486060514847000&amp;usg=AFQjCNEwyGQmoyQqshIxmgbJzJmGMxFQlQ" xlink:type="simple">https://twitter.com/SenThomTillis/status/825771857412575233</text:a></text:p>
          </table:table-cell>
          <table:table-cell office:value-type="float" office:value="2020" calcext:value-type="float">
            <text:p>2020</text:p>
          </table:table-cell>
          <table:table-cell office:value-type="string" calcext:value-type="string">
            <text:p>521 Dirksen Senate Office Building</text:p>
          </table:table-cell>
          <table:table-cell office:value-type="string" calcext:value-type="string">
            <text:p>202-224-6342</text:p>
          </table:table-cell>
          <table:table-cell office:value-type="string" calcext:value-type="string">
            <text:p>(704) 509-9087</text:p>
          </table:table-cell>
          <table:table-cell office:value-type="string" calcext:value-type="string">
            <text:p><text:a xlink:href="https://www.google.com/url?q=https://www.tillis.senate.gov/public/index.cfm/email-me&amp;sa=D&amp;ust=1486060514847000&amp;usg=AFQjCNH1RqUafi471oulXGbmtQws85MSwg" xlink:type="simple">https://www.tillis.senate.gov/public/index.cfm/email-me</text:a></text:p>
          </table:table-cell>
          <table:table-cell office:value-type="string" calcext:value-type="string">
            <text:p>@ThomTillis</text:p>
          </table:table-cell>
          <table:table-cell table:style-name="ce3"/>
          <table:table-cell/>
          <table:table-cell office:value-type="string" calcext:value-type="string">
            <text:p>9300 Harris Corners Pkwy, Suite 170, Charlotte, NC 28269</text:p>
          </table:table-cell>
          <table:table-cell table:number-columns-repeated="14"/>
        </table:table-row>
        <table:table-row table:style-name="ro4">
          <table:table-cell office:value-type="string" calcext:value-type="string">
            <text:p>Heidi</text:p>
          </table:table-cell>
          <table:table-cell office:value-type="string" calcext:value-type="string">
            <text:p>Heitkamp</text:p>
          </table:table-cell>
          <table:table-cell office:value-type="string" calcext:value-type="string">
            <text:p>D</text:p>
          </table:table-cell>
          <table:table-cell office:value-type="string" calcext:value-type="string">
            <text:p>ND</text:p>
          </table:table-cell>
          <table:table-cell/>
          <table:table-cell office:value-type="string" calcext:value-type="string">
            <text:p>Opposed</text:p>
          </table:table-cell>
          <table:table-cell office:value-type="string" calcext:value-type="string">
            <text:p>Excerpt - "We must continue to be the country that opens doors for those seeking opportunity and refuge, just as it did for the generations of family members who came before us. We must never take for granted the opportunities we have by closing those doors to others seeking the same hope for a better future. We must be America"</text:p>
          </table:table-cell>
          <table:table-cell office:value-type="string" calcext:value-type="string">
            <text:p><text:a xlink:href="https://www.google.com/url?q=https://www.facebook.com/SenatorHeidiHeitkamp/posts/1321902364499793?hc_location%3Dufi&amp;sa=D&amp;ust=1486060514848000&amp;usg=AFQjCNFK1DyrdYhPKMgjL-AwP6ne9GZP5Q" xlink:type="simple">https://www.facebook.com/SenatorHeidiHeitkamp/posts/1321902364499793?hc_location=ufi</text:a></text:p>
          </table:table-cell>
          <table:table-cell office:value-type="float" office:value="2018" calcext:value-type="float">
            <text:p>2018</text:p>
          </table:table-cell>
          <table:table-cell office:value-type="string" calcext:value-type="string">
            <text:p>502 Hart Senate Office Building</text:p>
          </table:table-cell>
          <table:table-cell office:value-type="string" calcext:value-type="string">
            <text:p>202-224-2043</text:p>
          </table:table-cell>
          <table:table-cell office:value-type="string" calcext:value-type="string">
            <text:p>701-258-4648</text:p>
          </table:table-cell>
          <table:table-cell office:value-type="string" calcext:value-type="string">
            <text:p><text:a xlink:href="https://www.google.com/url?q=http://www.heitkamp.senate.gov/public/index.cfm/contact&amp;sa=D&amp;ust=1486060514848000&amp;usg=AFQjCNGUuGGNzonWdCKgkje7m6lnjv9Krg" xlink:type="simple">http://www.heitkamp.senate.gov/public/index.cfm/contact</text:a></text:p>
          </table:table-cell>
          <table:table-cell office:value-type="string" calcext:value-type="string">
            <text:p><text:a xlink:href="https://www.google.com/url?q=https://twitter.com/SenatorHeitkamp&amp;sa=D&amp;ust=1486060514848000&amp;usg=AFQjCNH81cTCwpKtGhkfWcBNzsk9Wg9XhQ" xlink:type="simple">https://twitter.com/SenatorHeitkamp</text:a></text:p>
          </table:table-cell>
          <table:table-cell office:value-type="string" calcext:value-type="string">
            <text:p><text:a xlink:href="https://www.google.com/url?q=https://twitter.com/SenatorHeitkamp&amp;sa=D&amp;ust=1486060514848000&amp;usg=AFQjCNH81cTCwpKtGhkfWcBNzsk9Wg9XhQ" xlink:type="simple">@SenatorHeitkamp</text:a></text:p>
          </table:table-cell>
          <table:table-cell table:style-name="ce1" office:value-type="string" calcext:value-type="string">
            <text:p><text:a xlink:href="https://www.google.com/url?q=https://twitter.com/Heidi4ND&amp;sa=D&amp;ust=1486060514848000&amp;usg=AFQjCNENQv38vVRsnX9cJO1k1E7c-aDiqw" xlink:type="simple">@Heidi4ND</text:a></text:p>
          </table:table-cell>
          <table:table-cell office:value-type="string" calcext:value-type="string">
            <text:p>228 Federal Building, 220 East Rosser Avenue, Bismark, ND 58501 </text:p>
          </table:table-cell>
          <table:table-cell table:number-columns-repeated="14"/>
        </table:table-row>
        <table:table-row table:style-name="ro4">
          <table:table-cell office:value-type="string" calcext:value-type="string">
            <text:p>John</text:p>
          </table:table-cell>
          <table:table-cell office:value-type="string" calcext:value-type="string">
            <text:p>Hoeven</text:p>
          </table:table-cell>
          <table:table-cell office:value-type="string" calcext:value-type="string">
            <text:p>R</text:p>
          </table:table-cell>
          <table:table-cell office:value-type="string" calcext:value-type="string">
            <text:p>ND</text:p>
          </table:table-cell>
          <table:table-cell/>
          <table:table-cell office:value-type="string" calcext:value-type="string">
            <text:p>Silent as of 1/31 12 pm PT</text:p>
          </table:table-cell>
          <table:table-cell table:style-name="ce3" table:number-columns-repeated="2"/>
          <table:table-cell office:value-type="float" office:value="2022" calcext:value-type="float">
            <text:p>2022</text:p>
          </table:table-cell>
          <table:table-cell office:value-type="string" calcext:value-type="string">
            <text:p>338 Russell Senate Office Building</text:p>
          </table:table-cell>
          <table:table-cell office:value-type="string" calcext:value-type="string">
            <text:p>202-224-2551</text:p>
          </table:table-cell>
          <table:table-cell office:value-type="string" calcext:value-type="string">
            <text:p>701-250-4618</text:p>
          </table:table-cell>
          <table:table-cell office:value-type="string" calcext:value-type="string">
            <text:p><text:a xlink:href="https://www.google.com/url?q=http://www.hoeven.senate.gov/public/index.cfm/email-the-senator&amp;sa=D&amp;ust=1486060514849000&amp;usg=AFQjCNG87uoK-USeOSwd__9B3Ppos2kOeg" xlink:type="simple">http://www.hoeven.senate.gov/public/index.cfm/email-the-senator</text:a></text:p>
          </table:table-cell>
          <table:table-cell office:value-type="string" calcext:value-type="string">
            <text:p><text:a xlink:href="https://www.google.com/url?q=https://twitter.com/SenJohnHoeven&amp;sa=D&amp;ust=1486060514849000&amp;usg=AFQjCNFaInwk8gkGgOGqukfjm-PTtGR8Iw" xlink:type="simple">https://twitter.com/SenJohnHoeven</text:a></text:p>
          </table:table-cell>
          <table:table-cell office:value-type="string" calcext:value-type="string">
            <text:p><text:a xlink:href="https://www.google.com/url?q=https://twitter.com/SenJohnHoeven&amp;sa=D&amp;ust=1486060514849000&amp;usg=AFQjCNFaInwk8gkGgOGqukfjm-PTtGR8Iw" xlink:type="simple">@SenJohnHoeven</text:a></text:p>
          </table:table-cell>
          <table:table-cell table:style-name="ce1" office:value-type="string" calcext:value-type="string">
            <text:p><text:a xlink:href="https://www.google.com/url?q=https://twitter.com/hoeven4senate&amp;sa=D&amp;ust=1486060514862000&amp;usg=AFQjCNGTcN1hU2o1VOzfEeoFJ7aAGCuPuQ" xlink:type="simple">@hoeven4senate</text:a></text:p>
          </table:table-cell>
          <table:table-cell office:value-type="string" calcext:value-type="string">
            <text:p>US Federal Building, 220 East Rosser Ave, Room 312, Bismark, ND 58501</text:p>
          </table:table-cell>
          <table:table-cell table:number-columns-repeated="14"/>
        </table:table-row>
        <table:table-row table:style-name="ro3">
          <table:table-cell office:value-type="string" calcext:value-type="string">
            <text:p>Deb</text:p>
          </table:table-cell>
          <table:table-cell office:value-type="string" calcext:value-type="string">
            <text:p>Fischer</text:p>
          </table:table-cell>
          <table:table-cell office:value-type="string" calcext:value-type="string">
            <text:p>R</text:p>
          </table:table-cell>
          <table:table-cell office:value-type="string" calcext:value-type="string">
            <text:p>NE</text:p>
          </table:table-cell>
          <table:table-cell/>
          <table:table-cell office:value-type="string" calcext:value-type="string">
            <text:p>Silent as of 1/31 12 pm PT</text:p>
          </table:table-cell>
          <table:table-cell table:style-name="ce3" table:number-columns-repeated="2"/>
          <table:table-cell office:value-type="float" office:value="2018" calcext:value-type="float">
            <text:p>2018</text:p>
          </table:table-cell>
          <table:table-cell office:value-type="string" calcext:value-type="string">
            <text:p>383 Russell Senate Office Building</text:p>
          </table:table-cell>
          <table:table-cell office:value-type="string" calcext:value-type="string">
            <text:p>202-224-6551</text:p>
          </table:table-cell>
          <table:table-cell office:value-type="string" calcext:value-type="string">
            <text:p>308-234-2361</text:p>
          </table:table-cell>
          <table:table-cell office:value-type="string" calcext:value-type="string">
            <text:p><text:a xlink:href="https://www.google.com/url?q=http://www.fischer.senate.gov/public/index.cfm/contact&amp;sa=D&amp;ust=1486060514863000&amp;usg=AFQjCNEhFMF9WimrI4qj9ECzcm_UzgneKA" xlink:type="simple">http://www.fischer.senate.gov/public/index.cfm/contact</text:a></text:p>
          </table:table-cell>
          <table:table-cell office:value-type="string" calcext:value-type="string">
            <text:p><text:a xlink:href="https://www.google.com/url?q=https://twitter.com/SenatorFischer&amp;sa=D&amp;ust=1486060514863000&amp;usg=AFQjCNHheBLZQkm7UTEDxq_RkrM9ui0kFA" xlink:type="simple">https://twitter.com/SenatorFischer</text:a></text:p>
          </table:table-cell>
          <table:table-cell office:value-type="string" calcext:value-type="string">
            <text:p><text:a xlink:href="https://www.google.com/url?q=https://twitter.com/SenatorFischer&amp;sa=D&amp;ust=1486060514863000&amp;usg=AFQjCNHheBLZQkm7UTEDxq_RkrM9ui0kFA" xlink:type="simple">@SenatorFischer</text:a></text:p>
          </table:table-cell>
          <table:table-cell/>
          <table:table-cell office:value-type="string" calcext:value-type="string">
            <text:p>20 West 23rd Street, Kearney NE 68847</text:p>
          </table:table-cell>
          <table:table-cell table:number-columns-repeated="14"/>
        </table:table-row>
        <table:table-row table:style-name="ro4">
          <table:table-cell office:value-type="string" calcext:value-type="string">
            <text:p>Benjamin</text:p>
          </table:table-cell>
          <table:table-cell office:value-type="string" calcext:value-type="string">
            <text:p>Sasse</text:p>
          </table:table-cell>
          <table:table-cell office:value-type="string" calcext:value-type="string">
            <text:p>R</text:p>
          </table:table-cell>
          <table:table-cell office:value-type="string" calcext:value-type="string">
            <text:p>NE</text:p>
          </table:table-cell>
          <table:table-cell/>
          <table:table-cell office:value-type="string" calcext:value-type="string">
            <text:p>Opposed</text:p>
          </table:table-cell>
          <table:table-cell office:value-type="string" calcext:value-type="string">
            <text:p>The President is right to focus attention on the obvious fact that borders matter. At the same time, while not technically a Muslim ban, this order is too broad. There are two ways to lose our generational battle against jihadism by losing touch with reality. The first is to keep pretending that jihadi terrorism has no connection to Islam or to certain countries. That’s been a disaster. And here's the second way to fail: If we send a signal to the Middle East that the U.S. sees all Muslims as jihadis, the terrorist recruiters win by telling kids that America is banning Muslims and that this is America versus one religion. Both approaches are wrong, and both will make us less safe. Our generational fight against jihadism requires wisdom</text:p>
          </table:table-cell>
          <table:table-cell office:value-type="string" calcext:value-type="string">
            <text:p><text:a xlink:href="https://www.google.com/url?q=http://www.sasse.senate.gov/public/index.cfm/press-releases?ID%3D813E24D8-1B88-4070-BF16-795305303A2B&amp;sa=D&amp;ust=1486060514863000&amp;usg=AFQjCNHUuR6291y6OP_kULVg8A8SkRCA8g" xlink:type="simple">http://www.sasse.senate.gov/public/index.cfm/press-releases?ID=813E24D8-1B88-4070-BF16-795305303A2B</text:a></text:p>
          </table:table-cell>
          <table:table-cell office:value-type="float" office:value="2022" calcext:value-type="float">
            <text:p>2022</text:p>
          </table:table-cell>
          <table:table-cell office:value-type="string" calcext:value-type="string">
            <text:p>404 Russell Senate Office Building</text:p>
          </table:table-cell>
          <table:table-cell office:value-type="string" calcext:value-type="string">
            <text:p>202-224-4224</text:p>
          </table:table-cell>
          <table:table-cell office:value-type="string" calcext:value-type="string">
            <text:p>402-476-1400</text:p>
          </table:table-cell>
          <table:table-cell office:value-type="string" calcext:value-type="string">
            <text:p><text:a xlink:href="https://www.google.com/url?q=http://www.sasse.senate.gov/public/index.cfm/email-ben&amp;sa=D&amp;ust=1486060514863000&amp;usg=AFQjCNGKBoCsyckc_WXMmIzW5XEXI1ZaCQ" xlink:type="simple">www.sasse.senate.gov/public/index.cfm/email-ben</text:a></text:p>
          </table:table-cell>
          <table:table-cell office:value-type="string" calcext:value-type="string">
            <text:p><text:a xlink:href="https://www.google.com/url?q=https://twitter.com/BenSasse&amp;sa=D&amp;ust=1486060514864000&amp;usg=AFQjCNFftkAbttDmLwDfeNExWVHDnWHhSg" xlink:type="simple">https://twitter.com/BenSasse</text:a></text:p>
          </table:table-cell>
          <table:table-cell office:value-type="string" calcext:value-type="string">
            <text:p><text:a xlink:href="https://www.google.com/url?q=https://twitter.com/BenSasse&amp;sa=D&amp;ust=1486060514864000&amp;usg=AFQjCNFftkAbttDmLwDfeNExWVHDnWHhSg" xlink:type="simple">@BenSasse</text:a></text:p>
          </table:table-cell>
          <table:table-cell/>
          <table:table-cell office:value-type="string" calcext:value-type="string">
            <text:p>1128 Lincoln Mall, Suite 305, Lincoln NE 68508</text:p>
          </table:table-cell>
          <table:table-cell table:number-columns-repeated="14"/>
        </table:table-row>
        <table:table-row table:style-name="ro5">
          <table:table-cell office:value-type="string" calcext:value-type="string">
            <text:p>Maggie</text:p>
          </table:table-cell>
          <table:table-cell office:value-type="string" calcext:value-type="string">
            <text:p>Hassan</text:p>
          </table:table-cell>
          <table:table-cell office:value-type="string" calcext:value-type="string">
            <text:p>D</text:p>
          </table:table-cell>
          <table:table-cell office:value-type="string" calcext:value-type="string">
            <text:p>NH</text:p>
          </table:table-cell>
          <table:table-cell/>
          <table:table-cell office:value-type="string" calcext:value-type="string">
            <text:p>Opposed</text:p>
          </table:table-cell>
          <table:table-cell office:value-type="string" calcext:value-type="string">
            <text:p>President Trump’s executive action imposing a religious test on entry into the United States runs counter to the fundamental values that make America the greatest country on earth. It will also make us less safe. We must always be working to strengthen the vetting process for all entryways into the United States, but discriminating against individuals on the basis of their religion will only harm our national security interests.</text:p>
          </table:table-cell>
          <table:table-cell office:value-type="string" calcext:value-type="string">
            <text:p><text:a xlink:href="https://www.google.com/url?q=https://twitter.com/SenatorHassan/status/825431574367834113&amp;sa=D&amp;ust=1486060514864000&amp;usg=AFQjCNFw_FolVadiLh3dl_Pk9hCKtHjRKw" xlink:type="simple">https://twitter.com/SenatorHassan/status/825431574367834113</text:a></text:p>
          </table:table-cell>
          <table:table-cell table:style-name="ce3"/>
          <table:table-cell office:value-type="string" calcext:value-type="string">
            <text:p>144 Russell Senate Office Building</text:p>
          </table:table-cell>
          <table:table-cell office:value-type="string" calcext:value-type="string">
            <text:p>202-224-3324</text:p>
          </table:table-cell>
          <table:table-cell office:value-type="string" calcext:value-type="string">
            <text:p>603-622-2204</text:p>
          </table:table-cell>
          <table:table-cell office:value-type="string" calcext:value-type="string">
            <text:p><text:a xlink:href="https://www.google.com/url?q=https://www.hassan.senate.gov/content/contact-senator&amp;sa=D&amp;ust=1486060514864000&amp;usg=AFQjCNHAakS-XW2vXhq9c5NOZZ7fDGCFtA" xlink:type="simple">https://www.hassan.senate.gov/content/contact-senator</text:a></text:p>
          </table:table-cell>
          <table:table-cell office:value-type="string" calcext:value-type="string">
            <text:p><text:a xlink:href="https://www.google.com/url?q=https://twitter.com/SenatorHassan&amp;sa=D&amp;ust=1486060514864000&amp;usg=AFQjCNEp4CWanaE-G9_UIyEUM0QNo03Vuw" xlink:type="simple">https://twitter.com/SenatorHassan</text:a></text:p>
          </table:table-cell>
          <table:table-cell office:value-type="string" calcext:value-type="string">
            <text:p><text:a xlink:href="https://www.google.com/url?q=https://twitter.com/SenatorHassan&amp;sa=D&amp;ust=1486060514865000&amp;usg=AFQjCNEVnlY7pB39CmAwamYK0EJmJm664w" xlink:type="simple">@SenatorHassan</text:a></text:p>
          </table:table-cell>
          <table:table-cell/>
          <table:table-cell office:value-type="string" calcext:value-type="string">
            <text:p>1200 Elm Street, Suite 2, Manchester, NH 03101</text:p>
          </table:table-cell>
          <table:table-cell table:number-columns-repeated="14"/>
        </table:table-row>
        <table:table-row table:style-name="ro3">
          <table:table-cell office:value-type="string" calcext:value-type="string">
            <text:p>Jeanne</text:p>
          </table:table-cell>
          <table:table-cell office:value-type="string" calcext:value-type="string">
            <text:p>Shaheen</text:p>
          </table:table-cell>
          <table:table-cell office:value-type="string" calcext:value-type="string">
            <text:p>D</text:p>
          </table:table-cell>
          <table:table-cell office:value-type="string" calcext:value-type="string">
            <text:p>NH</text:p>
          </table:table-cell>
          <table:table-cell/>
          <table:table-cell office:value-type="string" calcext:value-type="string">
            <text:p>Opposed</text:p>
          </table:table-cell>
          <table:table-cell office:value-type="string" calcext:value-type="string">
            <text:p>Trump's immigration order endangers our troops &amp; diplomats by undermining the alliances &amp; trust they've established (longer statement in tweet)</text:p>
          </table:table-cell>
          <table:table-cell office:value-type="string" calcext:value-type="string">
            <text:p><text:a xlink:href="https://www.google.com/url?q=https://twitter.com/SenatorShaheen/status/825401026089992192&amp;sa=D&amp;ust=1486060514865000&amp;usg=AFQjCNEOLT6I1E5tx1l2egYL_nqO9KEEpw" xlink:type="simple">https://twitter.com/SenatorShaheen/status/825401026089992192</text:a></text:p>
          </table:table-cell>
          <table:table-cell table:style-name="ce3"/>
          <table:table-cell office:value-type="string" calcext:value-type="string">
            <text:p>520 Hart Senate Office Building</text:p>
          </table:table-cell>
          <table:table-cell office:value-type="string" calcext:value-type="string">
            <text:p>202-224-2841</text:p>
          </table:table-cell>
          <table:table-cell office:value-type="string" calcext:value-type="string">
            <text:p>603-647-7500</text:p>
          </table:table-cell>
          <table:table-cell office:value-type="string" calcext:value-type="string">
            <text:p><text:a xlink:href="https://www.google.com/url?q=https://www.shaheen.senate.gov/contact/contact-jeanne&amp;sa=D&amp;ust=1486060514865000&amp;usg=AFQjCNHVA2O-HrhZpEznVb7ZkrdYUQXNeQ" xlink:type="simple">https://www.shaheen.senate.gov/contact/contact-jeanne</text:a></text:p>
          </table:table-cell>
          <table:table-cell office:value-type="string" calcext:value-type="string">
            <text:p><text:a xlink:href="https://www.google.com/url?q=https://twitter.com/SenatorShaheen&amp;sa=D&amp;ust=1486060514865000&amp;usg=AFQjCNHza2TnDELXdDIP7AWHX0eRPyyawQ" xlink:type="simple">https://twitter.com/SenatorShaheen</text:a></text:p>
          </table:table-cell>
          <table:table-cell office:value-type="string" calcext:value-type="string">
            <text:p><text:a xlink:href="https://www.google.com/url?q=https://twitter.com/SenatorShaheen&amp;sa=D&amp;ust=1486060514865000&amp;usg=AFQjCNHza2TnDELXdDIP7AWHX0eRPyyawQ" xlink:type="simple">@SenatorShaheen</text:a></text:p>
          </table:table-cell>
          <table:table-cell table:style-name="ce1" office:value-type="string" calcext:value-type="string">
            <text:p><text:a xlink:href="https://www.google.com/url?q=https://twitter.com/JeanneShaheen&amp;sa=D&amp;ust=1486060514866000&amp;usg=AFQjCNF3XVhZgSmX0ts1AeX0Xcc1miDXGg" xlink:type="simple">@JeanneShaheen</text:a></text:p>
          </table:table-cell>
          <table:table-cell office:value-type="string" calcext:value-type="string">
            <text:p>2 Wall Street, Suite 220, Manchester, NH 03101</text:p>
          </table:table-cell>
          <table:table-cell table:number-columns-repeated="14"/>
        </table:table-row>
        <table:table-row table:style-name="ro4">
          <table:table-cell office:value-type="string" calcext:value-type="string">
            <text:p>Cory</text:p>
          </table:table-cell>
          <table:table-cell office:value-type="string" calcext:value-type="string">
            <text:p>Booker</text:p>
          </table:table-cell>
          <table:table-cell office:value-type="string" calcext:value-type="string">
            <text:p>D</text:p>
          </table:table-cell>
          <table:table-cell office:value-type="string" calcext:value-type="string">
            <text:p>NJ</text:p>
          </table:table-cell>
          <table:table-cell/>
          <table:table-cell office:value-type="string" calcext:value-type="string">
            <text:p>Opposed - came to airport too!</text:p>
          </table:table-cell>
          <table:table-cell office:value-type="string" calcext:value-type="string">
            <text:p>This Executive Order violates our values and assaults our moral standing as a nation. I will fight this, we must fight this.</text:p>
          </table:table-cell>
          <table:table-cell office:value-type="string" calcext:value-type="string">
            <text:p><text:a xlink:href="https://www.google.com/url?q=https://twitter.com/CoryBooker/status/825458646075240448&amp;sa=D&amp;ust=1486060514866000&amp;usg=AFQjCNEOcY94eGKdHHjn46T06_7lJCL46g" xlink:type="simple">https://twitter.com/CoryBooker/status/825458646075240448</text:a></text:p>
          </table:table-cell>
          <table:table-cell table:style-name="ce3"/>
          <table:table-cell office:value-type="string" calcext:value-type="string">
            <text:p>1 Russell Courtyard</text:p>
          </table:table-cell>
          <table:table-cell office:value-type="string" calcext:value-type="string">
            <text:p>202-224-3224</text:p>
          </table:table-cell>
          <table:table-cell office:value-type="string" calcext:value-type="string">
            <text:p>856-338-8922</text:p>
          </table:table-cell>
          <table:table-cell office:value-type="string" calcext:value-type="string">
            <text:p><text:a xlink:href="https://www.google.com/url?q=https://www.booker.senate.gov/?p%3Dcontact&amp;sa=D&amp;ust=1486060514866000&amp;usg=AFQjCNErH2Nm4GKg8AhQ0vnhA6NO-cFjQA" xlink:type="simple">https://www.booker.senate.gov/?p=contact</text:a></text:p>
          </table:table-cell>
          <table:table-cell office:value-type="string" calcext:value-type="string">
            <text:p><text:a xlink:href="https://www.google.com/url?q=https://twitter.com/CoryBooker&amp;sa=D&amp;ust=1486060514866000&amp;usg=AFQjCNFbkqS-dVEdJq0XjgdqwYs8yC0TTA" xlink:type="simple">https://twitter.com/CoryBooker</text:a></text:p>
          </table:table-cell>
          <table:table-cell office:value-type="string" calcext:value-type="string">
            <text:p><text:a xlink:href="https://www.google.com/url?q=https://twitter.com/CoryBooker&amp;sa=D&amp;ust=1486060514866000&amp;usg=AFQjCNFbkqS-dVEdJq0XjgdqwYs8yC0TTA" xlink:type="simple">@CoryBooker</text:a></text:p>
          </table:table-cell>
          <table:table-cell table:style-name="ce1" office:value-type="string" calcext:value-type="string">
            <text:p><text:a xlink:href="https://www.google.com/url?q=https://twitter.com/Booker4Senate&amp;sa=D&amp;ust=1486060514866000&amp;usg=AFQjCNHushV672sVLBWZ1TK-incLj1py2Q" xlink:type="simple">@Booker4Senate</text:a></text:p>
          </table:table-cell>
          <table:table-cell office:value-type="string" calcext:value-type="string">
            <text:p>One Port Center, 2 Riverside Drive, Suite 505, Camden, NJ 08101</text:p>
          </table:table-cell>
          <table:table-cell table:number-columns-repeated="14"/>
        </table:table-row>
        <table:table-row table:style-name="ro5">
          <table:table-cell office:value-type="string" calcext:value-type="string">
            <text:p>Robert</text:p>
          </table:table-cell>
          <table:table-cell office:value-type="string" calcext:value-type="string">
            <text:p>Menendez</text:p>
          </table:table-cell>
          <table:table-cell office:value-type="string" calcext:value-type="string">
            <text:p>D</text:p>
          </table:table-cell>
          <table:table-cell office:value-type="string" calcext:value-type="string">
            <text:p>NJ</text:p>
          </table:table-cell>
          <table:table-cell/>
          <table:table-cell office:value-type="string" calcext:value-type="string">
            <text:p>Opposed</text:p>
          </table:table-cell>
          <table:table-cell office:value-type="string" calcext:value-type="string">
            <text:p>Excerpt - "With the stroke of a pen, President Trump’s action has undermined the core values that built this country. It is profoundly un-American to turn away those fleeing horrific violence and persecution or to discriminate against people based on nationality and religion. "</text:p>
          </table:table-cell>
          <table:table-cell office:value-type="string" calcext:value-type="string">
            <text:p><text:a xlink:href="https://www.google.com/url?q=https://www.facebook.com/senatormenendez/posts/10154914894176358&amp;sa=D&amp;ust=1486060514867000&amp;usg=AFQjCNEQzRlOz0g64NjUy2m2tk7i3QKbUQ" xlink:type="simple">https://www.facebook.com/senatormenendez/posts/10154914894176358</text:a></text:p>
          </table:table-cell>
          <table:table-cell table:style-name="ce3"/>
          <table:table-cell office:value-type="string" calcext:value-type="string">
            <text:p>528 Hart Senate Office Building</text:p>
          </table:table-cell>
          <table:table-cell office:value-type="string" calcext:value-type="string">
            <text:p>202-224-4744</text:p>
          </table:table-cell>
          <table:table-cell office:value-type="string" calcext:value-type="string">
            <text:p>973-645-3030</text:p>
          </table:table-cell>
          <table:table-cell office:value-type="string" calcext:value-type="string">
            <text:p><text:a xlink:href="https://www.google.com/url?q=https://www.menendez.senate.gov/contact&amp;sa=D&amp;ust=1486060514867000&amp;usg=AFQjCNHm_BJADHblOYqTRW7LPYCJ48iAjw" xlink:type="simple">https://www.menendez.senate.gov/contact</text:a></text:p>
          </table:table-cell>
          <table:table-cell office:value-type="string" calcext:value-type="string">
            <text:p><text:a xlink:href="https://www.google.com/url?q=https://twitter.com/SenatorMenendez&amp;sa=D&amp;ust=1486060514867000&amp;usg=AFQjCNFEAh3KROMo-0HbZ-UgW6l2eHnhvA" xlink:type="simple">https://twitter.com/SenatorMenendez</text:a></text:p>
          </table:table-cell>
          <table:table-cell office:value-type="string" calcext:value-type="string">
            <text:p><text:a xlink:href="https://www.google.com/url?q=https://twitter.com/SenatorMenendez&amp;sa=D&amp;ust=1486060514867000&amp;usg=AFQjCNFEAh3KROMo-0HbZ-UgW6l2eHnhvA" xlink:type="simple">@SenatorMenendez</text:a></text:p>
          </table:table-cell>
          <table:table-cell table:style-name="ce1" office:value-type="string" calcext:value-type="string">
            <text:p><text:a xlink:href="https://www.google.com/url?q=https://twitter.com/Menendez4NJ&amp;sa=D&amp;ust=1486060514867000&amp;usg=AFQjCNGnOoZESrSWAOLHSsQxhmHBGvDkMQ" xlink:type="simple">@Menendez4NJ</text:a></text:p>
          </table:table-cell>
          <table:table-cell office:value-type="string" calcext:value-type="string">
            <text:p>One Gateway Center, Suite 1100, Newark, NJ 07102</text:p>
          </table:table-cell>
          <table:table-cell table:number-columns-repeated="14"/>
        </table:table-row>
        <table:table-row table:style-name="ro5">
          <table:table-cell office:value-type="string" calcext:value-type="string">
            <text:p>Martin</text:p>
          </table:table-cell>
          <table:table-cell office:value-type="string" calcext:value-type="string">
            <text:p>Heinrich</text:p>
          </table:table-cell>
          <table:table-cell office:value-type="string" calcext:value-type="string">
            <text:p>D</text:p>
          </table:table-cell>
          <table:table-cell office:value-type="string" calcext:value-type="string">
            <text:p>NM</text:p>
          </table:table-cell>
          <table:table-cell/>
          <table:table-cell office:value-type="string" calcext:value-type="string">
            <text:p>Opposed</text:p>
          </table:table-cell>
          <table:table-cell office:value-type="string" calcext:value-type="string">
            <text:p>We are not a country that discriminates based on how you pray. We are not a nation that turns our back on the innocent victims of terrorism or the allies who risked their own lives so that American soldiers might live.</text:p>
          </table:table-cell>
          <table:table-cell office:value-type="string" calcext:value-type="string">
            <text:p><text:a xlink:href="https://www.google.com/url?q=https://twitter.com/MartinHeinrich/status/825488111173918721&amp;sa=D&amp;ust=1486060514880000&amp;usg=AFQjCNGOKJcuTMvbmlWYWAD7ytdg13OzOA" xlink:type="simple">https://twitter.com/MartinHeinrich/status/825488111173918721</text:a></text:p>
          </table:table-cell>
          <table:table-cell table:style-name="ce3"/>
          <table:table-cell office:value-type="string" calcext:value-type="string">
            <text:p>702 Hart Senate Office Building</text:p>
          </table:table-cell>
          <table:table-cell office:value-type="string" calcext:value-type="string">
            <text:p>202-224-5521</text:p>
          </table:table-cell>
          <table:table-cell office:value-type="string" calcext:value-type="string">
            <text:p>505-346-6601</text:p>
          </table:table-cell>
          <table:table-cell office:value-type="string" calcext:value-type="string">
            <text:p><text:a xlink:href="https://www.google.com/url?q=http://www.heinrich.senate.gov/contact&amp;sa=D&amp;ust=1486060514884000&amp;usg=AFQjCNEHy-qnRHdn45KF8_uvAv-f9gjPCQ" xlink:type="simple">http://www.heinrich.senate.gov/contact</text:a></text:p>
          </table:table-cell>
          <table:table-cell office:value-type="string" calcext:value-type="string">
            <text:p><text:a xlink:href="https://www.google.com/url?q=https://twitter.com/MartinHeinrich&amp;sa=D&amp;ust=1486060514884000&amp;usg=AFQjCNGJvLH5AMhuS6AhLhiseJaTGaMtLA" xlink:type="simple">https://twitter.com/MartinHeinrich</text:a></text:p>
          </table:table-cell>
          <table:table-cell office:value-type="string" calcext:value-type="string">
            <text:p><text:a xlink:href="https://www.google.com/url?q=https://twitter.com/MartinHeinrich&amp;sa=D&amp;ust=1486060514884000&amp;usg=AFQjCNGJvLH5AMhuS6AhLhiseJaTGaMtLA" xlink:type="simple">@MartinHeinrich</text:a></text:p>
          </table:table-cell>
          <table:table-cell table:style-name="ce1" office:value-type="string" calcext:value-type="string">
            <text:p><text:a xlink:href="https://www.google.com/url?q=https://twitter.com/Heinrich4NM&amp;sa=D&amp;ust=1486060514884000&amp;usg=AFQjCNEQfoGNms1mgmi33PF_Gb4NtRSheA" xlink:type="simple">@Heinrich4NM</text:a></text:p>
          </table:table-cell>
          <table:table-cell office:value-type="string" calcext:value-type="string">
            <text:p>400 Gold Avenue SW, Ste 1080, Albuquerque, NM 87102 </text:p>
          </table:table-cell>
          <table:table-cell table:number-columns-repeated="14"/>
        </table:table-row>
        <table:table-row table:style-name="ro5">
          <table:table-cell office:value-type="string" calcext:value-type="string">
            <text:p>Tom</text:p>
          </table:table-cell>
          <table:table-cell office:value-type="string" calcext:value-type="string">
            <text:p>Udall</text:p>
          </table:table-cell>
          <table:table-cell office:value-type="string" calcext:value-type="string">
            <text:p>D</text:p>
          </table:table-cell>
          <table:table-cell office:value-type="string" calcext:value-type="string">
            <text:p>NM</text:p>
          </table:table-cell>
          <table:table-cell/>
          <table:table-cell office:value-type="string" calcext:value-type="string">
            <text:p>Opposed</text:p>
          </table:table-cell>
          <table:table-cell office:value-type="string" calcext:value-type="string">
            <text:p>The executive orders President Trump signed banning immigration from several Muslim countries and turning away refugees to the United States are un-American. Turning our backs on immigrants and refugees is a betrayal of our country's values. There is no religious test for the American dream. ‎</text:p>
          </table:table-cell>
          <table:table-cell office:value-type="string" calcext:value-type="string">
            <text:p><text:a xlink:href="https://www.google.com/url?q=http://www.tomudall.senate.gov/?p%3Dpress_release%26id%3D2532&amp;sa=D&amp;ust=1486060514885000&amp;usg=AFQjCNHQoxq5ZP-9pyyVlVbiHhqb2XoEAA" xlink:type="simple">http://www.tomudall.senate.gov/?p=press_release&amp;id=2532</text:a></text:p>
          </table:table-cell>
          <table:table-cell office:value-type="float" office:value="2020" calcext:value-type="float">
            <text:p>2020</text:p>
          </table:table-cell>
          <table:table-cell office:value-type="string" calcext:value-type="string">
            <text:p>110 Hart Senate Office Building</text:p>
          </table:table-cell>
          <table:table-cell office:value-type="string" calcext:value-type="string">
            <text:p>202-224-6621</text:p>
          </table:table-cell>
          <table:table-cell office:value-type="string" calcext:value-type="string">
            <text:p>505-346-6791</text:p>
          </table:table-cell>
          <table:table-cell office:value-type="string" calcext:value-type="string">
            <text:p><text:a xlink:href="https://www.google.com/url?q=https://www.tomudall.senate.gov/?p%3Dcontact&amp;sa=D&amp;ust=1486060514885000&amp;usg=AFQjCNFste06j0zB8awKjJfA5SGIlvJgPg" xlink:type="simple">https://www.tomudall.senate.gov/?p=contact</text:a></text:p>
          </table:table-cell>
          <table:table-cell office:value-type="string" calcext:value-type="string">
            <text:p><text:a xlink:href="https://www.google.com/url?q=https://twitter.com/SenatorTomUdall&amp;sa=D&amp;ust=1486060514885000&amp;usg=AFQjCNFzcovj7WgRjaFr8RzfNS_Nw9u1tw" xlink:type="simple">@SenatorTomUdall</text:a></text:p>
          </table:table-cell>
          <table:table-cell office:value-type="string" calcext:value-type="string">
            <text:p><text:a xlink:href="https://www.google.com/url?q=https://twitter.com/TomUdallPress&amp;sa=D&amp;ust=1486060514885000&amp;usg=AFQjCNFpwelj6LVsGrMQI52eOj0Qp7cTbA" xlink:type="simple">@TomUdallPress</text:a></text:p>
          </table:table-cell>
          <table:table-cell table:style-name="ce1" office:value-type="string" calcext:value-type="string">
            <text:p><text:a xlink:href="https://www.google.com/url?q=https://twitter.com/tomudall&amp;sa=D&amp;ust=1486060514885000&amp;usg=AFQjCNHfu5Y6UFgC9tCTmedZzP7YWDDV5g" xlink:type="simple">@tomudall</text:a></text:p>
          </table:table-cell>
          <table:table-cell office:value-type="string" calcext:value-type="string">
            <text:p>400 Gold Avenue SW, Ste 300 Albuquerque, NM 87102</text:p>
          </table:table-cell>
          <table:table-cell table:number-columns-repeated="14"/>
        </table:table-row>
        <table:table-row table:style-name="ro4">
          <table:table-cell office:value-type="string" calcext:value-type="string">
            <text:p>Catherine</text:p>
          </table:table-cell>
          <table:table-cell office:value-type="string" calcext:value-type="string">
            <text:p>Cortez Masto</text:p>
          </table:table-cell>
          <table:table-cell office:value-type="string" calcext:value-type="string">
            <text:p>D</text:p>
          </table:table-cell>
          <table:table-cell office:value-type="string" calcext:value-type="string">
            <text:p>NV</text:p>
          </table:table-cell>
          <table:table-cell/>
          <table:table-cell office:value-type="string" calcext:value-type="string">
            <text:p>Opposed</text:p>
          </table:table-cell>
          <table:table-cell office:value-type="string" calcext:value-type="string">
            <text:p>President Trump's unconstitutional Muslim ban will not make our country safe. All it does is stir up bigotry and hate. #NoBanNoWall</text:p>
          </table:table-cell>
          <table:table-cell office:value-type="string" calcext:value-type="string">
            <text:p><text:a xlink:href="https://www.google.com/url?q=https://www.cortezmasto.senate.gov/content/cortez-masto-statement-president-trump%25E2%2580%2599s-divisive-executive-orders-immigration&amp;sa=D&amp;ust=1486060514885000&amp;usg=AFQjCNEhdrlT6cZ8wxHwOhjM5kYbP9NOhA" xlink:type="simple">https://www.cortezmasto.senate.gov/content/cortez-masto-statement-president-trump%E2%80%99s-divisive-executive-orders-immigration</text:a></text:p>
          </table:table-cell>
          <table:table-cell office:value-type="float" office:value="2022" calcext:value-type="float">
            <text:p>2022</text:p>
          </table:table-cell>
          <table:table-cell office:value-type="string" calcext:value-type="string">
            <text:p>522 Hart Senate Office Building</text:p>
          </table:table-cell>
          <table:table-cell office:value-type="string" calcext:value-type="string">
            <text:p>202-224-3542</text:p>
          </table:table-cell>
          <table:table-cell office:value-type="string" calcext:value-type="string">
            <text:p>702-388-5020</text:p>
          </table:table-cell>
          <table:table-cell office:value-type="string" calcext:value-type="string">
            <text:p><text:a xlink:href="https://www.google.com/url?q=https://www.cortezmasto.senate.gov/content/contact-senator&amp;sa=D&amp;ust=1486060514885000&amp;usg=AFQjCNGxUZ787bjGTXXwihPfTIbLJZzd3A" xlink:type="simple">www.cortezmasto.senate.gov/content/contact-senator</text:a></text:p>
          </table:table-cell>
          <table:table-cell office:value-type="string" calcext:value-type="string">
            <text:p><text:a xlink:href="https://www.google.com/url?q=https://twitter.com/CatherineForNV&amp;sa=D&amp;ust=1486060514885000&amp;usg=AFQjCNGLZT_oqYbhzXZy311eOAdwUUVMGw" xlink:type="simple">https://twitter.com/CatherineForNV</text:a></text:p>
          </table:table-cell>
          <table:table-cell office:value-type="string" calcext:value-type="string">
            <text:p><text:a xlink:href="https://www.google.com/url?q=https://twitter.com/CatherineForNV&amp;sa=D&amp;ust=1486060514885000&amp;usg=AFQjCNGLZT_oqYbhzXZy311eOAdwUUVMGw" xlink:type="simple">@CatherineForNV</text:a></text:p>
          </table:table-cell>
          <table:table-cell/>
          <table:table-cell office:value-type="string" calcext:value-type="string">
            <text:p>333 Las Vegas Boulevard South, Suite 8016, Las Vegas, NV 89101</text:p>
          </table:table-cell>
          <table:table-cell table:number-columns-repeated="14"/>
        </table:table-row>
        <table:table-row table:style-name="ro5">
          <table:table-cell office:value-type="string" calcext:value-type="string">
            <text:p>Dean</text:p>
          </table:table-cell>
          <table:table-cell office:value-type="string" calcext:value-type="string">
            <text:p>Heller</text:p>
          </table:table-cell>
          <table:table-cell office:value-type="string" calcext:value-type="string">
            <text:p>R</text:p>
          </table:table-cell>
          <table:table-cell office:value-type="string" calcext:value-type="string">
            <text:p>NV</text:p>
          </table:table-cell>
          <table:table-cell/>
          <table:table-cell office:value-type="string" calcext:value-type="string">
            <text:p>Opposed</text:p>
          </table:table-cell>
          <table:table-cell office:value-type="string" calcext:value-type="string">
            <text:p>I share the President's desire to protect our nation from harm.I agree that better vetting and border protection measures are necessary. That's why I support the thorough vetting of individuals entering our country. However, I am deeply troubled by the appearance of religious ban. The use of an overly broad executive order is not the way to strengthen national security. I encourage the Administration to partner with Congress to find a solution.</text:p>
          </table:table-cell>
          <table:table-cell office:value-type="string" calcext:value-type="string">
            <text:p><text:a xlink:href="https://www.google.com/url?q=https://twitter.com/SenDeanHeller/status/825903544825937922&amp;sa=D&amp;ust=1486060514885000&amp;usg=AFQjCNFQmicRIOMIEqF84-EK3nJBJvq_GQ" xlink:type="simple">https://twitter.com/SenDeanHeller/status/825903544825937922</text:a></text:p>
          </table:table-cell>
          <table:table-cell office:value-type="float" office:value="2018" calcext:value-type="float">
            <text:p>2018</text:p>
          </table:table-cell>
          <table:table-cell office:value-type="string" calcext:value-type="string">
            <text:p>324 Hart Senate Office Building</text:p>
          </table:table-cell>
          <table:table-cell office:value-type="string" calcext:value-type="string">
            <text:p>202-224-6244</text:p>
          </table:table-cell>
          <table:table-cell office:value-type="string" calcext:value-type="string">
            <text:p>702-388-6605</text:p>
          </table:table-cell>
          <table:table-cell office:value-type="string" calcext:value-type="string">
            <text:p><text:a xlink:href="https://www.google.com/url?q=http://www.heller.senate.gov/public/index.cfm/contact-form&amp;sa=D&amp;ust=1486060514886000&amp;usg=AFQjCNGI1Rj52h17fQt88XtXYvLT4JL7kQ" xlink:type="simple">http://www.heller.senate.gov/public/index.cfm/contact-form</text:a></text:p>
          </table:table-cell>
          <table:table-cell office:value-type="string" calcext:value-type="string">
            <text:p><text:a xlink:href="https://www.google.com/url?q=https://twitter.com/SenDeanHeller&amp;sa=D&amp;ust=1486060514886000&amp;usg=AFQjCNFNQfZWCrBU4U8EMXAJCWovdZsJBw" xlink:type="simple">https://twitter.com/SenDeanHeller</text:a></text:p>
          </table:table-cell>
          <table:table-cell office:value-type="string" calcext:value-type="string">
            <text:p><text:a xlink:href="https://www.google.com/url?q=https://twitter.com/SenDeanHeller&amp;sa=D&amp;ust=1486060514886000&amp;usg=AFQjCNFNQfZWCrBU4U8EMXAJCWovdZsJBw" xlink:type="simple">@SenDeanHeller</text:a></text:p>
          </table:table-cell>
          <table:table-cell table:style-name="ce1" office:value-type="string" calcext:value-type="string">
            <text:p><text:a xlink:href="https://www.google.com/url?q=https://twitter.com/DeanHeller&amp;sa=D&amp;ust=1486060514886000&amp;usg=AFQjCNHokrMdCI0Vi9pQZXsvHhfAeSG6sw" xlink:type="simple">@DeanHeller</text:a></text:p>
          </table:table-cell>
          <table:table-cell office:value-type="string" calcext:value-type="string">
            <text:p>8930 West Sunset Road, Suite 230, Las Vegas, NV 89148</text:p>
          </table:table-cell>
          <table:table-cell table:number-columns-repeated="14"/>
        </table:table-row>
        <table:table-row table:style-name="ro8">
          <table:table-cell office:value-type="string" calcext:value-type="string">
            <text:p>Kirsten</text:p>
          </table:table-cell>
          <table:table-cell office:value-type="string" calcext:value-type="string">
            <text:p>Gillibrand</text:p>
          </table:table-cell>
          <table:table-cell office:value-type="string" calcext:value-type="string">
            <text:p>D</text:p>
          </table:table-cell>
          <table:table-cell office:value-type="string" calcext:value-type="string">
            <text:p>NY</text:p>
          </table:table-cell>
          <table:table-cell/>
          <table:table-cell office:value-type="string" calcext:value-type="string">
            <text:p>Opposed</text:p>
          </table:table-cell>
          <table:table-cell office:value-type="string" calcext:value-type="string">
            <text:p>Our diversity is what makes us strong. I'll continue to stand with immigrant &amp; refugee families and I'll fight in the Senate to protect them</text:p>
          </table:table-cell>
          <table:table-cell office:value-type="string" calcext:value-type="string">
            <text:p><text:a xlink:href="https://www.google.com/url?q=https://twitter.com/SenGillibrand/status/825147428676464641&amp;sa=D&amp;ust=1486060514886000&amp;usg=AFQjCNG7DamqiQjhixJYIOw9nVa93l8xsA" xlink:type="simple">https://twitter.com/SenGillibrand/status/825147428676464641</text:a></text:p>
          </table:table-cell>
          <table:table-cell table:style-name="ce3"/>
          <table:table-cell office:value-type="string" calcext:value-type="string">
            <text:p>478 Russell Senate Office Building</text:p>
          </table:table-cell>
          <table:table-cell office:value-type="string" calcext:value-type="string">
            <text:p>202-224-4451</text:p>
          </table:table-cell>
          <table:table-cell office:value-type="string" calcext:value-type="string">
            <text:p>518-431-0120</text:p>
          </table:table-cell>
          <table:table-cell office:value-type="string" calcext:value-type="string">
            <text:p><text:a xlink:href="https://www.google.com/url?q=http://www.gillibrand.senate.gov/contact/&amp;sa=D&amp;ust=1486060514886000&amp;usg=AFQjCNFhglilg8uNVN96wydVsfNvuZSBCg" xlink:type="simple">http://www.gillibrand.senate.gov/contact/</text:a></text:p>
          </table:table-cell>
          <table:table-cell office:value-type="string" calcext:value-type="string">
            <text:p><text:a xlink:href="https://www.google.com/url?q=https://twitter.com/SenGillibrand&amp;sa=D&amp;ust=1486060514887000&amp;usg=AFQjCNE-cG5AT7GTWRdbb6aa6QJq_QGREw" xlink:type="simple">https://twitter.com/SenGillibrand</text:a></text:p>
          </table:table-cell>
          <table:table-cell office:value-type="string" calcext:value-type="string">
            <text:p><text:a xlink:href="https://www.google.com/url?q=https://twitter.com/SenGillibrand&amp;sa=D&amp;ust=1486060514887000&amp;usg=AFQjCNE-cG5AT7GTWRdbb6aa6QJq_QGREw" xlink:type="simple">@SenGillibrand</text:a></text:p>
          </table:table-cell>
          <table:table-cell/>
          <table:table-cell office:value-type="string" calcext:value-type="string">
            <text:p>Leo W. O'Brien Federal Office Building, 11A Clinton Avenue, Room 821, Albany, NY 12207</text:p>
          </table:table-cell>
          <table:table-cell table:number-columns-repeated="14"/>
        </table:table-row>
        <table:table-row table:style-name="ro5">
          <table:table-cell office:value-type="string" calcext:value-type="string">
            <text:p>Chuck</text:p>
          </table:table-cell>
          <table:table-cell office:value-type="string" calcext:value-type="string">
            <text:p>Schumer</text:p>
          </table:table-cell>
          <table:table-cell office:value-type="string" calcext:value-type="string">
            <text:p>D</text:p>
          </table:table-cell>
          <table:table-cell office:value-type="string" calcext:value-type="string">
            <text:p>NY</text:p>
          </table:table-cell>
          <table:table-cell/>
          <table:table-cell office:value-type="string" calcext:value-type="string">
            <text:p>Opposed</text:p>
          </table:table-cell>
          <table:table-cell office:value-type="string" calcext:value-type="string">
            <text:p>(Many tweets) ... We have a long &amp; proud tradition of accepting refugees who seek safety in the US after thorough vetting. That tradition should continue.</text:p>
          </table:table-cell>
          <table:table-cell office:value-type="string" calcext:value-type="string">
            <text:p><text:a xlink:href="https://www.google.com/url?q=https://twitter.com/SenSchumer/status/825504836145786881&amp;sa=D&amp;ust=1486060514887000&amp;usg=AFQjCNHsxQYVIoZL8r8Shf7seq6cwZku8g" xlink:type="simple">https://twitter.com/SenSchumer/status/825504836145786881</text:a></text:p>
          </table:table-cell>
          <table:table-cell table:style-name="ce3"/>
          <table:table-cell office:value-type="string" calcext:value-type="string">
            <text:p>322 Hart Senate Office Building</text:p>
          </table:table-cell>
          <table:table-cell office:value-type="string" calcext:value-type="string">
            <text:p>202-224-6542</text:p>
          </table:table-cell>
          <table:table-cell office:value-type="string" calcext:value-type="string">
            <text:p>518-431-4070</text:p>
          </table:table-cell>
          <table:table-cell office:value-type="string" calcext:value-type="string">
            <text:p><text:a xlink:href="https://www.google.com/url?q=https://www.schumer.senate.gov/contact/email-chuck&amp;sa=D&amp;ust=1486060514887000&amp;usg=AFQjCNGXeL3s5pBuMdGKEWJ3IX3rYtP_uw" xlink:type="simple">www.schumer.senate.gov/contact/email-chuck</text:a></text:p>
          </table:table-cell>
          <table:table-cell office:value-type="string" calcext:value-type="string">
            <text:p><text:a xlink:href="https://www.google.com/url?q=https://twitter.com/SenSchumer&amp;sa=D&amp;ust=1486060514887000&amp;usg=AFQjCNFLlIqRTaLpP49X6mxwRKoah48bfg" xlink:type="simple">https://twitter.com/SenSchumer</text:a></text:p>
          </table:table-cell>
          <table:table-cell office:value-type="string" calcext:value-type="string">
            <text:p><text:a xlink:href="https://www.google.com/url?q=https://twitter.com/SenSchumer&amp;sa=D&amp;ust=1486060514887000&amp;usg=AFQjCNFLlIqRTaLpP49X6mxwRKoah48bfg" xlink:type="simple">@SenSchumer</text:a></text:p>
          </table:table-cell>
          <table:table-cell table:style-name="ce1" office:value-type="string" calcext:value-type="string">
            <text:p><text:a xlink:href="https://www.google.com/url?q=https://twitter.com/chuckschumer&amp;sa=D&amp;ust=1486060514888000&amp;usg=AFQjCNHmJaLKsy7a9nq05Ta0BbYCBtZ0Xg" xlink:type="simple">@chuckschumer</text:a></text:p>
          </table:table-cell>
          <table:table-cell office:value-type="string" calcext:value-type="string">
            <text:p>Leo O'Brien Building, Room 420, Albany, NY 12207</text:p>
          </table:table-cell>
          <table:table-cell table:number-columns-repeated="14"/>
        </table:table-row>
        <table:table-row table:style-name="ro5">
          <table:table-cell office:value-type="string" calcext:value-type="string">
            <text:p>Sherrod</text:p>
          </table:table-cell>
          <table:table-cell office:value-type="string" calcext:value-type="string">
            <text:p>Brown</text:p>
          </table:table-cell>
          <table:table-cell office:value-type="string" calcext:value-type="string">
            <text:p>D</text:p>
          </table:table-cell>
          <table:table-cell office:value-type="string" calcext:value-type="string">
            <text:p>OH</text:p>
          </table:table-cell>
          <table:table-cell/>
          <table:table-cell office:value-type="string" calcext:value-type="string">
            <text:p>Opposed</text:p>
          </table:table-cell>
          <table:table-cell office:value-type="string" calcext:value-type="string">
            <text:p>Keeping America safe must be our top priority, and we do that by aggresively going after terrorism wherever it exists, not by turning our backs on children and families just like ours, whose only goal is to escape violence and persecution. We must continue to use every tool at our disposal to make sure our screening system is tough and effective, and I have and will continue to support meaningful efforts to ensure our vetting process works to keep terrorists out. But targeting women, children and families who are fleeing the very same terrorists we are fighting against is wrong, will not make America safer, and may actually undermine our long-term security.</text:p>
          </table:table-cell>
          <table:table-cell office:value-type="string" calcext:value-type="string">
            <text:p><text:a xlink:href="https://www.google.com/url?q=https://twitter.com/SenSherrodBrown/status/825431416984977409&amp;sa=D&amp;ust=1486060514888000&amp;usg=AFQjCNGC1WbD-LG3J8KEHwRVHOELERXPfw" xlink:type="simple">https://twitter.com/SenSherrodBrown/status/825431416984977409</text:a></text:p>
          </table:table-cell>
          <table:table-cell table:style-name="ce3"/>
          <table:table-cell office:value-type="string" calcext:value-type="string">
            <text:p>713 Hart Senate Office Building</text:p>
          </table:table-cell>
          <table:table-cell office:value-type="string" calcext:value-type="string">
            <text:p>202-224-2315</text:p>
          </table:table-cell>
          <table:table-cell office:value-type="string" calcext:value-type="string">
            <text:p>216-522-7272</text:p>
          </table:table-cell>
          <table:table-cell office:value-type="string" calcext:value-type="string">
            <text:p><text:a xlink:href="https://www.google.com/url?q=http://www.brown.senate.gov/contact/&amp;sa=D&amp;ust=1486060514888000&amp;usg=AFQjCNFFJQCsxBq7AkCFFYb1j_S7pW80Lg" xlink:type="simple">http://www.brown.senate.gov/contact/</text:a></text:p>
          </table:table-cell>
          <table:table-cell office:value-type="string" calcext:value-type="string">
            <text:p><text:a xlink:href="https://www.google.com/url?q=https://twitter.com/SenSherrodBrown&amp;sa=D&amp;ust=1486060514888000&amp;usg=AFQjCNGU9xrHbYpJcXS8bDbGurXXpwAG1Q" xlink:type="simple">https://twitter.com/SenSherrodBrown</text:a></text:p>
          </table:table-cell>
          <table:table-cell office:value-type="string" calcext:value-type="string">
            <text:p><text:a xlink:href="https://www.google.com/url?q=https://twitter.com/SenSherrodBrown&amp;sa=D&amp;ust=1486060514888000&amp;usg=AFQjCNGU9xrHbYpJcXS8bDbGurXXpwAG1Q" xlink:type="simple">@SenSherrodBrown</text:a></text:p>
          </table:table-cell>
          <table:table-cell/>
          <table:table-cell office:value-type="string" calcext:value-type="string">
            <text:p>801 West Superior Ave., Suite 1400, Cleveland, OH 44113</text:p>
          </table:table-cell>
          <table:table-cell table:number-columns-repeated="14"/>
        </table:table-row>
        <table:table-row table:style-name="ro5">
          <table:table-cell office:value-type="string" calcext:value-type="string">
            <text:p>Rob</text:p>
          </table:table-cell>
          <table:table-cell office:value-type="string" calcext:value-type="string">
            <text:p>Portman</text:p>
          </table:table-cell>
          <table:table-cell office:value-type="string" calcext:value-type="string">
            <text:p>R</text:p>
          </table:table-cell>
          <table:table-cell office:value-type="string" calcext:value-type="string">
            <text:p>OH</text:p>
          </table:table-cell>
          <table:table-cell/>
          <table:table-cell office:value-type="string" calcext:value-type="string">
            <text:p>Opposed</text:p>
          </table:table-cell>
          <table:table-cell office:value-type="string" calcext:value-type="string">
            <text:p>On CNN, said EO was not properly vetted and implemented, thinks we need to slow down. Our country is not as safe as it should be but we are a beacon of hope to the rest of the world. This is not the way to do it. (See full video)</text:p>
          </table:table-cell>
          <table:table-cell office:value-type="string" calcext:value-type="string">
            <text:p><text:a xlink:href="https://www.google.com/url?q=https://www.youtube.com/watch?v%3D9FY89SdaKbI&amp;sa=D&amp;ust=1486060514906000&amp;usg=AFQjCNG7G6n7R6NHqdsJ8NvDz9Qg0Ef2LQ" xlink:type="simple">https://www.youtube.com/watch?v=9FY89SdaKbI</text:a></text:p>
          </table:table-cell>
          <table:table-cell office:value-type="float" office:value="2022" calcext:value-type="float">
            <text:p>2022</text:p>
          </table:table-cell>
          <table:table-cell office:value-type="string" calcext:value-type="string">
            <text:p>448 Russell Senate Office Building</text:p>
          </table:table-cell>
          <table:table-cell office:value-type="string" calcext:value-type="string">
            <text:p>202-224-3353</text:p>
          </table:table-cell>
          <table:table-cell office:value-type="string" calcext:value-type="string">
            <text:p>313-226-6020</text:p>
          </table:table-cell>
          <table:table-cell office:value-type="string" calcext:value-type="string">
            <text:p><text:a xlink:href="https://www.google.com/url?q=https://www.portman.senate.gov/public/index.cfm/contact?p%3Dcontact-form&amp;sa=D&amp;ust=1486060514906000&amp;usg=AFQjCNHq4R_3cz0GjhcVUR6KcBCuuGrrHw" xlink:type="simple">https://www.portman.senate.gov/public/index.cfm/contact?p=contact-form</text:a></text:p>
          </table:table-cell>
          <table:table-cell office:value-type="string" calcext:value-type="string">
            <text:p><text:a xlink:href="https://www.google.com/url?q=https://twitter.com/senrobportman&amp;sa=D&amp;ust=1486060514906000&amp;usg=AFQjCNFvUa4oteFs8OPWD8-Sy877zXVn4Q" xlink:type="simple">https://twitter.com/senrobportman</text:a></text:p>
          </table:table-cell>
          <table:table-cell office:value-type="string" calcext:value-type="string">
            <text:p><text:a xlink:href="https://www.google.com/url?q=https://twitter.com/senrobportman&amp;sa=D&amp;ust=1486060514906000&amp;usg=AFQjCNFvUa4oteFs8OPWD8-Sy877zXVn4Q" xlink:type="simple">@senrobportman</text:a></text:p>
          </table:table-cell>
          <table:table-cell/>
          <table:table-cell office:value-type="string" calcext:value-type="string">
            <text:p>37 West Broad Street, Room 300, Columbus, OH 43215</text:p>
          </table:table-cell>
          <table:table-cell table:number-columns-repeated="14"/>
        </table:table-row>
        <table:table-row table:style-name="ro4">
          <table:table-cell office:value-type="string" calcext:value-type="string">
            <text:p>James</text:p>
          </table:table-cell>
          <table:table-cell office:value-type="string" calcext:value-type="string">
            <text:p>Inhofe</text:p>
          </table:table-cell>
          <table:table-cell office:value-type="string" calcext:value-type="string">
            <text:p>R</text:p>
          </table:table-cell>
          <table:table-cell office:value-type="string" calcext:value-type="string">
            <text:p>OK</text:p>
          </table:table-cell>
          <table:table-cell/>
          <table:table-cell office:value-type="string" calcext:value-type="string">
            <text:p>Support</text:p>
          </table:table-cell>
          <table:table-cell office:value-type="string" calcext:value-type="string">
            <text:p>Excerpt - President Trump's executive order follows through on the promises made on the campaign trail to secure our country and protect our citizens. This is not a Muslim ban, as the measure suspends all refugee admittance for 120 days and suspends the issuance of visas to nationals of seven countries for 90 days. Time and again terrorists have stated their intent to infiltrate refugee populations in order ot spread their ideology and terror throughout the West, as has already happened in Europe. Frthermore, the pause on visa applicants for countries that Condress and the Departments of State an dHomeland Security have determined as areas of concern to national security is reasonable given the unrest and the state of instability in each of those countries. </text:p>
          </table:table-cell>
          <table:table-cell office:value-type="string" calcext:value-type="string">
            <text:p><text:a xlink:href="https://www.google.com/url?q=https://twitter.com/jiminhofe/status/826110126671200261&amp;sa=D&amp;ust=1486060514906000&amp;usg=AFQjCNFwwjRCwFXn4Ift8z3EwiAUGVPx6g" xlink:type="simple">https://twitter.com/jiminhofe/status/826110126671200261</text:a></text:p>
          </table:table-cell>
          <table:table-cell office:value-type="float" office:value="2020" calcext:value-type="float">
            <text:p>2020</text:p>
          </table:table-cell>
          <table:table-cell office:value-type="string" calcext:value-type="string">
            <text:p>205 Russell Senate Office Building</text:p>
          </table:table-cell>
          <table:table-cell office:value-type="string" calcext:value-type="string">
            <text:p>202-224-4721</text:p>
          </table:table-cell>
          <table:table-cell office:value-type="string" calcext:value-type="string">
            <text:p>918-748-5111</text:p>
          </table:table-cell>
          <table:table-cell office:value-type="string" calcext:value-type="string">
            <text:p><text:a xlink:href="https://www.google.com/url?q=https://www.inhofe.senate.gov/contact&amp;sa=D&amp;ust=1486060514906000&amp;usg=AFQjCNEQSC-EeRlKWy1ZI-8dndFJEWZKMQ" xlink:type="simple">www.inhofe.senate.gov/contact</text:a></text:p>
          </table:table-cell>
          <table:table-cell office:value-type="string" calcext:value-type="string">
            <text:p><text:a xlink:href="https://www.google.com/url?q=https://twitter.com/jiminhofe&amp;sa=D&amp;ust=1486060514906000&amp;usg=AFQjCNFG6D6bJd7NT7BIazrU0K-pvGQLnQ" xlink:type="simple">https://twitter.com/jiminhofe</text:a></text:p>
          </table:table-cell>
          <table:table-cell office:value-type="string" calcext:value-type="string">
            <text:p><text:a xlink:href="https://www.google.com/url?q=https://twitter.com/jiminhofe&amp;sa=D&amp;ust=1486060514906000&amp;usg=AFQjCNFG6D6bJd7NT7BIazrU0K-pvGQLnQ" xlink:type="simple">@jiminhofe</text:a></text:p>
          </table:table-cell>
          <table:table-cell/>
          <table:table-cell office:value-type="string" calcext:value-type="string">
            <text:p>1924 S. Utica Avenue, Suite 530, Tulsa, OK 74104</text:p>
          </table:table-cell>
          <table:table-cell table:number-columns-repeated="14"/>
        </table:table-row>
        <table:table-row table:style-name="ro2">
          <table:table-cell office:value-type="string" calcext:value-type="string">
            <text:p>James</text:p>
          </table:table-cell>
          <table:table-cell office:value-type="string" calcext:value-type="string">
            <text:p>Lankford</text:p>
          </table:table-cell>
          <table:table-cell office:value-type="string" calcext:value-type="string">
            <text:p>R</text:p>
          </table:table-cell>
          <table:table-cell office:value-type="string" calcext:value-type="string">
            <text:p>OK</text:p>
          </table:table-cell>
          <table:table-cell/>
          <table:table-cell office:value-type="string" calcext:value-type="string">
            <text:p>Opposed</text:p>
          </table:table-cell>
          <table:table-cell office:value-type="string" calcext:value-type="string">
            <text:p>We should value freedom &amp; not surrender security. We can protect the homeland while upholding #religiousfreedom &amp; refuge for the persecuted.</text:p>
          </table:table-cell>
          <table:table-cell office:value-type="string" calcext:value-type="string">
            <text:p><text:a xlink:href="https://www.google.com/url?q=https://twitter.com/SenatorLankford/status/825728687245029377&amp;sa=D&amp;ust=1486060514907000&amp;usg=AFQjCNEhi6HoWjG9h1gbt4T1lokjgwrc3w" xlink:type="simple">https://twitter.com/SenatorLankford/status/825728687245029377</text:a></text:p>
          </table:table-cell>
          <table:table-cell office:value-type="float" office:value="2022" calcext:value-type="float">
            <text:p>2022</text:p>
          </table:table-cell>
          <table:table-cell office:value-type="string" calcext:value-type="string">
            <text:p>172 Russell Senate Office Building</text:p>
          </table:table-cell>
          <table:table-cell office:value-type="string" calcext:value-type="string">
            <text:p>202-224-5754</text:p>
          </table:table-cell>
          <table:table-cell office:value-type="string" calcext:value-type="string">
            <text:p>405-231-4941</text:p>
          </table:table-cell>
          <table:table-cell office:value-type="string" calcext:value-type="string">
            <text:p><text:a xlink:href="https://www.google.com/url?q=http://www.lankford.senate.gov/contact/email&amp;sa=D&amp;ust=1486060514907000&amp;usg=AFQjCNGT7W0ufUv2BjeKpg47v-QYydOyWw" xlink:type="simple">http://www.lankford.senate.gov/contact/email</text:a></text:p>
          </table:table-cell>
          <table:table-cell office:value-type="string" calcext:value-type="string">
            <text:p><text:a xlink:href="https://www.google.com/url?q=https://twitter.com/SenatorLankford&amp;sa=D&amp;ust=1486060514907000&amp;usg=AFQjCNG3H_-9Ri7PEuKMhbUNlcwLdGEZOw" xlink:type="simple">https://twitter.com/SenatorLankford</text:a></text:p>
          </table:table-cell>
          <table:table-cell office:value-type="string" calcext:value-type="string">
            <text:p><text:a xlink:href="https://www.google.com/url?q=https://twitter.com/SenatorLankford&amp;sa=D&amp;ust=1486060514907000&amp;usg=AFQjCNG3H_-9Ri7PEuKMhbUNlcwLdGEZOw" xlink:type="simple">@SenatorLankford</text:a></text:p>
          </table:table-cell>
          <table:table-cell table:style-name="ce1" office:value-type="string" calcext:value-type="string">
            <text:p><text:a xlink:href="https://www.google.com/url?q=https://twitter.com/jameslankford&amp;sa=D&amp;ust=1486060514907000&amp;usg=AFQjCNF5KaiGTfoeMZwhGcbWBTNdcbVr1A" xlink:type="simple">@jameslankford</text:a></text:p>
          </table:table-cell>
          <table:table-cell office:value-type="string" calcext:value-type="string">
            <text:p>1015 North Broadway Avenue, Suite 310, Oklahoma City, OK 73102</text:p>
          </table:table-cell>
          <table:table-cell table:number-columns-repeated="14"/>
        </table:table-row>
        <table:table-row table:style-name="ro4">
          <table:table-cell office:value-type="string" calcext:value-type="string">
            <text:p>Jeff</text:p>
          </table:table-cell>
          <table:table-cell office:value-type="string" calcext:value-type="string">
            <text:p>Merkley</text:p>
          </table:table-cell>
          <table:table-cell office:value-type="string" calcext:value-type="string">
            <text:p>D</text:p>
          </table:table-cell>
          <table:table-cell office:value-type="string" calcext:value-type="string">
            <text:p>OR</text:p>
          </table:table-cell>
          <table:table-cell/>
          <table:table-cell office:value-type="string" calcext:value-type="string">
            <text:p>Opposed</text:p>
          </table:table-cell>
          <table:table-cell office:value-type="string" calcext:value-type="string">
            <text:p><text:a xlink:href="https://www.google.com/url?q=https://twitter.com/TigardOR&amp;sa=D&amp;ust=1486060514907000&amp;usg=AFQjCNEkmagNCMrGxgkXNOlpxmHTsXtHAQ" xlink:type="simple">Hundreds at my @TigardOR town hall know Trump's Muslim ban is both an affront to our Constitutional values &amp; dangerously counterproductive.</text:a></text:p>
          </table:table-cell>
          <table:table-cell office:value-type="string" calcext:value-type="string">
            <text:p><text:a xlink:href="https://www.google.com/url?q=https://twitter.com/SenJeffMerkley/status/825468728607379456&amp;sa=D&amp;ust=1486060514907000&amp;usg=AFQjCNEGvWaov4mgeqkPxyrRaDAjJCGQwg" xlink:type="simple">https://twitter.com/SenJeffMerkley/status/825468728607379456</text:a></text:p>
          </table:table-cell>
          <table:table-cell table:style-name="ce3"/>
          <table:table-cell office:value-type="string" calcext:value-type="string">
            <text:p>313 Hart Senate Office Building</text:p>
          </table:table-cell>
          <table:table-cell office:value-type="string" calcext:value-type="string">
            <text:p>202-224-3753</text:p>
          </table:table-cell>
          <table:table-cell office:value-type="string" calcext:value-type="string">
            <text:p>503-326-3386</text:p>
          </table:table-cell>
          <table:table-cell office:value-type="string" calcext:value-type="string">
            <text:p><text:a xlink:href="https://www.google.com/url?q=http://www.merkley.senate.gov/contact/&amp;sa=D&amp;ust=1486060514907000&amp;usg=AFQjCNFG54XDBwNe4_r3qvFul3oLeP10Sw" xlink:type="simple">http://www.merkley.senate.gov/contact/</text:a></text:p>
          </table:table-cell>
          <table:table-cell office:value-type="string" calcext:value-type="string">
            <text:p><text:a xlink:href="https://www.google.com/url?q=https://twitter.com/SenJeffMerkley&amp;sa=D&amp;ust=1486060514907000&amp;usg=AFQjCNGU2tR0v8tUwH_VLzUpEBP6DTH6oQ" xlink:type="simple">https://twitter.com/SenJeffMerkley</text:a></text:p>
          </table:table-cell>
          <table:table-cell office:value-type="string" calcext:value-type="string">
            <text:p><text:a xlink:href="https://www.google.com/url?q=https://twitter.com/SenJeffMerkley&amp;sa=D&amp;ust=1486060514907000&amp;usg=AFQjCNGU2tR0v8tUwH_VLzUpEBP6DTH6oQ" xlink:type="simple">@SenJeffMerkley</text:a></text:p>
          </table:table-cell>
          <table:table-cell table:style-name="ce1" office:value-type="string" calcext:value-type="string">
            <text:p><text:a xlink:href="https://www.google.com/url?q=https://twitter.com/JeffMerkley&amp;sa=D&amp;ust=1486060514907000&amp;usg=AFQjCNFtY8MKEYHLf9fFB4pqnpGQn6stng" xlink:type="simple">@JeffMerkley</text:a></text:p>
          </table:table-cell>
          <table:table-cell office:value-type="string" calcext:value-type="string">
            <text:p>121 SW Salmon Street., Ste. 1400</text:p>
            <text:p>Portland, OR 97204</text:p>
          </table:table-cell>
          <table:table-cell table:number-columns-repeated="14"/>
        </table:table-row>
        <table:table-row table:style-name="ro3">
          <table:table-cell office:value-type="string" calcext:value-type="string">
            <text:p>Ron</text:p>
          </table:table-cell>
          <table:table-cell office:value-type="string" calcext:value-type="string">
            <text:p>Wyden</text:p>
          </table:table-cell>
          <table:table-cell office:value-type="string" calcext:value-type="string">
            <text:p>D</text:p>
          </table:table-cell>
          <table:table-cell office:value-type="string" calcext:value-type="string">
            <text:p>OR</text:p>
          </table:table-cell>
          <table:table-cell/>
          <table:table-cell office:value-type="string" calcext:value-type="string">
            <text:p>Opposed</text:p>
          </table:table-cell>
          <table:table-cell office:value-type="string" calcext:value-type="string">
            <text:p>I believe Americans are wiser, braver and more generous than this President.</text:p>
          </table:table-cell>
          <table:table-cell office:value-type="string" calcext:value-type="string">
            <text:p><text:a xlink:href="https://www.google.com/url?q=https://twitter.com/RonWyden/status/825118913767862273&amp;sa=D&amp;ust=1486060514908000&amp;usg=AFQjCNG5pNvZu5oTjRsnKVvMzkU5QSrmsg" xlink:type="simple">https://twitter.com/RonWyden/status/825118913767862273</text:a></text:p>
          </table:table-cell>
          <table:table-cell table:style-name="ce3"/>
          <table:table-cell office:value-type="string" calcext:value-type="string">
            <text:p>221 Dirksen Senate Office Building</text:p>
          </table:table-cell>
          <table:table-cell office:value-type="string" calcext:value-type="string">
            <text:p>202-224-5244</text:p>
          </table:table-cell>
          <table:table-cell office:value-type="string" calcext:value-type="string">
            <text:p>503-326-7525</text:p>
          </table:table-cell>
          <table:table-cell office:value-type="string" calcext:value-type="string">
            <text:p><text:a xlink:href="https://www.google.com/url?q=https://www.wyden.senate.gov/contact/&amp;sa=D&amp;ust=1486060514908000&amp;usg=AFQjCNGeX42gAXV4hyJ4OE5VsXdYrVb6lA" xlink:type="simple">https://www.wyden.senate.gov/contact/</text:a></text:p>
          </table:table-cell>
          <table:table-cell office:value-type="string" calcext:value-type="string">
            <text:p><text:a xlink:href="https://www.google.com/url?q=https://twitter.com/RonWyden&amp;sa=D&amp;ust=1486060514908000&amp;usg=AFQjCNHuG8XHU_1dvnRZLSPSd198seYZcg" xlink:type="simple">@RonWyden</text:a></text:p>
          </table:table-cell>
          <table:table-cell office:value-type="string" calcext:value-type="string">
            <text:p><text:a xlink:href="https://www.google.com/url?q=https://twitter.com/WydenPress&amp;sa=D&amp;ust=1486060514908000&amp;usg=AFQjCNHMJNS35qgd-2_cB7Qy_SC8WzcmLA" xlink:type="simple">@WydenPress</text:a></text:p>
          </table:table-cell>
          <table:table-cell table:style-name="ce1" office:value-type="string" calcext:value-type="string">
            <text:p><text:a xlink:href="https://www.google.com/url?q=https://twitter.com/WydenForOregon&amp;sa=D&amp;ust=1486060514908000&amp;usg=AFQjCNGvItbUbHW18KHLMBSCYNVCciydzA" xlink:type="simple">@WydenForOregon</text:a></text:p>
          </table:table-cell>
          <table:table-cell office:value-type="string" calcext:value-type="string">
            <text:p>911 NE 11th Ave., Suite 630, Portland, OR 972312</text:p>
          </table:table-cell>
          <table:table-cell table:number-columns-repeated="14"/>
        </table:table-row>
        <table:table-row table:style-name="ro5">
          <table:table-cell office:value-type="string" calcext:value-type="string">
            <text:p>Bob</text:p>
          </table:table-cell>
          <table:table-cell office:value-type="string" calcext:value-type="string">
            <text:p>Casey</text:p>
          </table:table-cell>
          <table:table-cell office:value-type="string" calcext:value-type="string">
            <text:p>D</text:p>
          </table:table-cell>
          <table:table-cell office:value-type="string" calcext:value-type="string">
            <text:p>PA</text:p>
          </table:table-cell>
          <table:table-cell/>
          <table:table-cell office:value-type="string" calcext:value-type="string">
            <text:p>Opposed - even went to the airport!</text:p>
          </table:table-cell>
          <table:table-cell office:value-type="string" calcext:value-type="string">
            <text:p>Long twitter thread - .@realDonaldTrump's exec order imposes a religious test on refugees- it is deeply inconsistent w/ our values &amp; won't make our nation safer. Escaping religious tests is exactly why people colonized America 400 years ago. Subjecting refugees to such a test is not who we are. I've had classified briefings, voted for legislation to improve screening. @realDonaldTrump executive order is about politics, not security.</text:p>
          </table:table-cell>
          <table:table-cell office:value-type="string" calcext:value-type="string">
            <text:p><text:a xlink:href="https://www.google.com/url?q=https://t.co/zaPaW7jAO9&amp;sa=D&amp;ust=1486060514908000&amp;usg=AFQjCNGlgqJGlOasnCK2__lem7HiD0BwhA" xlink:type="simple">https://twitter.com/SenBobCasey/status/825353891139186688 …</text:a></text:p>
          </table:table-cell>
          <table:table-cell table:style-name="ce3"/>
          <table:table-cell office:value-type="string" calcext:value-type="string">
            <text:p>393 Russell Senate Office Building</text:p>
          </table:table-cell>
          <table:table-cell office:value-type="string" calcext:value-type="string">
            <text:p>202-224-6324</text:p>
          </table:table-cell>
          <table:table-cell office:value-type="string" calcext:value-type="string">
            <text:p>717-231-7540</text:p>
          </table:table-cell>
          <table:table-cell office:value-type="string" calcext:value-type="string">
            <text:p><text:a xlink:href="https://www.google.com/url?q=https://www.casey.senate.gov/contact/&amp;sa=D&amp;ust=1486060514908000&amp;usg=AFQjCNHE-DX__eQGnZPSIAkDJ6G_x7il4g" xlink:type="simple">https://www.casey.senate.gov/contact/</text:a></text:p>
          </table:table-cell>
          <table:table-cell office:value-type="string" calcext:value-type="string">
            <text:p><text:a xlink:href="https://www.google.com/url?q=https://twitter.com/SenBobCasey&amp;sa=D&amp;ust=1486060514908000&amp;usg=AFQjCNEliCnWXDW7fWWRAV0-JknI97ibMg" xlink:type="simple">https://twitter.com/SenBobCasey</text:a></text:p>
          </table:table-cell>
          <table:table-cell office:value-type="string" calcext:value-type="string">
            <text:p><text:a xlink:href="https://www.google.com/url?q=https://twitter.com/SenBobCasey&amp;sa=D&amp;ust=1486060514908000&amp;usg=AFQjCNEliCnWXDW7fWWRAV0-JknI97ibMg" xlink:type="simple">@SenBobCasey</text:a></text:p>
          </table:table-cell>
          <table:table-cell/>
          <table:table-cell office:value-type="string" calcext:value-type="string">
            <text:p>200 N. Third St., Suite 14A, Harrisburg, PA 17101</text:p>
          </table:table-cell>
          <table:table-cell table:number-columns-repeated="14"/>
        </table:table-row>
        <table:table-row table:style-name="ro5">
          <table:table-cell office:value-type="string" calcext:value-type="string">
            <text:p>Pat</text:p>
          </table:table-cell>
          <table:table-cell office:value-type="string" calcext:value-type="string">
            <text:p>Toomey</text:p>
          </table:table-cell>
          <table:table-cell office:value-type="string" calcext:value-type="string">
            <text:p>R</text:p>
          </table:table-cell>
          <table:table-cell office:value-type="string" calcext:value-type="string">
            <text:p>PA</text:p>
          </table:table-cell>
          <table:table-cell/>
          <table:table-cell office:value-type="string" calcext:value-type="string">
            <text:p>Soft opposed</text:p>
          </table:table-cell>
          <table:table-cell office:value-type="string" calcext:value-type="string">
            <text:p>Republican U.S. Sen. Pat Toomey weighed in Monday on President Donald Trump's immigration order, saying he supports the decision to temporarily suspend entry to the U.S. but viewed the initial order as "too broad and poorly explained.  He states, "I look forward to learning more about how the administration intends to enforce this executive order, to determine whether it indeed strikes the appropriate balance between defending our nation and maintaining our ability to provide a safe haven for persecuted individuals"</text:p>
          </table:table-cell>
          <table:table-cell office:value-type="string" calcext:value-type="string">
            <text:p><text:a xlink:href="https://www.google.com/url?q=http://www.mcall.com/news/breaking/mc-trump-immigration-order-pat-toomey-20170130-story.html&amp;sa=D&amp;ust=1486060514926000&amp;usg=AFQjCNEnwsVQR_bmEzyYs3B7RT2rE6yJjQ" xlink:type="simple">http://www.mcall.com/news/breaking/mc-trump-immigration-order-pat-toomey-20170130-story.html</text:a></text:p>
          </table:table-cell>
          <table:table-cell office:value-type="float" office:value="2022" calcext:value-type="float">
            <text:p>2022</text:p>
          </table:table-cell>
          <table:table-cell office:value-type="string" calcext:value-type="string">
            <text:p>248 Russell Senate Office Building</text:p>
          </table:table-cell>
          <table:table-cell office:value-type="string" calcext:value-type="string">
            <text:p>202-224-4254</text:p>
          </table:table-cell>
          <table:table-cell office:value-type="string" calcext:value-type="string">
            <text:p>610-434-1444</text:p>
          </table:table-cell>
          <table:table-cell office:value-type="string" calcext:value-type="string">
            <text:p><text:a xlink:href="https://www.google.com/url?q=https://www.toomey.senate.gov/?p%3Dcontact&amp;sa=D&amp;ust=1486060514926000&amp;usg=AFQjCNEYXoDOiaDI-9xErAA2jps3eJhmPw" xlink:type="simple">https://www.toomey.senate.gov/?p=contact</text:a></text:p>
          </table:table-cell>
          <table:table-cell office:value-type="string" calcext:value-type="string">
            <text:p><text:a xlink:href="https://www.google.com/url?q=https://twitter.com/SenToomey&amp;sa=D&amp;ust=1486060514926000&amp;usg=AFQjCNE-ajp_NAxrGNCFiIMDk0tXwPo53A" xlink:type="simple">@SenToomey</text:a></text:p>
          </table:table-cell>
          <table:table-cell table:style-name="ce3" office:value-type="string" calcext:value-type="string">
            <text:p/>
          </table:table-cell>
          <table:table-cell table:style-name="ce1" office:value-type="string" calcext:value-type="string">
            <text:p><text:a xlink:href="https://www.google.com/url?q=https://twitter.com/ToomeyForSenate&amp;sa=D&amp;ust=1486060514926000&amp;usg=AFQjCNGvv_XDA6BGHG9jDsJUZRWZCItlgw" xlink:type="simple">@ToomeyForSenate</text:a></text:p>
          </table:table-cell>
          <table:table-cell office:value-type="string" calcext:value-type="string">
            <text:p>1150 S. Cedar Crest Blvd. Suite 101, Allentown, PA 18103</text:p>
          </table:table-cell>
          <table:table-cell table:number-columns-repeated="14"/>
        </table:table-row>
        <table:table-row table:style-name="ro4">
          <table:table-cell office:value-type="string" calcext:value-type="string">
            <text:p>Jack</text:p>
          </table:table-cell>
          <table:table-cell office:value-type="string" calcext:value-type="string">
            <text:p>Reed</text:p>
          </table:table-cell>
          <table:table-cell office:value-type="string" calcext:value-type="string">
            <text:p>D</text:p>
          </table:table-cell>
          <table:table-cell office:value-type="string" calcext:value-type="string">
            <text:p>RI</text:p>
          </table:table-cell>
          <table:table-cell/>
          <table:table-cell office:value-type="string" calcext:value-type="string">
            <text:p>Opposed</text:p>
          </table:table-cell>
          <table:table-cell office:value-type="string" calcext:value-type="string">
            <text:p>As Americans, we must keep faith with the Constitution &amp; reject Trump's religious test on refugees before it spreads</text:p>
          </table:table-cell>
          <table:table-cell office:value-type="string" calcext:value-type="string">
            <text:p><text:a xlink:href="https://www.google.com/url?q=https://twitter.com/SenJackReed/status/825560415623061504&amp;sa=D&amp;ust=1486060514926000&amp;usg=AFQjCNEKvIsZugOO1unjBz3L-0bab5GXRQ" xlink:type="simple">https://twitter.com/SenJackReed/status/825560415623061504</text:a></text:p>
          </table:table-cell>
          <table:table-cell table:style-name="ce3"/>
          <table:table-cell office:value-type="string" calcext:value-type="string">
            <text:p>728 Hart Senate Office Building</text:p>
          </table:table-cell>
          <table:table-cell office:value-type="string" calcext:value-type="string">
            <text:p>202-224-4642</text:p>
          </table:table-cell>
          <table:table-cell office:value-type="string" calcext:value-type="string">
            <text:p>401-943-3100</text:p>
          </table:table-cell>
          <table:table-cell office:value-type="string" calcext:value-type="string">
            <text:p><text:a xlink:href="https://www.google.com/url?q=https://www.reed.senate.gov/contact/&amp;sa=D&amp;ust=1486060514926000&amp;usg=AFQjCNHtDN2cioimBqDyL1Ut4p6Z8lhkEw" xlink:type="simple">https://www.reed.senate.gov/contact/</text:a></text:p>
          </table:table-cell>
          <table:table-cell office:value-type="string" calcext:value-type="string">
            <text:p><text:a xlink:href="https://www.google.com/url?q=https://twitter.com/SenJackReed&amp;sa=D&amp;ust=1486060514926000&amp;usg=AFQjCNFuUG1reFKRDRVtDGCO9OzskNPiCA" xlink:type="simple">https://twitter.com/SenJackReed</text:a></text:p>
          </table:table-cell>
          <table:table-cell office:value-type="string" calcext:value-type="string">
            <text:p><text:a xlink:href="https://www.google.com/url?q=https://twitter.com/SenJackReed&amp;sa=D&amp;ust=1486060514926000&amp;usg=AFQjCNFuUG1reFKRDRVtDGCO9OzskNPiCA" xlink:type="simple">@SenJackReed</text:a></text:p>
          </table:table-cell>
          <table:table-cell/>
          <table:table-cell office:value-type="string" calcext:value-type="string">
            <text:p>1000 Chapel View Boulevard, Suite 290, Cranston, RI 02920</text:p>
          </table:table-cell>
          <table:table-cell table:number-columns-repeated="14"/>
        </table:table-row>
        <table:table-row table:style-name="ro4">
          <table:table-cell office:value-type="string" calcext:value-type="string">
            <text:p>Sheldon</text:p>
          </table:table-cell>
          <table:table-cell office:value-type="string" calcext:value-type="string">
            <text:p>Whitehouse</text:p>
          </table:table-cell>
          <table:table-cell office:value-type="string" calcext:value-type="string">
            <text:p>D</text:p>
          </table:table-cell>
          <table:table-cell office:value-type="string" calcext:value-type="string">
            <text:p>RI</text:p>
          </table:table-cell>
          <table:table-cell/>
          <table:table-cell office:value-type="string" calcext:value-type="string">
            <text:p>Opposed</text:p>
          </table:table-cell>
          <table:table-cell office:value-type="string" calcext:value-type="string">
            <text:p>President Trump's broad brush executive order on refugees doesn't discern women and children, local supporters and employees who helped American troops and have to flee for safety, or other good reasons to keep a safe refugee process operating. None of the 9/11 terrorists came from these countries, and the last time "America First" folks closed our borders it was to European Jews fleeing the Third Reich. This is dangerous territory for rash decisions. The blunt signal this makes to the Arab world will help Russia and hurt us, and we all lose when the United States loses its standing as a place for children and families fleeing war and persecution to find peace and a chance to build a new life.‎‎</text:p>
          </table:table-cell>
          <table:table-cell office:value-type="string" calcext:value-type="string">
            <text:p><text:a xlink:href="https://www.google.com/url?q=https://twitter.com/SenWhitehouse/status/825465893920636930&amp;sa=D&amp;ust=1486060514927000&amp;usg=AFQjCNFig5f7lEU-HhbHZ7SeKrvBrymiQA" xlink:type="simple">https://twitter.com/SenWhitehouse/status/825465893920636930</text:a></text:p>
          </table:table-cell>
          <table:table-cell table:style-name="ce3"/>
          <table:table-cell office:value-type="string" calcext:value-type="string">
            <text:p>530 Hart Senate Office Building</text:p>
          </table:table-cell>
          <table:table-cell office:value-type="string" calcext:value-type="string">
            <text:p>202-224-2921</text:p>
          </table:table-cell>
          <table:table-cell office:value-type="string" calcext:value-type="string">
            <text:p>401-453-5294</text:p>
          </table:table-cell>
          <table:table-cell office:value-type="string" calcext:value-type="string">
            <text:p><text:a xlink:href="https://www.google.com/url?q=https://www.whitehouse.senate.gov/contact/email-sheldon&amp;sa=D&amp;ust=1486060514927000&amp;usg=AFQjCNGs6kqBPq-W_zTkO802QBfij3B3bQ" xlink:type="simple">www.whitehouse.senate.gov/contact/email-sheldon</text:a></text:p>
          </table:table-cell>
          <table:table-cell office:value-type="string" calcext:value-type="string">
            <text:p><text:a xlink:href="https://www.google.com/url?q=https://twitter.com/SenWhitehouse&amp;sa=D&amp;ust=1486060514927000&amp;usg=AFQjCNH0XpTt2su2LqruLBpehicqVEwXcw" xlink:type="simple">@SenWhitehouse</text:a></text:p>
          </table:table-cell>
          <table:table-cell table:style-name="ce3" office:value-type="string" calcext:value-type="string">
            <text:p/>
          </table:table-cell>
          <table:table-cell table:style-name="ce1" office:value-type="string" calcext:value-type="string">
            <text:p><text:a xlink:href="https://www.google.com/url?q=https://twitter.com/SheldonforRI&amp;sa=D&amp;ust=1486060514927000&amp;usg=AFQjCNGtVpkArCyFVlWq2Hq5Tsv-eDkfDg" xlink:type="simple">@SheldonforRI</text:a></text:p>
          </table:table-cell>
          <table:table-cell office:value-type="string" calcext:value-type="string">
            <text:p>170 Westminister St., Ste. 200, Providence, RI 02904</text:p>
          </table:table-cell>
          <table:table-cell table:number-columns-repeated="14"/>
        </table:table-row>
        <table:table-row table:style-name="ro6">
          <table:table-cell office:value-type="string" calcext:value-type="string">
            <text:p>Lindsey</text:p>
          </table:table-cell>
          <table:table-cell office:value-type="string" calcext:value-type="string">
            <text:p>Graham</text:p>
          </table:table-cell>
          <table:table-cell office:value-type="string" calcext:value-type="string">
            <text:p>R</text:p>
          </table:table-cell>
          <table:table-cell office:value-type="string" calcext:value-type="string">
            <text:p>SC</text:p>
          </table:table-cell>
          <table:table-cell/>
          <table:table-cell office:value-type="string" calcext:value-type="string">
            <text:p>Opposed</text:p>
          </table:table-cell>
          <table:table-cell office:value-type="string" calcext:value-type="string">
            <text:p>Our government has a responsibility to defend our borders, but we must do so in a way that makes us safer and upholds all that is decent and exceptional about our nation. It is clear from the confusion at our airports across the nation that President Trump’s executive order was not properly vetted. We are particularly concerned by reports that this order went into effect with little to no consultation with the Departments of State, Defense, Justice, and Homeland Security. Such a hasty process risks harmful results. We should not stop green-card holders from returning to the country they call home. We should not stop those who have served as interpreters for our military and diplomats from seeking refuge in the country they risked their lives to help. And we should not turn our backs on those refugees who have been shown through extensive vetting to pose no demonstrable threat to our nation, and who have suffered unspeakable horrors, most of them women and children. Ultimately, we fear this executive order will become a self-inflicted wound in the fight against terrorism. At this very moment, American troops are fighting side-by-side with our Iraqi partners to defeat ISIL. But this executive order bans Iraqi pilots from coming to military bases in Arizona to fight our common enemies. Our most important allies in the fight against ISIL are the vast majority of Muslims who reject its apocalyptic ideology of hatred. This executive order sends a signal, intended or not, that America does not want Muslims coming into our country. That is why we fear this executive order may do more to help terrorist recruitment than improve our security.</text:p>
          </table:table-cell>
          <table:table-cell office:value-type="string" calcext:value-type="string">
            <text:p><text:a xlink:href="https://www.google.com/url?q=http://www.mccain.senate.gov/public/index.cfm/press-releases?ID%3D587F2A2D-8A47-48F7-9045-CF30F0A77889&amp;sa=D&amp;ust=1486060514927000&amp;usg=AFQjCNHPCu0B30bNgdgZVjodx6-tSrlkeg" xlink:type="simple">http://www.mccain.senate.gov/public/index.cfm/press-releases?ID=587F2A2D-8A47-48F7-9045-CF30F0A77889</text:a></text:p>
          </table:table-cell>
          <table:table-cell office:value-type="float" office:value="2020" calcext:value-type="float">
            <text:p>2020</text:p>
          </table:table-cell>
          <table:table-cell office:value-type="string" calcext:value-type="string">
            <text:p>290 Russell Senate Office Building</text:p>
          </table:table-cell>
          <table:table-cell office:value-type="string" calcext:value-type="string">
            <text:p>202-224-5972</text:p>
          </table:table-cell>
          <table:table-cell office:value-type="string" calcext:value-type="string">
            <text:p>(864) 250-1417</text:p>
          </table:table-cell>
          <table:table-cell office:value-type="string" calcext:value-type="string">
            <text:p><text:a xlink:href="https://www.google.com/url?q=https://www.lgraham.senate.gov/public/index.cfm/e-mail-senator-graham&amp;sa=D&amp;ust=1486060514927000&amp;usg=AFQjCNE31ozz8Up5sPAwe4crjhe7JYeTqw" xlink:type="simple">https://www.lgraham.senate.gov/public/index.cfm/e-mail-senator-graham</text:a></text:p>
          </table:table-cell>
          <table:table-cell office:value-type="string" calcext:value-type="string">
            <text:p><text:a xlink:href="https://www.google.com/url?q=https://twitter.com/GrahamBlog&amp;sa=D&amp;ust=1486060514927000&amp;usg=AFQjCNGLJwAMjw0zBGehY5NyE7LquCMGyA" xlink:type="simple">https://twitter.com/GrahamBlog</text:a></text:p>
          </table:table-cell>
          <table:table-cell office:value-type="string" calcext:value-type="string">
            <text:p><text:a xlink:href="https://www.google.com/url?q=https://twitter.com/GrahamBlog&amp;sa=D&amp;ust=1486060514927000&amp;usg=AFQjCNGLJwAMjw0zBGehY5NyE7LquCMGyA" xlink:type="simple">@GrahamBlog</text:a></text:p>
          </table:table-cell>
          <table:table-cell table:style-name="ce1" office:value-type="string" calcext:value-type="string">
            <text:p><text:a xlink:href="https://www.google.com/url?q=https://twitter.com/LindseyGrahamSC&amp;sa=D&amp;ust=1486060514927000&amp;usg=AFQjCNE5PZZPGxkdRe5pl0gWu2aUK0QP1Q" xlink:type="simple">@LindseyGrahamSC</text:a></text:p>
          </table:table-cell>
          <table:table-cell office:value-type="string" calcext:value-type="string">
            <text:p>130 South Main Street, 7th Floor, Greenville, SC 29601</text:p>
          </table:table-cell>
          <table:table-cell table:number-columns-repeated="14"/>
        </table:table-row>
        <table:table-row table:style-name="ro5">
          <table:table-cell office:value-type="string" calcext:value-type="string">
            <text:p>Tim</text:p>
          </table:table-cell>
          <table:table-cell office:value-type="string" calcext:value-type="string">
            <text:p>Scott</text:p>
          </table:table-cell>
          <table:table-cell office:value-type="string" calcext:value-type="string">
            <text:p>R</text:p>
          </table:table-cell>
          <table:table-cell office:value-type="string" calcext:value-type="string">
            <text:p>SC</text:p>
          </table:table-cell>
          <table:table-cell/>
          <table:table-cell office:value-type="string" calcext:value-type="string">
            <text:p>Skeptical - joint statement with Rubio</text:p>
          </table:table-cell>
          <table:table-cell office:value-type="string" calcext:value-type="string">
            <text:p>We generally support additional vetting for many of those entering our country from nations where the United States has identified there are serious concerns regarding terrorist activities and planning. But given the broad scope and nature of these policy changes, we have some unanswered questions and concerns. We are seeking clarity on the changes to the Visa Waiver program, which is critical to the economies of our respective states.</text:p>
          </table:table-cell>
          <table:table-cell office:value-type="string" calcext:value-type="string">
            <text:p><text:a xlink:href="https://www.google.com/url?q=https://www.facebook.com/SenatorMarcoRubio/?hc_ref%3DPAGES_TIMELINE%26fref%3Dnf&amp;sa=D&amp;ust=1486060514927000&amp;usg=AFQjCNG0eDgeEuq-IvDqMoI1WcVuQ1A1AA" xlink:type="simple">https://www.facebook.com/SenatorMarcoRubio/?hc_ref=PAGES_TIMELINE&amp;fref=nf</text:a></text:p>
          </table:table-cell>
          <table:table-cell office:value-type="float" office:value="2022" calcext:value-type="float">
            <text:p>2022</text:p>
          </table:table-cell>
          <table:table-cell office:value-type="string" calcext:value-type="string">
            <text:p>167 Russell Senate Office Building</text:p>
          </table:table-cell>
          <table:table-cell office:value-type="string" calcext:value-type="string">
            <text:p>202-224-6121</text:p>
          </table:table-cell>
          <table:table-cell office:value-type="string" calcext:value-type="string">
            <text:p>803-771-6112</text:p>
          </table:table-cell>
          <table:table-cell office:value-type="string" calcext:value-type="string">
            <text:p><text:a xlink:href="https://www.google.com/url?q=https://www.scott.senate.gov/contact/email-me&amp;sa=D&amp;ust=1486060514928000&amp;usg=AFQjCNE6Yv9pbQNydIuYtV6J0tj8y0gh6Q" xlink:type="simple">www.scott.senate.gov/contact/email-me</text:a></text:p>
          </table:table-cell>
          <table:table-cell office:value-type="string" calcext:value-type="string">
            <text:p><text:a xlink:href="https://www.google.com/url?q=https://twitter.com/SenatorTimScott&amp;sa=D&amp;ust=1486060514928000&amp;usg=AFQjCNF-ujNAEQZY89ZyGxM2yfnnCk5YIQ" xlink:type="simple">https://twitter.com/SenatorTimScott</text:a></text:p>
          </table:table-cell>
          <table:table-cell office:value-type="string" calcext:value-type="string">
            <text:p><text:a xlink:href="https://www.google.com/url?q=https://twitter.com/SenatorTimScott&amp;sa=D&amp;ust=1486060514928000&amp;usg=AFQjCNF-ujNAEQZY89ZyGxM2yfnnCk5YIQ" xlink:type="simple">@SenatorTimScott</text:a></text:p>
          </table:table-cell>
          <table:table-cell table:style-name="ce1" office:value-type="string" calcext:value-type="string">
            <text:p><text:a xlink:href="https://www.google.com/url?q=https://twitter.com/votetimscott&amp;sa=D&amp;ust=1486060514928000&amp;usg=AFQjCNGv3VlvFSNBPkdcDgP-VzRqblVx3A" xlink:type="simple">@votetimscott</text:a></text:p>
          </table:table-cell>
          <table:table-cell office:value-type="string" calcext:value-type="string">
            <text:p>1301 Gervais Street, Suite 825, Columbia, SC 29201</text:p>
          </table:table-cell>
          <table:table-cell table:number-columns-repeated="14"/>
        </table:table-row>
        <table:table-row table:style-name="ro5">
          <table:table-cell office:value-type="string" calcext:value-type="string">
            <text:p>Mike</text:p>
          </table:table-cell>
          <table:table-cell office:value-type="string" calcext:value-type="string">
            <text:p>Rounds</text:p>
          </table:table-cell>
          <table:table-cell office:value-type="string" calcext:value-type="string">
            <text:p>R</text:p>
          </table:table-cell>
          <table:table-cell office:value-type="string" calcext:value-type="string">
            <text:p>SD</text:p>
          </table:table-cell>
          <table:table-cell/>
          <table:table-cell office:value-type="string" calcext:value-type="string">
            <text:p>Silent as of 1/31 12 pm PT</text:p>
          </table:table-cell>
          <table:table-cell table:style-name="ce3" table:number-columns-repeated="2"/>
          <table:table-cell office:value-type="float" office:value="2020" calcext:value-type="float">
            <text:p>2020</text:p>
          </table:table-cell>
          <table:table-cell office:value-type="string" calcext:value-type="string">
            <text:p>136 Hart Senate Office Building</text:p>
          </table:table-cell>
          <table:table-cell office:value-type="string" calcext:value-type="string">
            <text:p>202-224-5842</text:p>
          </table:table-cell>
          <table:table-cell office:value-type="string" calcext:value-type="string">
            <text:p>605-224-1450</text:p>
          </table:table-cell>
          <table:table-cell office:value-type="string" calcext:value-type="string">
            <text:p><text:a xlink:href="https://www.google.com/url?q=https://www.rounds.senate.gov/contact/email-mike&amp;sa=D&amp;ust=1486060514928000&amp;usg=AFQjCNH4mAkZZ-dnQzqduhakrUcljnO9FQ" xlink:type="simple">https://www.rounds.senate.gov/contact/email-mike</text:a></text:p>
          </table:table-cell>
          <table:table-cell office:value-type="string" calcext:value-type="string">
            <text:p><text:a xlink:href="https://www.google.com/url?q=https://twitter.com/SenatorRounds&amp;sa=D&amp;ust=1486060514928000&amp;usg=AFQjCNEFZlhOw-lWiVW7NUXrRML-sphtNA" xlink:type="simple">https://twitter.com/SenatorRounds</text:a></text:p>
          </table:table-cell>
          <table:table-cell office:value-type="string" calcext:value-type="string">
            <text:p><text:a xlink:href="https://www.google.com/url?q=https://twitter.com/SenatorRounds&amp;sa=D&amp;ust=1486060514928000&amp;usg=AFQjCNEFZlhOw-lWiVW7NUXrRML-sphtNA" xlink:type="simple">@SenatorRounds</text:a></text:p>
          </table:table-cell>
          <table:table-cell/>
          <table:table-cell office:value-type="string" calcext:value-type="string">
            <text:p>111 W. Capitol Ave., Suite 210, PO Box 309, Pierre, SD 57501</text:p>
          </table:table-cell>
          <table:table-cell table:number-columns-repeated="14"/>
        </table:table-row>
        <table:table-row table:style-name="ro5">
          <table:table-cell office:value-type="string" calcext:value-type="string">
            <text:p>John</text:p>
          </table:table-cell>
          <table:table-cell office:value-type="string" calcext:value-type="string">
            <text:p>Thune</text:p>
          </table:table-cell>
          <table:table-cell office:value-type="string" calcext:value-type="string">
            <text:p>R</text:p>
          </table:table-cell>
          <table:table-cell office:value-type="string" calcext:value-type="string">
            <text:p>SD</text:p>
          </table:table-cell>
          <table:table-cell/>
          <table:table-cell office:value-type="string" calcext:value-type="string">
            <text:p>Silent as of 1/31 12 pm PT</text:p>
          </table:table-cell>
          <table:table-cell table:style-name="ce3" table:number-columns-repeated="2"/>
          <table:table-cell office:value-type="float" office:value="2022" calcext:value-type="float">
            <text:p>2022</text:p>
          </table:table-cell>
          <table:table-cell office:value-type="string" calcext:value-type="string">
            <text:p>511 Dirksen Senate Office Building</text:p>
          </table:table-cell>
          <table:table-cell office:value-type="string" calcext:value-type="string">
            <text:p>202-224-2321</text:p>
          </table:table-cell>
          <table:table-cell office:value-type="string" calcext:value-type="string">
            <text:p>605-348-7551</text:p>
          </table:table-cell>
          <table:table-cell office:value-type="string" calcext:value-type="string">
            <text:p><text:a xlink:href="https://www.google.com/url?q=http://www.thune.senate.gov/public/index.cfm/contact&amp;sa=D&amp;ust=1486060514928000&amp;usg=AFQjCNE_lebbzgcKl4mS-7cte0-rNmljDQ" xlink:type="simple">http://www.thune.senate.gov/public/index.cfm/contact</text:a></text:p>
          </table:table-cell>
          <table:table-cell office:value-type="string" calcext:value-type="string">
            <text:p><text:a xlink:href="https://www.google.com/url?q=https://twitter.com/SenJohnThune&amp;sa=D&amp;ust=1486060514928000&amp;usg=AFQjCNFZ0Buf5tW3t8E2ZaYLVS47HNhEEg" xlink:type="simple">@SenJohnThune</text:a></text:p>
          </table:table-cell>
          <table:table-cell table:style-name="ce3" office:value-type="string" calcext:value-type="string">
            <text:p/>
          </table:table-cell>
          <table:table-cell table:style-name="ce1" office:value-type="string" calcext:value-type="string">
            <text:p><text:a xlink:href="https://www.google.com/url?q=https://twitter.com/johnthune&amp;sa=D&amp;ust=1486060514930000&amp;usg=AFQjCNGO3Z1K5cQ1uAQY-4lt12YbAEZ09g" xlink:type="simple">@johnthune</text:a></text:p>
          </table:table-cell>
          <table:table-cell office:value-type="string" calcext:value-type="string">
            <text:p>246 Founders Park Drive, Suite 102, Rapid City, SD 57701</text:p>
          </table:table-cell>
          <table:table-cell table:number-columns-repeated="14"/>
        </table:table-row>
        <table:table-row table:style-name="ro8">
          <table:table-cell office:value-type="string" calcext:value-type="string">
            <text:p>Lamar</text:p>
          </table:table-cell>
          <table:table-cell office:value-type="string" calcext:value-type="string">
            <text:p>Alexander</text:p>
          </table:table-cell>
          <table:table-cell office:value-type="string" calcext:value-type="string">
            <text:p>R</text:p>
          </table:table-cell>
          <table:table-cell office:value-type="string" calcext:value-type="string">
            <text:p>TN</text:p>
          </table:table-cell>
          <table:table-cell/>
          <table:table-cell office:value-type="string" calcext:value-type="string">
            <text:p>Opposed</text:p>
          </table:table-cell>
          <table:table-cell office:value-type="string" calcext:value-type="string">
            <text:p>This vetting proposal itself needed more vetting. More scrutiny of those traveling from war-torn countries to the United States is wise. But this broad and confusing order seems to ban legal, permanent residents with ‘green cards,’ and might turn away Iraqis, for example, who were translators and helped save lives of American troops and who could be killed if they stay in Iraq. And while not explicitly a religious test, it comes close to one which is inconsistent with our American character.</text:p>
          </table:table-cell>
          <table:table-cell office:value-type="string" calcext:value-type="string">
            <text:p><text:a xlink:href="https://www.google.com/url?q=http://www.alexander.senate.gov/public/index.cfm/pressreleases?ID%3DC007E222-C999-4341-AB41-7E5A2A752F50&amp;sa=D&amp;ust=1486060514931000&amp;usg=AFQjCNHD9_gkF1qn_NXp4us3mwVUpMI3YA" xlink:type="simple">http://www.alexander.senate.gov/public/index.cfm/pressreleases?ID=C007E222-C999-4341-AB41-7E5A2A752F50</text:a></text:p>
          </table:table-cell>
          <table:table-cell office:value-type="float" office:value="2020" calcext:value-type="float">
            <text:p>2020</text:p>
          </table:table-cell>
          <table:table-cell office:value-type="string" calcext:value-type="string">
            <text:p>455 Dirksen Senate Office Building</text:p>
          </table:table-cell>
          <table:table-cell office:value-type="string" calcext:value-type="string">
            <text:p>202-224-4944</text:p>
          </table:table-cell>
          <table:table-cell office:value-type="string" calcext:value-type="string">
            <text:p>(423) 752-5337</text:p>
          </table:table-cell>
          <table:table-cell office:value-type="string" calcext:value-type="string">
            <text:p><text:a xlink:href="https://www.google.com/url?q=https://www.alexander.senate.gov/public/index.cfm/email&amp;sa=D&amp;ust=1486060514931000&amp;usg=AFQjCNHN6dtm0ggSPJfZYx9f0Yk1xhMXnA" xlink:type="simple">https://www.alexander.senate.gov/public/index.cfm/email</text:a></text:p>
          </table:table-cell>
          <table:table-cell office:value-type="string" calcext:value-type="string">
            <text:p><text:a xlink:href="https://www.google.com/url?q=https://twitter.com/SenAlexander&amp;sa=D&amp;ust=1486060514931000&amp;usg=AFQjCNHfu6My5qmVpMnXtr6zIt2m0_b6RA" xlink:type="simple">https://twitter.com/SenAlexander</text:a></text:p>
          </table:table-cell>
          <table:table-cell office:value-type="string" calcext:value-type="string">
            <text:p><text:a xlink:href="https://www.google.com/url?q=https://twitter.com/SenAlexander&amp;sa=D&amp;ust=1486060514931000&amp;usg=AFQjCNHfu6My5qmVpMnXtr6zIt2m0_b6RA" xlink:type="simple">@SenAlexander</text:a></text:p>
          </table:table-cell>
          <table:table-cell table:style-name="ce1" office:value-type="string" calcext:value-type="string">
            <text:p><text:a xlink:href="https://www.google.com/url?q=https://twitter.com/LamarAlexander&amp;sa=D&amp;ust=1486060514931000&amp;usg=AFQjCNHDLS1Ra2ibLp6bnC5UwrVejAo7Vg" xlink:type="simple">@LamarAlexander</text:a></text:p>
          </table:table-cell>
          <table:table-cell office:value-type="string" calcext:value-type="string">
            <text:p>Joel E. Soloman Federal Building, 900 Georgia Avenue, #260, Chattanooga, TN 37402</text:p>
          </table:table-cell>
          <table:table-cell table:number-columns-repeated="14"/>
        </table:table-row>
        <table:table-row table:style-name="ro5">
          <table:table-cell office:value-type="string" calcext:value-type="string">
            <text:p>Bob</text:p>
          </table:table-cell>
          <table:table-cell office:value-type="string" calcext:value-type="string">
            <text:p>Corker</text:p>
          </table:table-cell>
          <table:table-cell office:value-type="string" calcext:value-type="string">
            <text:p>R</text:p>
          </table:table-cell>
          <table:table-cell office:value-type="string" calcext:value-type="string">
            <text:p>TN</text:p>
          </table:table-cell>
          <table:table-cell/>
          <table:table-cell office:value-type="string" calcext:value-type="string">
            <text:p>Opposed</text:p>
          </table:table-cell>
          <table:table-cell office:value-type="string" calcext:value-type="string">
            <text:p>We all share a desire to protect the American people, but this executive order has been poorly implemented, especially with respect to green card holders. The administration should immediately make appropriate revisions, and it is my hope that following a thorough review and implementation of security enhancements that many of these programs will be improved and reinstated.</text:p>
          </table:table-cell>
          <table:table-cell office:value-type="string" calcext:value-type="string">
            <text:p><text:a xlink:href="https://www.google.com/url?q=http://www.reuters.com/article/us-usa-trump-immigration-corker-idUSKBN15D15Y?il%3D0&amp;sa=D&amp;ust=1486060514931000&amp;usg=AFQjCNEfUkHo0kL28RTA4vt31NPJtBGfzg" xlink:type="simple">http://www.reuters.com/article/us-usa-trump-immigration-corker-idUSKBN15D15Y?il=0</text:a></text:p>
          </table:table-cell>
          <table:table-cell office:value-type="float" office:value="2018" calcext:value-type="float">
            <text:p>2018</text:p>
          </table:table-cell>
          <table:table-cell office:value-type="string" calcext:value-type="string">
            <text:p>425 Dirksen Senate Office Building</text:p>
          </table:table-cell>
          <table:table-cell office:value-type="string" calcext:value-type="string">
            <text:p>202-224-3344</text:p>
          </table:table-cell>
          <table:table-cell office:value-type="string" calcext:value-type="string">
            <text:p>901-683-1910</text:p>
          </table:table-cell>
          <table:table-cell office:value-type="string" calcext:value-type="string">
            <text:p><text:a xlink:href="https://www.google.com/url?q=https://www.corker.senate.gov/public/index.cfm/emailme&amp;sa=D&amp;ust=1486060514931000&amp;usg=AFQjCNGCdUc2v83WRz8C6w_KgnJQWoeQWg" xlink:type="simple">https://www.corker.senate.gov/public/index.cfm/emailme</text:a></text:p>
          </table:table-cell>
          <table:table-cell office:value-type="string" calcext:value-type="string">
            <text:p><text:a xlink:href="https://www.google.com/url?q=https://twitter.com/SenBobCorker&amp;sa=D&amp;ust=1486060514932000&amp;usg=AFQjCNFYeskmry8LUEYdGYGYexyZISdzdQ" xlink:type="simple">https://twitter.com/SenBobCorker</text:a></text:p>
          </table:table-cell>
          <table:table-cell office:value-type="string" calcext:value-type="string">
            <text:p><text:a xlink:href="https://www.google.com/url?q=https://twitter.com/SenBobCorker&amp;sa=D&amp;ust=1486060514932000&amp;usg=AFQjCNFYeskmry8LUEYdGYGYexyZISdzdQ" xlink:type="simple">@SenBobCorker</text:a></text:p>
          </table:table-cell>
          <table:table-cell/>
          <table:table-cell office:value-type="string" calcext:value-type="string">
            <text:p>100 Peabody Place, Suite 1125, Memphis, TN 38103</text:p>
          </table:table-cell>
          <table:table-cell table:number-columns-repeated="14"/>
        </table:table-row>
        <table:table-row table:style-name="ro11">
          <table:table-cell office:value-type="string" calcext:value-type="string">
            <text:p>John</text:p>
          </table:table-cell>
          <table:table-cell office:value-type="string" calcext:value-type="string">
            <text:p>Cornyn</text:p>
          </table:table-cell>
          <table:table-cell office:value-type="string" calcext:value-type="string">
            <text:p>R</text:p>
          </table:table-cell>
          <table:table-cell office:value-type="string" calcext:value-type="string">
            <text:p>TX</text:p>
          </table:table-cell>
          <table:table-cell/>
          <table:table-cell office:value-type="string" calcext:value-type="string">
            <text:p>Supportive</text:p>
          </table:table-cell>
          <table:table-cell office:value-type="string" calcext:value-type="string">
            <text:p>1) "Regarding the President’s recent executive order on immigration: public safety is the number one responsibility of the federal government. I support the vetting of refugees and immigrants coming into our country, but I oppose blanket exclusion of anybody according to their religion. That’s not what America is all about." 2) "They got into a big hurry," Cornyn said of the roll-out, quickly adding: "But public safety is the No. 1 responsibility of the federal government, so I certainly support the vetting of refugees coming into the country."</text:p>
          </table:table-cell>
          <table:table-cell office:value-type="string" calcext:value-type="string">
            <text:p>1) https://www.facebook.com/SenJohnCornyn/ 2) http://www.dallasnews.com/news/politics/2017/01/30/ted-cruz-strongly-backs-trump-travel-ban-john-cornyn-cautious</text:p>
          </table:table-cell>
          <table:table-cell office:value-type="float" office:value="2020" calcext:value-type="float">
            <text:p>2020</text:p>
          </table:table-cell>
          <table:table-cell office:value-type="string" calcext:value-type="string">
            <text:p>517 Hart Senate Office Building</text:p>
          </table:table-cell>
          <table:table-cell office:value-type="string" calcext:value-type="string">
            <text:p>202-224-2934</text:p>
          </table:table-cell>
          <table:table-cell office:value-type="string" calcext:value-type="string">
            <text:p>713-572-3337</text:p>
          </table:table-cell>
          <table:table-cell office:value-type="string" calcext:value-type="string">
            <text:p><text:a xlink:href="https://www.google.com/url?q=https://www.cornyn.senate.gov/contact&amp;sa=D&amp;ust=1486060514932000&amp;usg=AFQjCNFcEQtXOBtwsMcTYhjVnUFxeLkGIw" xlink:type="simple">https://www.cornyn.senate.gov/contact</text:a></text:p>
          </table:table-cell>
          <table:table-cell office:value-type="string" calcext:value-type="string">
            <text:p><text:a xlink:href="https://www.google.com/url?q=https://twitter.com/JohnCornyn&amp;sa=D&amp;ust=1486060514932000&amp;usg=AFQjCNGmgp-Ir8vUD-xF5mYSCs6t5j2pSA" xlink:type="simple">https://twitter.com/JohnCornyn</text:a></text:p>
          </table:table-cell>
          <table:table-cell office:value-type="string" calcext:value-type="string">
            <text:p><text:a xlink:href="https://www.google.com/url?q=https://twitter.com/JohnCornyn&amp;sa=D&amp;ust=1486060514932000&amp;usg=AFQjCNGmgp-Ir8vUD-xF5mYSCs6t5j2pSA" xlink:type="simple">@JohnCornyn</text:a></text:p>
          </table:table-cell>
          <table:table-cell/>
          <table:table-cell office:value-type="string" calcext:value-type="string">
            <text:p>5300 Memorial Drive Suite 980, Houston TX 77007 </text:p>
          </table:table-cell>
          <table:table-cell table:number-columns-repeated="14"/>
        </table:table-row>
        <table:table-row table:style-name="ro4">
          <table:table-cell office:value-type="string" calcext:value-type="string">
            <text:p>Ted</text:p>
          </table:table-cell>
          <table:table-cell office:value-type="string" calcext:value-type="string">
            <text:p>Cruz</text:p>
          </table:table-cell>
          <table:table-cell office:value-type="string" calcext:value-type="string">
            <text:p>R</text:p>
          </table:table-cell>
          <table:table-cell office:value-type="string" calcext:value-type="string">
            <text:p>TX</text:p>
          </table:table-cell>
          <table:table-cell/>
          <table:table-cell office:value-type="string" calcext:value-type="string">
            <text:p>Supportive</text:p>
          </table:table-cell>
          <table:table-cell office:value-type="string" calcext:value-type="string">
            <text:p>Excerpt - We live in a dangerous world, and for eight long years the Obama administration remained willfully blind to the threat of radical Islamic terrorism, admitting tens of thousands of refugees whom the FBI expressly told Congress they could not be certain were not terrorists. That Obama policy made no sense, and it made America less safe. If we are serious about combating the threat of radical Islam, we must reform and strengthen our refugee programs to ensure proper vetting of those entering our country—especially when they are coming from nations that are hotbeds of terror. This is crucial to our national security and to protecting American lives, and it is a priority for which I have long advocated. </text:p>
          </table:table-cell>
          <table:table-cell office:value-type="string" calcext:value-type="string">
            <text:p><text:a xlink:href="https://www.google.com/url?q=https://www.cruz.senate.gov/?p%3Dpress_release%26id%3D2980&amp;sa=D&amp;ust=1486060514932000&amp;usg=AFQjCNGBikAf0RdcIayBlJFktrqoYhG7Nw" xlink:type="simple">https://www.cruz.senate.gov/?p=press_release&amp;id=2980</text:a></text:p>
          </table:table-cell>
          <table:table-cell office:value-type="float" office:value="2018" calcext:value-type="float">
            <text:p>2018</text:p>
          </table:table-cell>
          <table:table-cell office:value-type="string" calcext:value-type="string">
            <text:p>185 Dirksen Senate Office Building</text:p>
          </table:table-cell>
          <table:table-cell office:value-type="string" calcext:value-type="string">
            <text:p>202-224-5922</text:p>
          </table:table-cell>
          <table:table-cell office:value-type="string" calcext:value-type="string">
            <text:p>(512) 916-5834</text:p>
          </table:table-cell>
          <table:table-cell office:value-type="string" calcext:value-type="string">
            <text:p><text:a xlink:href="https://www.google.com/url?q=http://www.cruz.senate.gov/?p%3Demail_senator&amp;sa=D&amp;ust=1486060514933000&amp;usg=AFQjCNH-asW0MCUWl00qb5hgb2bMV8lzug" xlink:type="simple">http://www.cruz.senate.gov/?p=email_senator</text:a></text:p>
          </table:table-cell>
          <table:table-cell office:value-type="string" calcext:value-type="string">
            <text:p><text:a xlink:href="https://www.google.com/url?q=https://twitter.com/SenTedCruz&amp;sa=D&amp;ust=1486060514933000&amp;usg=AFQjCNH0MgPB_O-roXImERNYs-4Vl8jVmw" xlink:type="simple">https://twitter.com/SenTedCruz</text:a></text:p>
          </table:table-cell>
          <table:table-cell office:value-type="string" calcext:value-type="string">
            <text:p><text:a xlink:href="https://www.google.com/url?q=https://twitter.com/SenTedCruz&amp;sa=D&amp;ust=1486060514933000&amp;usg=AFQjCNH0MgPB_O-roXImERNYs-4Vl8jVmw" xlink:type="simple">@SenTedCruz</text:a></text:p>
          </table:table-cell>
          <table:table-cell/>
          <table:table-cell office:value-type="string" calcext:value-type="string">
            <text:p>300 E 8th, Suite 961, Austin, TX 78701</text:p>
          </table:table-cell>
          <table:table-cell table:number-columns-repeated="14"/>
        </table:table-row>
        <table:table-row table:style-name="ro8">
          <table:table-cell office:value-type="string" calcext:value-type="string">
            <text:p>Orrin</text:p>
          </table:table-cell>
          <table:table-cell office:value-type="string" calcext:value-type="string">
            <text:p>Hatch</text:p>
          </table:table-cell>
          <table:table-cell office:value-type="string" calcext:value-type="string">
            <text:p>R</text:p>
          </table:table-cell>
          <table:table-cell office:value-type="string" calcext:value-type="string">
            <text:p>UT</text:p>
          </table:table-cell>
          <table:table-cell/>
          <table:table-cell office:value-type="string" calcext:value-type="string">
            <text:p>Neutral</text:p>
          </table:table-cell>
          <table:table-cell office:value-type="string" calcext:value-type="string">
            <text:p>The present geopolitical situation in the war-torn Middle East presents a number of difficult questions regarding the intersection of our efforts to protect Americans from the threat of terrorism and our legal and moral obligations to help the innocent victims of these terrible conflicts. In particular, as a lifelong member of the Church of Jesus Christ of Latter-day Saints, I am acutely aware that many of my own ancestors in not-too-distant past were themselves refugees, religious minorities violently driven from their homes and who undertook a long and dangerous journey to build a new life in a distant land." "President Trump has described the motivation of his recent order as a means '[t]o temporarily reduce investigative burdens on relevant agencies.' In this spirit, I strongly urge the new administration to move quickly to tailor its policy on visa issuance as narrowly as possible, delivering on our security needs while reducing unnecessary burdens on the vast majority of visa-seekers that present a promise—not a threat—to our nation. Doing so as expeditiously as possible will achieve our shared goals of keeping the country we love both safe and free, a beacon of justice to the world.</text:p>
          </table:table-cell>
          <table:table-cell office:value-type="string" calcext:value-type="string">
            <text:p><text:a xlink:href="https://www.google.com/url?q=https://twitter.com/SenOrrinHatch/status/825534216645509121&amp;sa=D&amp;ust=1486060514933000&amp;usg=AFQjCNHtvOFj4EzZGRj_cLLFLbhAtq43XA" xlink:type="simple">https://twitter.com/SenOrrinHatch/status/825534216645509121</text:a></text:p>
          </table:table-cell>
          <table:table-cell table:style-name="ce3"/>
          <table:table-cell office:value-type="string" calcext:value-type="string">
            <text:p>104 Hart Senate Office Building</text:p>
          </table:table-cell>
          <table:table-cell office:value-type="string" calcext:value-type="string">
            <text:p>202-224-5251</text:p>
          </table:table-cell>
          <table:table-cell office:value-type="string" calcext:value-type="string">
            <text:p>(801) 524-4380</text:p>
          </table:table-cell>
          <table:table-cell office:value-type="string" calcext:value-type="string">
            <text:p><text:a xlink:href="https://www.google.com/url?q=http://www.hatch.senate.gov/public/index.cfm/contact?p%3DEmail-Orrin&amp;sa=D&amp;ust=1486060514933000&amp;usg=AFQjCNHG4dufIrOciWx3kQYtIlfMw0JPYA" xlink:type="simple">http://www.hatch.senate.gov/public/index.cfm/contact?p=Email-Orrin</text:a></text:p>
          </table:table-cell>
          <table:table-cell office:value-type="string" calcext:value-type="string">
            <text:p><text:a xlink:href="https://www.google.com/url?q=https://twitter.com/OrrinHatch&amp;sa=D&amp;ust=1486060514933000&amp;usg=AFQjCNFwza9UfR1tVnScHLcD6HhbT2tu0Q" xlink:type="simple">https://twitter.com/OrrinHatch</text:a></text:p>
          </table:table-cell>
          <table:table-cell office:value-type="string" calcext:value-type="string">
            <text:p><text:a xlink:href="https://www.google.com/url?q=https://twitter.com/OrrinHatch&amp;sa=D&amp;ust=1486060514933000&amp;usg=AFQjCNFwza9UfR1tVnScHLcD6HhbT2tu0Q" xlink:type="simple">@OrrinHatch</text:a></text:p>
          </table:table-cell>
          <table:table-cell table:style-name="ce1" office:value-type="string" calcext:value-type="string">
            <text:p><text:a xlink:href="https://www.google.com/url?q=https://twitter.com/SenOrrinHatch&amp;sa=D&amp;ust=1486060514934000&amp;usg=AFQjCNGykjzsb0CRbL9IAzGH_-sYelNolQ" xlink:type="simple">@SenOrrinHatch</text:a></text:p>
          </table:table-cell>
          <table:table-cell office:value-type="string" calcext:value-type="string">
            <text:p>8402 Federal Building, 125 South State Street, Salt Lake City, UT 84138</text:p>
          </table:table-cell>
          <table:table-cell table:style-name="ce1" office:value-type="string" calcext:value-type="string">
            <text:p>desertnews.com, 1/2/16: Hatch and other members of the delegation expressed concern about Trump's call in early December to bar Muslims from entering the United States in light of terrorist attacks here and abroad.</text:p>
          </table:table-cell>
          <table:table-cell table:number-columns-repeated="13"/>
        </table:table-row>
        <table:table-row table:style-name="ro8">
          <table:table-cell office:value-type="string" calcext:value-type="string">
            <text:p>Mike</text:p>
          </table:table-cell>
          <table:table-cell office:value-type="string" calcext:value-type="string">
            <text:p>Lee</text:p>
          </table:table-cell>
          <table:table-cell office:value-type="string" calcext:value-type="string">
            <text:p>R</text:p>
          </table:table-cell>
          <table:table-cell office:value-type="string" calcext:value-type="string">
            <text:p>UT</text:p>
          </table:table-cell>
          <table:table-cell/>
          <table:table-cell office:value-type="string" calcext:value-type="string">
            <text:p>Neutral </text:p>
          </table:table-cell>
          <table:table-cell office:value-type="string" calcext:value-type="string">
            <text:p>National security is always the federal government's top priority, so I am pleased that the White House is focused on protecting the American people. I do have some technical questions about President Trump's Executive Order titled 'Protecting the Nation From Foreign Terrorist Entry Into the United States.' My staff and I will continue to reach out to the White House for clarification on these issues.</text:p>
          </table:table-cell>
          <table:table-cell office:value-type="string" calcext:value-type="string">
            <text:p><text:a xlink:href="https://www.google.com/url?q=http://www.sltrib.com/news/4875807-155/mike-lee-critical-of-a-muslim&amp;sa=D&amp;ust=1486060514936000&amp;usg=AFQjCNEcoPJCHTorpkVYhL-Y-3lEjgQGsg" xlink:type="simple">http://www.sltrib.com/news/4875807-155/mike-lee-critical-of-a-muslim</text:a></text:p>
          </table:table-cell>
          <table:table-cell office:value-type="float" office:value="2022" calcext:value-type="float">
            <text:p>2022</text:p>
          </table:table-cell>
          <table:table-cell office:value-type="string" calcext:value-type="string">
            <text:p>316 Hart Senate Office Building</text:p>
          </table:table-cell>
          <table:table-cell office:value-type="string" calcext:value-type="string">
            <text:p>202-224-5444</text:p>
          </table:table-cell>
          <table:table-cell office:value-type="string" calcext:value-type="string">
            <text:p>801-524-5933</text:p>
          </table:table-cell>
          <table:table-cell office:value-type="string" calcext:value-type="string">
            <text:p>https://www.lee.senate.gov/public/index.cfm/contact</text:p>
          </table:table-cell>
          <table:table-cell office:value-type="string" calcext:value-type="string">
            <text:p><text:a xlink:href="https://www.google.com/url?q=https://twitter.com/SenMikeLee&amp;sa=D&amp;ust=1486060514946000&amp;usg=AFQjCNE7MiaEAGBVnkcHJfaRwKexa5w2OQ" xlink:type="simple">https://twitter.com/SenMikeLee</text:a></text:p>
          </table:table-cell>
          <table:table-cell office:value-type="string" calcext:value-type="string">
            <text:p><text:a xlink:href="https://www.google.com/url?q=https://twitter.com/SenMikeLee&amp;sa=D&amp;ust=1486060514947000&amp;usg=AFQjCNFQPA_LlTTEpndhNQdg1bgmqfMKAg" xlink:type="simple">@SenMikeLee</text:a></text:p>
          </table:table-cell>
          <table:table-cell/>
          <table:table-cell office:value-type="string" calcext:value-type="string">
            <text:p>Wallace F. Bennett Federal Building, 125 South State, Suite 4225, Salt Lake City, UT 84138</text:p>
          </table:table-cell>
          <table:table-cell table:number-columns-repeated="14"/>
        </table:table-row>
        <table:table-row table:style-name="ro2">
          <table:table-cell office:value-type="string" calcext:value-type="string">
            <text:p>Tim</text:p>
          </table:table-cell>
          <table:table-cell office:value-type="string" calcext:value-type="string">
            <text:p>Kaine</text:p>
          </table:table-cell>
          <table:table-cell office:value-type="string" calcext:value-type="string">
            <text:p>D</text:p>
          </table:table-cell>
          <table:table-cell office:value-type="string" calcext:value-type="string">
            <text:p>VA</text:p>
          </table:table-cell>
          <table:table-cell/>
          <table:table-cell office:value-type="string" calcext:value-type="string">
            <text:p>Opposed</text:p>
          </table:table-cell>
          <table:table-cell office:value-type="string" calcext:value-type="string">
            <text:p>I am appalled by the cruelty the Trump Administration has demonstrated over the past 24 hours. By indefinitely suspending the Syrian refugee program and imposing a religious test at our borders, he has defied everything our nation stands for. He's also weakened our national security by empowering ISIL's narrative that the West is at war with Islam and encouraging the listed countries to further cooperate with adversaries like Russia and Iran. For decades, America has acted as the Good Samaritan and extended a welcoming hand to those who yearn to be free. We should continue to thoroughly vet all refugees who enter the United States, but we cannot abandon our core principles. If we turn our backs on widows and orphans fleeing the very evil we despise, we do not defeat our enemies; we surrender to them.</text:p>
          </table:table-cell>
          <table:table-cell office:value-type="string" calcext:value-type="string">
            <text:p><text:a xlink:href="https://www.google.com/url?q=https://twitter.com/timkaine/status/825468970404872196&amp;sa=D&amp;ust=1486060514947000&amp;usg=AFQjCNF1h3CE_cA-OpxXd7zw7A7_U5AZLw" xlink:type="simple">https://twitter.com/timkaine/status/825468970404872196</text:a></text:p>
          </table:table-cell>
          <table:table-cell table:style-name="ce3"/>
          <table:table-cell office:value-type="string" calcext:value-type="string">
            <text:p>388 Russell Senate Office Building</text:p>
          </table:table-cell>
          <table:table-cell office:value-type="string" calcext:value-type="string">
            <text:p>202-224-4024</text:p>
          </table:table-cell>
          <table:table-cell office:value-type="string" calcext:value-type="string">
            <text:p>434-792-0976</text:p>
          </table:table-cell>
          <table:table-cell office:value-type="string" calcext:value-type="string">
            <text:p><text:a xlink:href="https://www.google.com/url?q=https://www.kaine.senate.gov/contact&amp;sa=D&amp;ust=1486060514947000&amp;usg=AFQjCNHWlHHL0p-kyAHgiPBQHLy7crce-Q" xlink:type="simple">https://www.kaine.senate.gov/contact</text:a></text:p>
          </table:table-cell>
          <table:table-cell office:value-type="string" calcext:value-type="string">
            <text:p><text:a xlink:href="https://www.google.com/url?q=https://twitter.com/timkaine&amp;sa=D&amp;ust=1486060514947000&amp;usg=AFQjCNE3I4mvo9yRJE_YnyPW9uJu4hWrFw" xlink:type="simple">https://twitter.com/timkaine</text:a></text:p>
          </table:table-cell>
          <table:table-cell office:value-type="string" calcext:value-type="string">
            <text:p><text:a xlink:href="https://www.google.com/url?q=https://twitter.com/timkaine&amp;sa=D&amp;ust=1486060514947000&amp;usg=AFQjCNE3I4mvo9yRJE_YnyPW9uJu4hWrFw" xlink:type="simple">@timkaine</text:a></text:p>
          </table:table-cell>
          <table:table-cell table:style-name="ce1" office:value-type="string" calcext:value-type="string">
            <text:p><text:a xlink:href="https://www.google.com/url?q=https://twitter.com/SenKaineOffice&amp;sa=D&amp;ust=1486060514947000&amp;usg=AFQjCNFGI9yqpjKE-SINuY4JXEQ-kqF-dg" xlink:type="simple">@SenKaineOffice</text:a></text:p>
          </table:table-cell>
          <table:table-cell office:value-type="string" calcext:value-type="string">
            <text:p>308 Craghead Street, Suite 102A, Danville, VA 24541</text:p>
          </table:table-cell>
          <table:table-cell table:number-columns-repeated="14"/>
        </table:table-row>
        <table:table-row table:style-name="ro3">
          <table:table-cell office:value-type="string" calcext:value-type="string">
            <text:p>Mark</text:p>
          </table:table-cell>
          <table:table-cell office:value-type="string" calcext:value-type="string">
            <text:p>Warner</text:p>
          </table:table-cell>
          <table:table-cell office:value-type="string" calcext:value-type="string">
            <text:p>D</text:p>
          </table:table-cell>
          <table:table-cell office:value-type="string" calcext:value-type="string">
            <text:p>VA</text:p>
          </table:table-cell>
          <table:table-cell/>
          <table:table-cell office:value-type="string" calcext:value-type="string">
            <text:p>Opposed</text:p>
          </table:table-cell>
          <table:table-cell office:value-type="string" calcext:value-type="string">
            <text:p>.@POTUS executive order doesn't reflect our American values &amp; harms our natl. security interests. (longer statement in tweet)</text:p>
          </table:table-cell>
          <table:table-cell office:value-type="string" calcext:value-type="string">
            <text:p><text:a xlink:href="https://www.google.com/url?q=https://twitter.com/MarkWarner/status/825144935552782340&amp;sa=D&amp;ust=1486060514948000&amp;usg=AFQjCNHcRA4sAUmCAko715pkMd5pcdFKZQ" xlink:type="simple">https://twitter.com/MarkWarner/status/825144935552782340</text:a></text:p>
          </table:table-cell>
          <table:table-cell table:style-name="ce3"/>
          <table:table-cell office:value-type="string" calcext:value-type="string">
            <text:p>475 Russell Senate Office Building</text:p>
          </table:table-cell>
          <table:table-cell office:value-type="string" calcext:value-type="string">
            <text:p>202-224-2023</text:p>
          </table:table-cell>
          <table:table-cell office:value-type="string" calcext:value-type="string">
            <text:p>276-628-8158</text:p>
          </table:table-cell>
          <table:table-cell office:value-type="string" calcext:value-type="string">
            <text:p><text:a xlink:href="https://www.google.com/url?q=http://www.warner.senate.gov/public/index.cfm?p%3DContact&amp;sa=D&amp;ust=1486060514948000&amp;usg=AFQjCNFoXASeeEDRX8GjZtcH4hEzCLDHUQ" xlink:type="simple">http://www.warner.senate.gov/public/index.cfm?p=Contact</text:a></text:p>
          </table:table-cell>
          <table:table-cell table:style-name="ce3" office:value-type="string" calcext:value-type="string">
            <text:p/>
          </table:table-cell>
          <table:table-cell office:value-type="string" calcext:value-type="string">
            <text:p><text:a xlink:href="https://www.google.com/url?q=https://twitter.com/MarkWarner&amp;sa=D&amp;ust=1486060514954000&amp;usg=AFQjCNHmFBlIATvjSCjVnc5rZsMHhuxNuQ" xlink:type="simple">@MarkWarner</text:a></text:p>
          </table:table-cell>
          <table:table-cell table:style-name="ce1" office:value-type="string" calcext:value-type="string">
            <text:p><text:a xlink:href="https://www.google.com/url?q=https://twitter.com/MarkWarnerVA&amp;sa=D&amp;ust=1486060514954000&amp;usg=AFQjCNEynu9MIpzS9-s-qraHrFR7dkroew" xlink:type="simple">@MarkWarnerVA</text:a></text:p>
          </table:table-cell>
          <table:table-cell office:value-type="string" calcext:value-type="string">
            <text:p>180 West Main Street, Abingdon, VA 24210</text:p>
          </table:table-cell>
          <table:table-cell table:number-columns-repeated="14"/>
        </table:table-row>
        <table:table-row table:style-name="ro5">
          <table:table-cell office:value-type="string" calcext:value-type="string">
            <text:p>Pat</text:p>
          </table:table-cell>
          <table:table-cell office:value-type="string" calcext:value-type="string">
            <text:p>Leahy</text:p>
          </table:table-cell>
          <table:table-cell office:value-type="string" calcext:value-type="string">
            <text:p>D</text:p>
          </table:table-cell>
          <table:table-cell office:value-type="string" calcext:value-type="string">
            <text:p>VT</text:p>
          </table:table-cell>
          <table:table-cell/>
          <table:table-cell office:value-type="string" calcext:value-type="string">
            <text:p>Opposed</text:p>
          </table:table-cell>
          <table:table-cell office:value-type="string" calcext:value-type="string">
            <text:p>Joint statement with Sanders and Welch</text:p>
          </table:table-cell>
          <table:table-cell office:value-type="string" calcext:value-type="string">
            <text:p><text:a xlink:href="https://www.google.com/url?q=https://www.leahy.senate.gov/press/leahy-sanders-and-welch-issue-joint-statement_on-president-trumps-move-to-halt-refugee-resettlements-in-vermont-and-across-the-country&amp;sa=D&amp;ust=1486060514955000&amp;usg=AFQjCNGgUO6saoHaSZOdTryDf7ABc-myxA" xlink:type="simple">https://www.leahy.senate.gov/press/leahy-sanders-and-welch-issue-joint-statement_on-president-trumps-move-to-halt-refugee-resettlements-in-vermont-and-across-the-country</text:a></text:p>
          </table:table-cell>
          <table:table-cell table:style-name="ce3"/>
          <table:table-cell office:value-type="string" calcext:value-type="string">
            <text:p>437 Russell Senate Office Building</text:p>
          </table:table-cell>
          <table:table-cell office:value-type="string" calcext:value-type="string">
            <text:p>202-224-4242</text:p>
          </table:table-cell>
          <table:table-cell office:value-type="string" calcext:value-type="string">
            <text:p>(802) 863-2525</text:p>
          </table:table-cell>
          <table:table-cell office:value-type="string" calcext:value-type="string">
            <text:p><text:a xlink:href="https://www.google.com/url?q=https://www.leahy.senate.gov/contact/&amp;sa=D&amp;ust=1486060514955000&amp;usg=AFQjCNFw98E7Lef8FzOM4mEsxb9H8G2tlw" xlink:type="simple">https://www.leahy.senate.gov/contact/</text:a></text:p>
          </table:table-cell>
          <table:table-cell office:value-type="string" calcext:value-type="string">
            <text:p><text:a xlink:href="https://www.google.com/url?q=https://twitter.com/SenatorLeahy&amp;sa=D&amp;ust=1486060514955000&amp;usg=AFQjCNHhJTk2WOSL2H9gMBRNMQXOmil25A" xlink:type="simple">https://twitter.com/SenatorLeahy</text:a></text:p>
          </table:table-cell>
          <table:table-cell office:value-type="string" calcext:value-type="string">
            <text:p><text:a xlink:href="https://www.google.com/url?q=https://twitter.com/SenatorLeahy&amp;sa=D&amp;ust=1486060514955000&amp;usg=AFQjCNHhJTk2WOSL2H9gMBRNMQXOmil25A" xlink:type="simple">@SenatorLeahy</text:a></text:p>
          </table:table-cell>
          <table:table-cell/>
          <table:table-cell office:value-type="string" calcext:value-type="string">
            <text:p>199 Main Street, 4th Floor, Burlington, VT 0541</text:p>
          </table:table-cell>
          <table:table-cell table:number-columns-repeated="14"/>
        </table:table-row>
        <table:table-row table:style-name="ro4">
          <table:table-cell office:value-type="string" calcext:value-type="string">
            <text:p>Bernie</text:p>
          </table:table-cell>
          <table:table-cell office:value-type="string" calcext:value-type="string">
            <text:p>Sanders</text:p>
          </table:table-cell>
          <table:table-cell office:value-type="string" calcext:value-type="string">
            <text:p>I</text:p>
          </table:table-cell>
          <table:table-cell office:value-type="string" calcext:value-type="string">
            <text:p>VT</text:p>
          </table:table-cell>
          <table:table-cell/>
          <table:table-cell office:value-type="string" calcext:value-type="string">
            <text:p>Opposed</text:p>
          </table:table-cell>
          <table:table-cell office:value-type="string" calcext:value-type="string">
            <text:p>Demagogues survive politically by fostering hatred, especially against minorities. They try to divide people up by their religion, country of origin or the color of their skin. By temporarily barring all immigrants from seven majority-Muslim countries and giving preference to Christian refugees, Trump is doubling down on the hateful rhetoric he used during his campaign. Further, he is breaking with the historic tradition of the U.S. and turning his back on those men, women and children fleeing violence, oppression, and starvation. Trump’s latest executive action will not make us safer. In fact, his anti-Muslim actions play right into the hands of those anti-American fanatics who wish to do us harm. Love and compassion trumps hatred and intolerance.</text:p>
          </table:table-cell>
          <table:table-cell office:value-type="string" calcext:value-type="string">
            <text:p><text:a xlink:href="https://www.google.com/url?q=https://twitter.com/SenSanders/status/825381179775971328&amp;sa=D&amp;ust=1486060514955000&amp;usg=AFQjCNGG2XAfK70FcogXkL8Gj-fp19ke_w" xlink:type="simple">https://twitter.com/SenSanders/status/825381179775971328</text:a></text:p>
          </table:table-cell>
          <table:table-cell table:style-name="ce3"/>
          <table:table-cell office:value-type="string" calcext:value-type="string">
            <text:p>332 Dirsken Office Building</text:p>
          </table:table-cell>
          <table:table-cell office:value-type="string" calcext:value-type="string">
            <text:p>202-224-5141</text:p>
          </table:table-cell>
          <table:table-cell office:value-type="string" calcext:value-type="string">
            <text:p>802-862-0697</text:p>
          </table:table-cell>
          <table:table-cell office:value-type="string" calcext:value-type="string">
            <text:p><text:a xlink:href="https://www.google.com/url?q=http://www.sanders.senate.gov/contact/&amp;sa=D&amp;ust=1486060514955000&amp;usg=AFQjCNFGC1xdxvq4Lz1hcTQwLbwzeZxzPg" xlink:type="simple">www.sanders.senate.gov/contact/</text:a></text:p>
          </table:table-cell>
          <table:table-cell office:value-type="string" calcext:value-type="string">
            <text:p><text:a xlink:href="https://www.google.com/url?q=https://twitter.com/SenSanders&amp;sa=D&amp;ust=1486060514956000&amp;usg=AFQjCNFOPcg-2PpK5MdcAXz1sxBJVs9odw" xlink:type="simple">https://twitter.com/SenSanders</text:a></text:p>
          </table:table-cell>
          <table:table-cell office:value-type="string" calcext:value-type="string">
            <text:p><text:a xlink:href="https://www.google.com/url?q=https://twitter.com/SenSanders&amp;sa=D&amp;ust=1486060514956000&amp;usg=AFQjCNFOPcg-2PpK5MdcAXz1sxBJVs9odw" xlink:type="simple">@SenSanders</text:a></text:p>
          </table:table-cell>
          <table:table-cell/>
          <table:table-cell office:value-type="string" calcext:value-type="string">
            <text:p>1 Church St., 3rd Floor, Burlington VT 05401</text:p>
          </table:table-cell>
          <table:table-cell table:number-columns-repeated="14"/>
        </table:table-row>
        <table:table-row table:style-name="ro3">
          <table:table-cell office:value-type="string" calcext:value-type="string">
            <text:p>Maria</text:p>
          </table:table-cell>
          <table:table-cell office:value-type="string" calcext:value-type="string">
            <text:p>Cantwell</text:p>
          </table:table-cell>
          <table:table-cell office:value-type="string" calcext:value-type="string">
            <text:p>D</text:p>
          </table:table-cell>
          <table:table-cell office:value-type="string" calcext:value-type="string">
            <text:p>WA</text:p>
          </table:table-cell>
          <table:table-cell/>
          <table:table-cell office:value-type="string" calcext:value-type="string">
            <text:p>Opposed</text:p>
          </table:table-cell>
          <table:table-cell office:value-type="string" calcext:value-type="string">
            <text:p>Actions by the administration that discriminate on basis of religion or country of origin betray our tradition of diversity &amp; acceptance</text:p>
          </table:table-cell>
          <table:table-cell office:value-type="string" calcext:value-type="string">
            <text:p><text:a xlink:href="https://www.google.com/url?q=https://twitter.com/SenatorCantwell/status/825483696518086656&amp;sa=D&amp;ust=1486060514956000&amp;usg=AFQjCNHhaG01t3HpFeCKq4YfpC2xdLwCag" xlink:type="simple">https://twitter.com/SenatorCantwell/status/825483696518086656</text:a></text:p>
          </table:table-cell>
          <table:table-cell table:style-name="ce3"/>
          <table:table-cell office:value-type="string" calcext:value-type="string">
            <text:p>311 Hart Senate Office Building</text:p>
          </table:table-cell>
          <table:table-cell office:value-type="string" calcext:value-type="string">
            <text:p>202-224-3441</text:p>
          </table:table-cell>
          <table:table-cell office:value-type="string" calcext:value-type="string">
            <text:p>206-220-6400</text:p>
          </table:table-cell>
          <table:table-cell office:value-type="string" calcext:value-type="string">
            <text:p><text:a xlink:href="https://www.google.com/url?q=http://www.cantwell.senate.gov/public/index.cfm/email-maria&amp;sa=D&amp;ust=1486060514956000&amp;usg=AFQjCNFyf18pbsh7H4q9z1C172JtoqG47w" xlink:type="simple">http://www.cantwell.senate.gov/public/index.cfm/email-maria</text:a></text:p>
          </table:table-cell>
          <table:table-cell office:value-type="string" calcext:value-type="string">
            <text:p><text:a xlink:href="https://www.google.com/url?q=https://twitter.com/SenatorCantwell&amp;sa=D&amp;ust=1486060514956000&amp;usg=AFQjCNHgNkQzQ3uw-3KwGlQMiz_k5CUvpQ" xlink:type="simple">https://twitter.com/SenatorCantwell</text:a></text:p>
          </table:table-cell>
          <table:table-cell office:value-type="string" calcext:value-type="string">
            <text:p><text:a xlink:href="https://www.google.com/url?q=https://twitter.com/SenatorCantwell&amp;sa=D&amp;ust=1486060514956000&amp;usg=AFQjCNHgNkQzQ3uw-3KwGlQMiz_k5CUvpQ" xlink:type="simple">@SenatorCantwell</text:a></text:p>
          </table:table-cell>
          <table:table-cell/>
          <table:table-cell office:value-type="string" calcext:value-type="string">
            <text:p>915 Second Avenue, Suite 3206, Seattle, WA 98174</text:p>
          </table:table-cell>
          <table:table-cell table:number-columns-repeated="14"/>
        </table:table-row>
        <table:table-row table:style-name="ro4">
          <table:table-cell office:value-type="string" calcext:value-type="string">
            <text:p>Patty</text:p>
          </table:table-cell>
          <table:table-cell office:value-type="string" calcext:value-type="string">
            <text:p>Murray</text:p>
          </table:table-cell>
          <table:table-cell office:value-type="string" calcext:value-type="string">
            <text:p>D</text:p>
          </table:table-cell>
          <table:table-cell office:value-type="string" calcext:value-type="string">
            <text:p>WA</text:p>
          </table:table-cell>
          <table:table-cell/>
          <table:table-cell office:value-type="string" calcext:value-type="string">
            <text:p>Opposed</text:p>
          </table:table-cell>
          <table:table-cell office:value-type="string" calcext:value-type="string">
            <text:p>(many tweets) President Trump has slammed the door on thousands of people—many of whom are women &amp; children fleeing horrific violence.</text:p>
          </table:table-cell>
          <table:table-cell office:value-type="string" calcext:value-type="string">
            <text:p><text:a xlink:href="https://www.google.com/url?q=https://twitter.com/PattyMurray/status/825389319447773186&amp;sa=D&amp;ust=1486060514957000&amp;usg=AFQjCNFqUZqBQpc-MkY9RlEPUymCmMWmpA" xlink:type="simple">https://twitter.com/PattyMurray/status/825389319447773186</text:a></text:p>
          </table:table-cell>
          <table:table-cell table:style-name="ce3"/>
          <table:table-cell office:value-type="string" calcext:value-type="string">
            <text:p>154 Russell Senate Office Building</text:p>
          </table:table-cell>
          <table:table-cell office:value-type="string" calcext:value-type="string">
            <text:p>202-224-2621</text:p>
          </table:table-cell>
          <table:table-cell office:value-type="string" calcext:value-type="string">
            <text:p>425-259-6515</text:p>
          </table:table-cell>
          <table:table-cell office:value-type="string" calcext:value-type="string">
            <text:p><text:a xlink:href="https://www.google.com/url?q=http://www.murray.senate.gov/public/index.cfm/contactme&amp;sa=D&amp;ust=1486060514957000&amp;usg=AFQjCNHM_VS4za8DBKwh4joZAwyRpAylCg" xlink:type="simple">http://www.murray.senate.gov/public/index.cfm/contactme</text:a></text:p>
          </table:table-cell>
          <table:table-cell office:value-type="string" calcext:value-type="string">
            <text:p><text:a xlink:href="https://www.google.com/url?q=https://twitter.com/PattyMurray&amp;sa=D&amp;ust=1486060514957000&amp;usg=AFQjCNEwKxhExcna1YpOWGn8v25oL5JGGw" xlink:type="simple">https://twitter.com/PattyMurray</text:a></text:p>
          </table:table-cell>
          <table:table-cell office:value-type="string" calcext:value-type="string">
            <text:p><text:a xlink:href="https://www.google.com/url?q=https://twitter.com/PattyMurray&amp;sa=D&amp;ust=1486060514957000&amp;usg=AFQjCNEwKxhExcna1YpOWGn8v25oL5JGGw" xlink:type="simple">@PattyMurray</text:a></text:p>
          </table:table-cell>
          <table:table-cell table:style-name="ce1" office:value-type="string" calcext:value-type="string">
            <text:p><text:a xlink:href="https://www.google.com/url?q=https://twitter.com/MurrayCampaign&amp;sa=D&amp;ust=1486060514957000&amp;usg=AFQjCNFgBofsjsUUilJczZhr7JAnZeYf5Q" xlink:type="simple">@MurrayCampaign</text:a></text:p>
          </table:table-cell>
          <table:table-cell office:value-type="string" calcext:value-type="string">
            <text:p>2930 Westmore Avenue, Ste. 9D, Everett, Washington 98201</text:p>
          </table:table-cell>
          <table:table-cell table:number-columns-repeated="14"/>
        </table:table-row>
        <table:table-row table:style-name="ro5">
          <table:table-cell office:value-type="string" calcext:value-type="string">
            <text:p>Tammy</text:p>
          </table:table-cell>
          <table:table-cell office:value-type="string" calcext:value-type="string">
            <text:p>Baldwin</text:p>
          </table:table-cell>
          <table:table-cell office:value-type="string" calcext:value-type="string">
            <text:p>D</text:p>
          </table:table-cell>
          <table:table-cell office:value-type="string" calcext:value-type="string">
            <text:p>WI</text:p>
          </table:table-cell>
          <table:table-cell/>
          <table:table-cell office:value-type="string" calcext:value-type="string">
            <text:p>Opposed</text:p>
          </table:table-cell>
          <table:table-cell office:value-type="string" calcext:value-type="string">
            <text:p>Welcoming refugees strengthens America's connection with freedom, the foundation of who we are as a people.</text:p>
          </table:table-cell>
          <table:table-cell office:value-type="string" calcext:value-type="string">
            <text:p><text:a xlink:href="https://www.google.com/url?q=https://twitter.com/SenatorBaldwin/status/825414025873862656&amp;sa=D&amp;ust=1486060514963000&amp;usg=AFQjCNFyNnytSGuw9V2GYACKCTBxu-1_3Q" xlink:type="simple">https://twitter.com/SenatorBaldwin/status/825414025873862656</text:a></text:p>
          </table:table-cell>
          <table:table-cell table:style-name="ce3"/>
          <table:table-cell office:value-type="string" calcext:value-type="string">
            <text:p>717 Hart Senate Office Building</text:p>
          </table:table-cell>
          <table:table-cell office:value-type="string" calcext:value-type="string">
            <text:p>202-224-5653</text:p>
          </table:table-cell>
          <table:table-cell office:value-type="string" calcext:value-type="string">
            <text:p>715-832-8424</text:p>
          </table:table-cell>
          <table:table-cell office:value-type="string" calcext:value-type="string">
            <text:p><text:a xlink:href="https://www.google.com/url?q=https://www.baldwin.senate.gov/feedback&amp;sa=D&amp;ust=1486060514963000&amp;usg=AFQjCNFH-qaCULwZijGbJtW8r8q11KAa_Q" xlink:type="simple">https://www.baldwin.senate.gov/feedback</text:a></text:p>
          </table:table-cell>
          <table:table-cell office:value-type="string" calcext:value-type="string">
            <text:p><text:a xlink:href="https://www.google.com/url?q=https://twitter.com/SenatorBaldwin&amp;sa=D&amp;ust=1486060514963000&amp;usg=AFQjCNHd_PUqlvZKSHULehLQZW9ohOBYFg" xlink:type="simple">https://twitter.com/SenatorBaldwin</text:a></text:p>
          </table:table-cell>
          <table:table-cell office:value-type="string" calcext:value-type="string">
            <text:p><text:a xlink:href="https://www.google.com/url?q=https://twitter.com/SenatorBaldwin&amp;sa=D&amp;ust=1486060514963000&amp;usg=AFQjCNHd_PUqlvZKSHULehLQZW9ohOBYFg" xlink:type="simple">@SenatorBaldwin</text:a></text:p>
          </table:table-cell>
          <table:table-cell table:style-name="ce1" office:value-type="string" calcext:value-type="string">
            <text:p><text:a xlink:href="https://www.google.com/url?q=https://twitter.com/tammybaldwin&amp;sa=D&amp;ust=1486060514963000&amp;usg=AFQjCNFhqDFPuTdTA42jikLsyXow9MVUTw" xlink:type="simple">@tammybaldwin</text:a></text:p>
          </table:table-cell>
          <table:table-cell office:value-type="string" calcext:value-type="string">
            <text:p>402 Graham Street, Suite 206, Eau Claire, WI 54701-2633</text:p>
          </table:table-cell>
          <table:table-cell table:number-columns-repeated="14"/>
        </table:table-row>
        <table:table-row table:style-name="ro4">
          <table:table-cell office:value-type="string" calcext:value-type="string">
            <text:p>Ron</text:p>
          </table:table-cell>
          <table:table-cell office:value-type="string" calcext:value-type="string">
            <text:p>Johnson</text:p>
          </table:table-cell>
          <table:table-cell office:value-type="string" calcext:value-type="string">
            <text:p>R</text:p>
          </table:table-cell>
          <table:table-cell office:value-type="string" calcext:value-type="string">
            <text:p>WI</text:p>
          </table:table-cell>
          <table:table-cell/>
          <table:table-cell office:value-type="string" calcext:value-type="string">
            <text:p>Support</text:p>
          </table:table-cell>
          <table:table-cell office:value-type="string" calcext:value-type="string">
            <text:p>Republican U.S. Sen. Ron Johnson calls President Donald Trump’s travel ban a “pretty reasonable proposal” and is asking opponents to read the executive order “and tell me what you disagree with.” Johnson broke his silence on the travel ban affecting seven mostly Muslim countries in a radio interview Tuesday on WISN-AM. He says the order is being “blown out of proportion” by opponents.</text:p>
          </table:table-cell>
          <table:table-cell office:value-type="string" calcext:value-type="string">
            <text:p><text:a xlink:href="https://www.google.com/url?q=http://minnesota.cbslocal.com/2017/01/31/wisconsin-ron-johnson-trump-travel-ban/&amp;sa=D&amp;ust=1486060514963000&amp;usg=AFQjCNFhJVI-PAjtaTFYNUN6oVUTXVvYYQ" xlink:type="simple">http://minnesota.cbslocal.com/2017/01/31/wisconsin-ron-johnson-trump-travel-ban/</text:a></text:p>
          </table:table-cell>
          <table:table-cell office:value-type="float" office:value="2022" calcext:value-type="float">
            <text:p>2022</text:p>
          </table:table-cell>
          <table:table-cell office:value-type="string" calcext:value-type="string">
            <text:p>328 Hart Senate Office Building</text:p>
          </table:table-cell>
          <table:table-cell office:value-type="string" calcext:value-type="string">
            <text:p>202-224-5323</text:p>
          </table:table-cell>
          <table:table-cell office:value-type="string" calcext:value-type="string">
            <text:p>414-276-7282</text:p>
          </table:table-cell>
          <table:table-cell office:value-type="string" calcext:value-type="string">
            <text:p><text:a xlink:href="https://www.google.com/url?q=https://www.ronjohnson.senate.gov/public/index.cfm/email-the-senator&amp;sa=D&amp;ust=1486060514963000&amp;usg=AFQjCNEgheIHwpB0PmBfrp9WRKJKmaDEUA" xlink:type="simple">https://www.ronjohnson.senate.gov/public/index.cfm/email-the-senator</text:a></text:p>
          </table:table-cell>
          <table:table-cell office:value-type="string" calcext:value-type="string">
            <text:p><text:a xlink:href="https://www.google.com/url?q=https://twitter.com/SenRonJohnson&amp;sa=D&amp;ust=1486060514963000&amp;usg=AFQjCNFB3h7rc9FPCH0xuSfhrKLJvmYzNg" xlink:type="simple">https://twitter.com/SenRonJohnson</text:a></text:p>
          </table:table-cell>
          <table:table-cell office:value-type="string" calcext:value-type="string">
            <text:p><text:a xlink:href="https://www.google.com/url?q=https://twitter.com/SenRonJohnson&amp;sa=D&amp;ust=1486060514963000&amp;usg=AFQjCNFB3h7rc9FPCH0xuSfhrKLJvmYzNg" xlink:type="simple">@SenRonJohnson</text:a></text:p>
          </table:table-cell>
          <table:table-cell/>
          <table:table-cell office:value-type="string" calcext:value-type="string">
            <text:p>517 East Wisconsin Avenue, Suite 408, Milwaukee, WI 53202</text:p>
          </table:table-cell>
          <table:table-cell table:number-columns-repeated="14"/>
        </table:table-row>
        <table:table-row table:style-name="ro3">
          <table:table-cell office:value-type="string" calcext:value-type="string">
            <text:p>Shelley Moore</text:p>
          </table:table-cell>
          <table:table-cell office:value-type="string" calcext:value-type="string">
            <text:p>Capito</text:p>
          </table:table-cell>
          <table:table-cell office:value-type="string" calcext:value-type="string">
            <text:p>R</text:p>
          </table:table-cell>
          <table:table-cell office:value-type="string" calcext:value-type="string">
            <text:p>WV</text:p>
          </table:table-cell>
          <table:table-cell/>
          <table:table-cell office:value-type="string" calcext:value-type="string">
            <text:p>Silent as of 1/31 8 pm PT</text:p>
          </table:table-cell>
          <table:table-cell office:value-type="string" calcext:value-type="string">
            <text:p>*Constituent who called her office reports that "Sharon" from the Charleston office said Senator Capito will support the EO.</text:p>
          </table:table-cell>
          <table:table-cell table:style-name="ce3"/>
          <table:table-cell office:value-type="float" office:value="2020" calcext:value-type="float">
            <text:p>2020</text:p>
          </table:table-cell>
          <table:table-cell office:value-type="string" calcext:value-type="string">
            <text:p>306 Hart Senate Office Building</text:p>
          </table:table-cell>
          <table:table-cell office:value-type="string" calcext:value-type="string">
            <text:p>202-224-6472</text:p>
          </table:table-cell>
          <table:table-cell office:value-type="string" calcext:value-type="string">
            <text:p>304-347-5372</text:p>
          </table:table-cell>
          <table:table-cell office:value-type="string" calcext:value-type="string">
            <text:p><text:a xlink:href="https://www.google.com/url?q=https://www.capito.senate.gov/contact/contact-shelley&amp;sa=D&amp;ust=1486060514964000&amp;usg=AFQjCNH2p9qv7WobwNXkKyLYstLAXaczNg" xlink:type="simple">www.capito.senate.gov/contact/contact-shelley</text:a></text:p>
          </table:table-cell>
          <table:table-cell office:value-type="string" calcext:value-type="string">
            <text:p><text:a xlink:href="https://www.google.com/url?q=https://twitter.com/SenCapito&amp;sa=D&amp;ust=1486060514964000&amp;usg=AFQjCNHtcAAidmqRBFBq849Vctc3F8Iiaw" xlink:type="simple">https://twitter.com/SenCapito</text:a></text:p>
          </table:table-cell>
          <table:table-cell office:value-type="string" calcext:value-type="string">
            <text:p><text:a xlink:href="https://www.google.com/url?q=https://twitter.com/SenCapito&amp;sa=D&amp;ust=1486060514964000&amp;usg=AFQjCNHtcAAidmqRBFBq849Vctc3F8Iiaw" xlink:type="simple">@SenCapito</text:a></text:p>
          </table:table-cell>
          <table:table-cell table:style-name="ce1" office:value-type="string" calcext:value-type="string">
            <text:p><text:a xlink:href="https://www.google.com/url?q=https://twitter.com/CapitoforWV&amp;sa=D&amp;ust=1486060514964000&amp;usg=AFQjCNFkZuNnXCBu4rzA-tNj-YJsWjweCg" xlink:type="simple">@CapitoforWV</text:a></text:p>
          </table:table-cell>
          <table:table-cell office:value-type="string" calcext:value-type="string">
            <text:p>510 L Street, Suite 600, Anchorage, AK 99501</text:p>
          </table:table-cell>
          <table:table-cell table:number-columns-repeated="14"/>
        </table:table-row>
        <table:table-row table:style-name="ro4">
          <table:table-cell office:value-type="string" calcext:value-type="string">
            <text:p>Joe</text:p>
          </table:table-cell>
          <table:table-cell office:value-type="string" calcext:value-type="string">
            <text:p>Manchin</text:p>
          </table:table-cell>
          <table:table-cell office:value-type="string" calcext:value-type="string">
            <text:p>D</text:p>
          </table:table-cell>
          <table:table-cell office:value-type="string" calcext:value-type="string">
            <text:p>WV</text:p>
          </table:table-cell>
          <table:table-cell/>
          <table:table-cell office:value-type="string" calcext:value-type="string">
            <text:p>Opposed</text:p>
          </table:table-cell>
          <table:table-cell office:value-type="string" calcext:value-type="string">
            <text:p>Excerpt - ...Unfortunately, after taking time to review the new executive order and discuss its impacts, I believe the scope and execution of the President's action are not a common sense approach. We should focus all our efforts on identifying potential terrorists, but commonsense would tell you that a 5 year old trying to join their family does not present a threat to our country. I am also concerned that the order was rushed through before being properly vetted by senior security advisors and members in the Administration. I stand ready to work with Democrats and Republicans who share my concerns.</text:p>
          </table:table-cell>
          <table:table-cell office:value-type="string" calcext:value-type="string">
            <text:p><text:a xlink:href="https://www.google.com/url?q=https://twitter.com/Sen_JoeManchin/status/826216176384622592&amp;sa=D&amp;ust=1486060514964000&amp;usg=AFQjCNEpP7aKTgq3daYnWiZ68rMF80_mQw" xlink:type="simple">https://twitter.com/Sen_JoeManchin/status/826216176384622592</text:a></text:p>
          </table:table-cell>
          <table:table-cell office:value-type="float" office:value="2018" calcext:value-type="float">
            <text:p>2018</text:p>
          </table:table-cell>
          <table:table-cell office:value-type="string" calcext:value-type="string">
            <text:p>531 Hart Senate Office Building</text:p>
          </table:table-cell>
          <table:table-cell office:value-type="string" calcext:value-type="string">
            <text:p>202-224-3954</text:p>
          </table:table-cell>
          <table:table-cell office:value-type="string" calcext:value-type="string">
            <text:p>304-342-5855</text:p>
          </table:table-cell>
          <table:table-cell office:value-type="string" calcext:value-type="string">
            <text:p><text:a xlink:href="https://www.google.com/url?q=http://www.manchin.senate.gov/public/index.cfm/contact-form&amp;sa=D&amp;ust=1486060514964000&amp;usg=AFQjCNHySz3mX9B7tBiH0zyD5xUGWrVJOw" xlink:type="simple">http://www.manchin.senate.gov/public/index.cfm/contact-form</text:a></text:p>
          </table:table-cell>
          <table:table-cell office:value-type="string" calcext:value-type="string">
            <text:p><text:a xlink:href="https://www.google.com/url?q=https://twitter.com/Sen_JoeManchin&amp;sa=D&amp;ust=1486060514965000&amp;usg=AFQjCNEeR5-EIvuzSq42ZOnGQlbIo25awA" xlink:type="simple">https://twitter.com/Sen_JoeManchin</text:a></text:p>
          </table:table-cell>
          <table:table-cell office:value-type="string" calcext:value-type="string">
            <text:p><text:a xlink:href="https://www.google.com/url?q=https://twitter.com/Sen_JoeManchin&amp;sa=D&amp;ust=1486060514965000&amp;usg=AFQjCNEeR5-EIvuzSq42ZOnGQlbIo25awA" xlink:type="simple">@Sen_JoeManchin</text:a></text:p>
          </table:table-cell>
          <table:table-cell/>
          <table:table-cell office:value-type="string" calcext:value-type="string">
            <text:p>900 Pennsylvania Avenue, Suite 629, Charleston, WV 25302</text:p>
          </table:table-cell>
          <table:table-cell table:number-columns-repeated="14"/>
        </table:table-row>
        <table:table-row table:style-name="ro3">
          <table:table-cell office:value-type="string" calcext:value-type="string">
            <text:p>John</text:p>
          </table:table-cell>
          <table:table-cell office:value-type="string" calcext:value-type="string">
            <text:p>Barrasso</text:p>
          </table:table-cell>
          <table:table-cell office:value-type="string" calcext:value-type="string">
            <text:p>R</text:p>
          </table:table-cell>
          <table:table-cell office:value-type="string" calcext:value-type="string">
            <text:p>WY</text:p>
          </table:table-cell>
          <table:table-cell/>
          <table:table-cell office:value-type="string" calcext:value-type="string">
            <text:p>Slightly support</text:p>
          </table:table-cell>
          <table:table-cell office:value-type="string" calcext:value-type="string">
            <text:p>America has long needed to tighten the vetting process for those seeking to come here. However, a religious test or ban is against everything our country stands for. We need to remember that some of our best sources of information that keeps our nation and our troops safe comes from our Muslim friends and allies</text:p>
          </table:table-cell>
          <table:table-cell office:value-type="string" calcext:value-type="string">
            <text:p><text:a xlink:href="https://www.google.com/url?q=https://www.washingtonpost.com/news/the-fix/wp/2017/01/29/heres-where-republicans-stand-on-president-trumps-controversial-travel-ban/?utm_term%3D.15d42fb8fe4e&amp;sa=D&amp;ust=1486060514965000&amp;usg=AFQjCNHd_tt_GcGK-p_ZyesmvObJ1iQzBw" xlink:type="simple">https://www.washingtonpost.com/news/the-fix/wp/2017/01/29/heres-where-republicans-stand-on-president-trumps-controversial-travel-ban/?utm_term=.15d42fb8fe4e</text:a></text:p>
          </table:table-cell>
          <table:table-cell office:value-type="float" office:value="2018" calcext:value-type="float">
            <text:p>2018</text:p>
          </table:table-cell>
          <table:table-cell office:value-type="string" calcext:value-type="string">
            <text:p>307 Dirksen Senate Office Building</text:p>
          </table:table-cell>
          <table:table-cell office:value-type="string" calcext:value-type="string">
            <text:p>202-224-6441</text:p>
          </table:table-cell>
          <table:table-cell office:value-type="string" calcext:value-type="string">
            <text:p>307-261-6413</text:p>
          </table:table-cell>
          <table:table-cell office:value-type="string" calcext:value-type="string">
            <text:p><text:a xlink:href="https://www.google.com/url?q=https://www.barrasso.senate.gov/public/index.cfm/contact-form&amp;sa=D&amp;ust=1486060514965000&amp;usg=AFQjCNHLOOBmCpoenqjlnNf-QN8_-lalUA" xlink:type="simple">https://www.barrasso.senate.gov/public/index.cfm/contact-form</text:a></text:p>
          </table:table-cell>
          <table:table-cell office:value-type="string" calcext:value-type="string">
            <text:p><text:a xlink:href="https://www.google.com/url?q=https://twitter.com/SenJohnBarrasso&amp;sa=D&amp;ust=1486060514965000&amp;usg=AFQjCNGwmoKWG0cB-f9x-2oOABL5jg3iog" xlink:type="simple">https://twitter.com/SenJohnBarrasso</text:a></text:p>
          </table:table-cell>
          <table:table-cell office:value-type="string" calcext:value-type="string">
            <text:p><text:a xlink:href="https://www.google.com/url?q=https://twitter.com/SenJohnBarrasso&amp;sa=D&amp;ust=1486060514965000&amp;usg=AFQjCNGwmoKWG0cB-f9x-2oOABL5jg3iog" xlink:type="simple">@SenJohnBarrasso</text:a></text:p>
          </table:table-cell>
          <table:table-cell/>
          <table:table-cell office:value-type="string" calcext:value-type="string">
            <text:p>100 East B Street, Suite 2201, Casper, WY 82601</text:p>
          </table:table-cell>
          <table:table-cell table:number-columns-repeated="14"/>
        </table:table-row>
        <table:table-row table:style-name="ro2">
          <table:table-cell office:value-type="string" calcext:value-type="string">
            <text:p>Michael</text:p>
          </table:table-cell>
          <table:table-cell office:value-type="string" calcext:value-type="string">
            <text:p>Enzi</text:p>
          </table:table-cell>
          <table:table-cell office:value-type="string" calcext:value-type="string">
            <text:p>R</text:p>
          </table:table-cell>
          <table:table-cell office:value-type="string" calcext:value-type="string">
            <text:p>WY</text:p>
          </table:table-cell>
          <table:table-cell/>
          <table:table-cell office:value-type="string" calcext:value-type="string">
            <text:p>Silent as of 1/31 12 pm PT</text:p>
          </table:table-cell>
          <table:table-cell table:style-name="ce3" table:number-columns-repeated="2"/>
          <table:table-cell office:value-type="float" office:value="2020" calcext:value-type="float">
            <text:p>2020</text:p>
          </table:table-cell>
          <table:table-cell office:value-type="string" calcext:value-type="string">
            <text:p>379A Russell Senate Office Building</text:p>
          </table:table-cell>
          <table:table-cell office:value-type="string" calcext:value-type="string">
            <text:p>202-224-3424</text:p>
          </table:table-cell>
          <table:table-cell office:value-type="string" calcext:value-type="string">
            <text:p>(515) 284-4574</text:p>
          </table:table-cell>
          <table:table-cell office:value-type="string" calcext:value-type="string">
            <text:p><text:a xlink:href="https://www.google.com/url?q=http://www.enzi.senate.gov/public/index.cfm/contact?p%3De-mail-senator-enzi&amp;sa=D&amp;ust=1486060514965000&amp;usg=AFQjCNF5PijTvnd7rqFwU-dr6Z7YR_EVHw" xlink:type="simple">http://www.enzi.senate.gov/public/index.cfm/contact?p=e-mail-senator-enzi</text:a></text:p>
          </table:table-cell>
          <table:table-cell office:value-type="string" calcext:value-type="string">
            <text:p><text:a xlink:href="https://www.google.com/url?q=https://twitter.com/SenatorEnzi&amp;sa=D&amp;ust=1486060514965000&amp;usg=AFQjCNH4r2p00Qr-gsu_vKWiLh-3O6JYIw" xlink:type="simple">https://twitter.com/SenatorEnzi</text:a></text:p>
          </table:table-cell>
          <table:table-cell office:value-type="string" calcext:value-type="string">
            <text:p><text:a xlink:href="https://www.google.com/url?q=https://twitter.com/SenatorEnzi&amp;sa=D&amp;ust=1486060514965000&amp;usg=AFQjCNH4r2p00Qr-gsu_vKWiLh-3O6JYIw" xlink:type="simple">@SenatorEnzi</text:a></text:p>
          </table:table-cell>
          <table:table-cell/>
          <table:table-cell office:value-type="string" calcext:value-type="string">
            <text:p>Dick Cheney Federal Building, 100 East B Street, Suite 3201, Casper, WY 82601</text:p>
          </table:table-cell>
          <table:table-cell table:number-columns-repeated="3"/>
          <table:table-cell table:style-name="Default" table:number-columns-repeated="11"/>
        </table:table-row>
        <table:table-row table:style-name="ro12">
          <table:table-cell table:style-name="ce2"/>
          <table:table-cell table:style-name="ce3" table:number-columns-repeated="3"/>
          <table:table-cell/>
          <table:table-cell table:style-name="ce3" table:number-columns-repeated="10"/>
          <table:table-cell/>
          <table:table-cell table:style-name="ce3"/>
          <table:table-cell/>
          <table:table-cell table:style-name="ce3" table:number-columns-repeated="2"/>
          <table:table-cell table:style-name="Default" table:number-columns-repeated="11"/>
        </table:table-row>
      </table:table>
      <table:named-expressions/>
      <table:database-ranges>
        <table:database-range table:name="__Anonymous_Sheet_DB__0" table:target-range-address="Sheet1.A1:Sheet1.Q100" table:contains-header="fals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2">00/00/0000</text:date>, <text:time style:data-style-name="N2" text:time-value="14:06:47.8037981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22:20:25.865932808</meta:creation-date>
    <meta:editing-duration>P0D</meta:editing-duration>
    <meta:editing-cycles>3</meta:editing-cycles>
    <meta:generator>LibreOffice/4.2.8.2$Linux_X86_64 LibreOffice_project/420m0$Build-2</meta:generator>
    <dc:date>2017-02-02T14:10:45.649081633</dc:date>
    <meta:document-statistic meta:table-count="1" meta:cell-count="1507" meta:object-count="0"/>
  </office:meta>
</office:document-meta>
</file>